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" manifest:full-path="Object 10/Pictures/2000000D000000DF000000DF3FCD4C5E.svm"/>
  <manifest:file-entry manifest:media-type="" manifest:full-path="Object 10/Picture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styles.xml"/>
  <manifest:file-entry manifest:media-type="" manifest:full-path="Object 5/Pictures/2000000D000000DF000000DF3FCD4C5E.svm"/>
  <manifest:file-entry manifest:media-type="" manifest:full-path="Object 5/Pictures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" manifest:full-path="Object 6/Pictures/2000000D000000DF000000DF3FCD4C5E.svm"/>
  <manifest:file-entry manifest:media-type="" manifest:full-path="Object 6/Pictures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" manifest:full-path="Object 7/Pictures/2000000D000000DF000000DF3FCD4C5E.svm"/>
  <manifest:file-entry manifest:media-type="" manifest:full-path="Object 7/Pictures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8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3.806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5.304cm"/>
    </style:style>
    <style:style style:name="co7" style:family="table-column">
      <style:table-column-properties fo:break-before="auto" style:column-width="4.805cm"/>
    </style:style>
    <style:style style:name="co8" style:family="table-column">
      <style:table-column-properties fo:break-before="auto" style:column-width="5.52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fo:color="#800000" style:text-outline="false" style:text-line-through-style="none" style:font-name="Times New Roman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ole-draw-aspect="1" style:protect="position size"/>
    </style:style>
    <style:style style:name="ta_extref" style:family="table">
      <style:table-properties table:display="false"/>
    </style:style>
  </office:automatic-styles>
  <office:body>
    <office:spreadsheet>
      <table:table table:name="ABZ5 10C_MM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Soluções computadas</text:p>
          </table:table-cell>
          <table:table-cell office:value-type="string">
            <text:p>Busca Tabu</text:p>
          </table:table-cell>
          <table:table-cell office:value-type="string">
            <text:p>Soluções computadas</text:p>
          </table:table-cell>
          <table:table-cell office:value-type="string">
            <text:p>CP (melhor solução)</text:p>
          </table:table-cell>
          <table:table-cell office:value-type="string">
            <text:p>Soluções computadas</text:p>
          </table:table-cell>
          <table:table-cell office:value-type="string">
            <text:p>CP (média 5 rodadas)</text:p>
          </table:table-cell>
          <table:table-cell office:value-type="string">
            <text:p>Soluções computadas</text:p>
          </table:table-cell>
          <table:table-cell office:value-type="string">
            <text:p>CP (pior solução)</text:p>
          </table:table-cell>
          <table:table-cell office:value-type="string">
            <text:p>Soluções computadas</text:p>
          </table:table-cell>
          <table:table-cell office:value-type="string">
            <text:p>AHS BT/MPS (melhor solução)</text:p>
          </table:table-cell>
          <table:table-cell office:value-type="string">
            <text:p>Soluções computadas</text:p>
          </table:table-cell>
          <table:table-cell office:value-type="string">
            <text:p>AHS BT/MPS (média 5 rodadas)</text:p>
          </table:table-cell>
          <table:table-cell office:value-type="string">
            <text:p>Soluções computadas</text:p>
          </table:table-cell>
          <table:table-cell office:value-type="string">
            <text:p>AHS BT/MPS (pior solução)</text:p>
          </table:table-cell>
          <table:table-cell office:value-type="string">
            <text:p>Soluções computadas</text:p>
          </table:table-cell>
          <table:table-cell office:value-type="string">
            <text:p>VH BT/MPS (melhor solução)</text:p>
          </table:table-cell>
          <table:table-cell office:value-type="string">
            <text:p>Soluções computadas</text:p>
          </table:table-cell>
          <table:table-cell office:value-type="string">
            <text:p>VH BT/MPS (média 5 rodadas)</text:p>
          </table:table-cell>
          <table:table-cell office:value-type="string">
            <text:p>Soluções computadas</text:p>
          </table:table-cell>
          <table:table-cell office:value-type="string">
            <text:p>VH BT/MPS (pior solução)</text:p>
          </table:table-cell>
          <table:table-cell office:value-type="string">
            <text:p>Soluções computadas</text:p>
          </table:table-cell>
          <table:table-cell office:value-type="string">
            <text:p>VHM BT/MPS (melhor solução)</text:p>
          </table:table-cell>
          <table:table-cell office:value-type="string">
            <text:p>Soluções computadas</text:p>
          </table:table-cell>
          <table:table-cell office:value-type="string">
            <text:p>VHM BT/MPS (média 5 rodadas)</text:p>
          </table:table-cell>
          <table:table-cell office:value-type="string">
            <text:p>Soluções computadas</text:p>
          </table:table-cell>
          <table:table-cell office:value-type="string">
            <text:p>VHM BT/MPS (pior solução)</text:p>
          </table:table-cell>
        </table:table-row>
        <table:table-row table:style-name="ro1">
          <table:table-cell office:value-type="float" office:value="118263">
            <text:p>118263</text:p>
          </table:table-cell>
          <table:table-cell office:value-type="float" office:value="1239">
            <text:p>1239</text:p>
          </table:table-cell>
          <table:table-cell office:value-type="float" office:value="110297">
            <text:p>110297</text:p>
          </table:table-cell>
          <table:table-cell office:value-type="float" office:value="1234">
            <text:p>1234</text:p>
          </table:table-cell>
          <table:table-cell office:value-type="float" office:value="106785.8">
            <text:p>106785,8</text:p>
          </table:table-cell>
          <table:table-cell office:value-type="float" office:value="1238">
            <text:p>1238</text:p>
          </table:table-cell>
          <table:table-cell office:value-type="float" office:value="106514">
            <text:p>106514</text:p>
          </table:table-cell>
          <table:table-cell office:value-type="float" office:value="1241">
            <text:p>1241</text:p>
          </table:table-cell>
          <table:table-cell office:value-type="float" office:value="93331">
            <text:p>93331</text:p>
          </table:table-cell>
          <table:table-cell office:value-type="float" office:value="1239">
            <text:p>1239</text:p>
          </table:table-cell>
          <table:table-cell office:value-type="float" office:value="94877.4">
            <text:p>94877,4</text:p>
          </table:table-cell>
          <table:table-cell office:value-type="float" office:value="1240.8">
            <text:p>1240,8</text:p>
          </table:table-cell>
          <table:table-cell office:value-type="float" office:value="97652">
            <text:p>97652</text:p>
          </table:table-cell>
          <table:table-cell office:value-type="float" office:value="1242">
            <text:p>1242</text:p>
          </table:table-cell>
          <table:table-cell office:value-type="float" office:value="86764">
            <text:p>86764</text:p>
          </table:table-cell>
          <table:table-cell office:value-type="float" office:value="1242">
            <text:p>1242</text:p>
          </table:table-cell>
          <table:table-cell office:value-type="float" office:value="90306.4">
            <text:p>90306,4</text:p>
          </table:table-cell>
          <table:table-cell office:value-type="float" office:value="1242">
            <text:p>1242</text:p>
          </table:table-cell>
          <table:table-cell office:value-type="float" office:value="94827">
            <text:p>94827</text:p>
          </table:table-cell>
          <table:table-cell office:value-type="float" office:value="1242">
            <text:p>1242</text:p>
          </table:table-cell>
          <table:table-cell office:value-type="float" office:value="87571">
            <text:p>87571</text:p>
          </table:table-cell>
          <table:table-cell office:value-type="float" office:value="1239">
            <text:p>1239</text:p>
          </table:table-cell>
          <table:table-cell office:value-type="float" office:value="87908.4">
            <text:p>87908,4</text:p>
          </table:table-cell>
          <table:table-cell office:value-type="float" office:value="1240.8">
            <text:p>1240,8</text:p>
          </table:table-cell>
          <table:table-cell office:value-type="float" office:value="91966">
            <text:p>91966</text:p>
          </table:table-cell>
          <table:table-cell office:value-type="float" office:value="1242">
            <text:p>1242</text:p>
          </table:table-cell>
        </table:table-row>
        <table:table-row table:style-name="ro1">
          <table:table-cell office:value-type="float" office:value="773890">
            <text:p>773890</text:p>
          </table:table-cell>
          <table:table-cell office:value-type="float" office:value="1239">
            <text:p>1239</text:p>
          </table:table-cell>
          <table:table-cell office:value-type="float" office:value="711408">
            <text:p>711408</text:p>
          </table:table-cell>
          <table:table-cell office:value-type="float" office:value="1236">
            <text:p>1236</text:p>
          </table:table-cell>
          <table:table-cell office:value-type="float" office:value="760414.6">
            <text:p>760414,6</text:p>
          </table:table-cell>
          <table:table-cell office:value-type="float" office:value="1237.2">
            <text:p>1237,2</text:p>
          </table:table-cell>
          <table:table-cell office:value-type="float" office:value="834873">
            <text:p>834873</text:p>
          </table:table-cell>
          <table:table-cell office:value-type="float" office:value="1238">
            <text:p>1238</text:p>
          </table:table-cell>
          <table:table-cell office:value-type="float" office:value="746137">
            <text:p>746137</text:p>
          </table:table-cell>
          <table:table-cell office:value-type="float" office:value="1238">
            <text:p>1238</text:p>
          </table:table-cell>
          <table:table-cell office:value-type="float" office:value="778130.2">
            <text:p>778130,2</text:p>
          </table:table-cell>
          <table:table-cell office:value-type="float" office:value="1238">
            <text:p>1238</text:p>
          </table:table-cell>
          <table:table-cell office:value-type="float" office:value="824691">
            <text:p>824691</text:p>
          </table:table-cell>
          <table:table-cell office:value-type="float" office:value="1238">
            <text:p>1238</text:p>
          </table:table-cell>
          <table:table-cell office:value-type="float" office:value="717144">
            <text:p>717144</text:p>
          </table:table-cell>
          <table:table-cell office:value-type="float" office:value="1238">
            <text:p>1238</text:p>
          </table:table-cell>
          <table:table-cell office:value-type="float" office:value="738461.2">
            <text:p>738461,2</text:p>
          </table:table-cell>
          <table:table-cell office:value-type="float" office:value="1238.4">
            <text:p>1238,4</text:p>
          </table:table-cell>
          <table:table-cell office:value-type="float" office:value="745587">
            <text:p>745587</text:p>
          </table:table-cell>
          <table:table-cell office:value-type="float" office:value="1239">
            <text:p>1239</text:p>
          </table:table-cell>
          <table:table-cell office:value-type="float" office:value="703403">
            <text:p>703403</text:p>
          </table:table-cell>
          <table:table-cell office:value-type="float" office:value="1236">
            <text:p>1236</text:p>
          </table:table-cell>
          <table:table-cell office:value-type="float" office:value="701178">
            <text:p>701178</text:p>
          </table:table-cell>
          <table:table-cell office:value-type="float" office:value="1237.8">
            <text:p>1237,8</text:p>
          </table:table-cell>
          <table:table-cell office:value-type="float" office:value="700248">
            <text:p>700248</text:p>
          </table:table-cell>
          <table:table-cell office:value-type="float" office:value="1239">
            <text:p>1239</text:p>
          </table:table-cell>
        </table:table-row>
        <table:table-row table:style-name="ro1">
          <table:table-cell office:value-type="float" office:value="6287593">
            <text:p>6287593</text:p>
          </table:table-cell>
          <table:table-cell office:value-type="float" office:value="1239">
            <text:p>1239</text:p>
          </table:table-cell>
          <table:table-cell office:value-type="float" office:value="5946901">
            <text:p>5946901</text:p>
          </table:table-cell>
          <table:table-cell office:value-type="float" office:value="1236">
            <text:p>1236</text:p>
          </table:table-cell>
          <table:table-cell office:value-type="float" office:value="6040017.2">
            <text:p>6040017,2</text:p>
          </table:table-cell>
          <table:table-cell office:value-type="float" office:value="1236.4">
            <text:p>1236,4</text:p>
          </table:table-cell>
          <table:table-cell office:value-type="float" office:value="6015416">
            <text:p>6015416</text:p>
          </table:table-cell>
          <table:table-cell office:value-type="float" office:value="1238">
            <text:p>1238</text:p>
          </table:table-cell>
          <table:table-cell office:value-type="float" office:value="7151718">
            <text:p>7151718</text:p>
          </table:table-cell>
          <table:table-cell office:value-type="float" office:value="1236">
            <text:p>1236</text:p>
          </table:table-cell>
          <table:table-cell office:value-type="float" office:value="6995418.4">
            <text:p>6995418,4</text:p>
          </table:table-cell>
          <table:table-cell office:value-type="float" office:value="1237.6">
            <text:p>1237,6</text:p>
          </table:table-cell>
          <table:table-cell office:value-type="float" office:value="7009377">
            <text:p>7009377</text:p>
          </table:table-cell>
          <table:table-cell office:value-type="float" office:value="1238">
            <text:p>1238</text:p>
          </table:table-cell>
          <table:table-cell office:value-type="float" office:value="6912764">
            <text:p>6912764</text:p>
          </table:table-cell>
          <table:table-cell office:value-type="float" office:value="1236">
            <text:p>1236</text:p>
          </table:table-cell>
          <table:table-cell office:value-type="float" office:value="6861316">
            <text:p>6861316</text:p>
          </table:table-cell>
          <table:table-cell office:value-type="float" office:value="1237.6">
            <text:p>1237,6</text:p>
          </table:table-cell>
          <table:table-cell office:value-type="float" office:value="6956770">
            <text:p>6956770</text:p>
          </table:table-cell>
          <table:table-cell office:value-type="float" office:value="1238">
            <text:p>1238</text:p>
          </table:table-cell>
          <table:table-cell office:value-type="float" office:value="6662816">
            <text:p>6662816</text:p>
          </table:table-cell>
          <table:table-cell office:value-type="float" office:value="1236">
            <text:p>1236</text:p>
          </table:table-cell>
          <table:table-cell office:value-type="float" office:value="6628806.4">
            <text:p>6628806,4</text:p>
          </table:table-cell>
          <table:table-cell office:value-type="float" office:value="1238">
            <text:p>1238</text:p>
          </table:table-cell>
          <table:table-cell office:value-type="float" office:value="6661198">
            <text:p>6661198</text:p>
          </table:table-cell>
          <table:table-cell office:value-type="float" office:value="1239">
            <text:p>1239</text:p>
          </table:table-cell>
        </table:table-row>
        <table:table-row table:style-name="ro1">
          <table:table-cell office:value-type="float" office:value="60760918">
            <text:p>60760918</text:p>
          </table:table-cell>
          <table:table-cell office:value-type="float" office:value="1239">
            <text:p>1239</text:p>
          </table:table-cell>
          <table:table-cell office:value-type="float" office:value="45709932">
            <text:p>45709932</text:p>
          </table:table-cell>
          <table:table-cell office:value-type="float" office:value="1236">
            <text:p>1236</text:p>
          </table:table-cell>
          <table:table-cell office:value-type="float" office:value="49018547">
            <text:p>49018547</text:p>
          </table:table-cell>
          <table:table-cell office:value-type="float" office:value="1237.2">
            <text:p>1237,2</text:p>
          </table:table-cell>
          <table:table-cell office:value-type="float" office:value="53933674">
            <text:p>53933674</text:p>
          </table:table-cell>
          <table:table-cell office:value-type="float" office:value="1238">
            <text:p>1238</text:p>
          </table:table-cell>
          <table:table-cell office:value-type="float" office:value="61761882">
            <text:p>61761882</text:p>
          </table:table-cell>
          <table:table-cell office:value-type="float" office:value="1236">
            <text:p>1236</text:p>
          </table:table-cell>
          <table:table-cell office:value-type="float" office:value="62106725.8">
            <text:p>62106725,8</text:p>
          </table:table-cell>
          <table:table-cell office:value-type="float" office:value="1237.2">
            <text:p>1237,2</text:p>
          </table:table-cell>
          <table:table-cell office:value-type="float" office:value="62398139">
            <text:p>62398139</text:p>
          </table:table-cell>
          <table:table-cell office:value-type="float" office:value="1238">
            <text:p>1238</text:p>
          </table:table-cell>
          <table:table-cell office:value-type="float" office:value="62081028">
            <text:p>62081028</text:p>
          </table:table-cell>
          <table:table-cell office:value-type="float" office:value="1236">
            <text:p>1236</text:p>
          </table:table-cell>
          <table:table-cell office:value-type="float" office:value="62024558.6">
            <text:p>62024558,6</text:p>
          </table:table-cell>
          <table:table-cell office:value-type="float" office:value="1237.6">
            <text:p>1237,6</text:p>
          </table:table-cell>
          <table:table-cell office:value-type="float" office:value="62558386">
            <text:p>62558386</text:p>
          </table:table-cell>
          <table:table-cell office:value-type="float" office:value="1238">
            <text:p>1238</text:p>
          </table:table-cell>
          <table:table-cell office:value-type="float" office:value="61775319">
            <text:p>61775319</text:p>
          </table:table-cell>
          <table:table-cell office:value-type="float" office:value="1236">
            <text:p>1236</text:p>
          </table:table-cell>
          <table:table-cell office:value-type="float" office:value="61767918.6">
            <text:p>61767918,6</text:p>
          </table:table-cell>
          <table:table-cell office:value-type="float" office:value="1237.6">
            <text:p>1237,6</text:p>
          </table:table-cell>
          <table:table-cell office:value-type="float" office:value="62101372">
            <text:p>62101372</text:p>
          </table:table-cell>
          <table:table-cell office:value-type="float" office:value="1238">
            <text:p>1238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>
            <draw:frame table:end-cell-address="'ABZ5 10C_MMM'.G31" table:end-x="1.299cm" table:end-y="0.057cm" draw:z-index="0" draw:style-name="gr1" svg:width="22.543cm" svg:height="10.895cm" svg:x="0.001cm" svg:y="0.001cm">
              <draw:object draw:notify-on-update-of-ranges="'ABZ5 10C_MMM'.A1:'ABZ5 10C_MMM'.A1 'ABZ5 10C_MMM'.B1:'ABZ5 10C_MMM'.B1 'ABZ5 10C_MMM'.B2:'ABZ5 10C_MMM'.B5 'ABZ5 10C_MMM'.A2:'ABZ5 10C_MMM'.A5 'ABZ5 10C_MMM'.D1:'ABZ5 10C_MMM'.D1 'ABZ5 10C_MMM'.D2:'ABZ5 10C_MMM'.D5 'ABZ5 10C_MMM'.C2:'ABZ5 10C_MMM'.C5 'ABZ5 10C_MMM'.F1:'ABZ5 10C_MMM'.F1 'ABZ5 10C_MMM'.F2:'ABZ5 10C_MMM'.F5 'ABZ5 10C_MMM'.E2:'ABZ5 10C_MMM'.E5 'ABZ5 10C_MMM'.H1:'ABZ5 10C_MMM'.H1 'ABZ5 10C_MMM'.H2:'ABZ5 10C_MMM'.H5 'ABZ5 10C_MMM'.G2:'ABZ5 10C_MMM'.G5 'ABZ5 10C_MMM'.J1:'ABZ5 10C_MMM'.J1 'ABZ5 10C_MMM'.J2:'ABZ5 10C_MMM'.J5 'ABZ5 10C_MMM'.I2:'ABZ5 10C_MMM'.I5 'ABZ5 10C_MMM'.L1:'ABZ5 10C_MMM'.L1 'ABZ5 10C_MMM'.L2:'ABZ5 10C_MMM'.L5 'ABZ5 10C_MMM'.K2:'ABZ5 10C_MMM'.K5 'ABZ5 10C_MMM'.N1:'ABZ5 10C_MMM'.N1 'ABZ5 10C_MMM'.N2:'ABZ5 10C_MMM'.N5 'ABZ5 10C_MMM'.M2:'ABZ5 10C_MMM'.M5 'ABZ5 10C_MMM'.P1:'ABZ5 10C_MMM'.P1 'ABZ5 10C_MMM'.P2:'ABZ5 10C_MMM'.P5 'ABZ5 10C_MMM'.O2:'ABZ5 10C_MMM'.O5 'ABZ5 10C_MMM'.R1:'ABZ5 10C_MMM'.R1 'ABZ5 10C_MMM'.R2:'ABZ5 10C_MMM'.R5 'ABZ5 10C_MMM'.Q2:'ABZ5 10C_MMM'.Q5 'ABZ5 10C_MMM'.T1:'ABZ5 10C_MMM'.T1 'ABZ5 10C_MMM'.T2:'ABZ5 10C_MMM'.T5 'ABZ5 10C_MMM'.S2:'ABZ5 10C_MMM'.S5 'ABZ5 10C_MMM'.V1:'ABZ5 10C_MMM'.V1 'ABZ5 10C_MMM'.V2:'ABZ5 10C_MMM'.V5 'ABZ5 10C_MMM'.U2:'ABZ5 10C_MMM'.U5 'ABZ5 10C_MMM'.X1:'ABZ5 10C_MMM'.X1 'ABZ5 10C_MMM'.X2:'ABZ5 10C_MMM'.X5 'ABZ5 10C_MMM'.W2:'ABZ5 10C_MMM'.W5 'ABZ5 10C_MMM'.Z1:'ABZ5 10C_MMM'.Z1 'ABZ5 10C_MMM'.Z2:'ABZ5 10C_MMM'.Z5 'ABZ5 10C_MMM'.Y2:'ABZ5 10C_MMM'.Y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10"/>
          <table:table-cell table:style-name="ce3"/>
          <table:table-cell table:number-columns-repeated="15"/>
        </table:table-row>
        <table:table-row table:style-name="ro1">
          <table:table-cell table:number-columns-repeated="7"/>
          <table:table-cell table:style-name="ce1" office:value-type="float" office:value="1236">
            <text:p>1236</text:p>
          </table:table-cell>
          <table:table-cell table:style-name="ce1" office:value-type="float" office:value="45709932">
            <text:p>45709932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ce2" office:value-type="float" office:value="1238">
            <text:p>1238</text:p>
          </table:table-cell>
          <table:table-cell table:style-name="ce2" office:value-type="float" office:value="53933674">
            <text:p>53933674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ce2" office:value-type="float" office:value="1236">
            <text:p>1236</text:p>
          </table:table-cell>
          <table:table-cell table:style-name="ce2" office:value-type="float" office:value="47395863">
            <text:p>47395863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ce2" office:value-type="float" office:value="1238">
            <text:p>1238</text:p>
          </table:table-cell>
          <table:table-cell table:style-name="ce2" office:value-type="float" office:value="52533467">
            <text:p>52533467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ce2" office:value-type="float" office:value="1238">
            <text:p>1238</text:p>
          </table:table-cell>
          <table:table-cell table:style-name="ce2" office:value-type="float" office:value="45519799">
            <text:p>45519799</text:p>
          </table:table-cell>
          <table:table-cell table:number-columns-repeated="17"/>
        </table:table-row>
        <table:table-row table:style-name="ro1">
          <table:table-cell table:number-columns-repeated="7"/>
          <table:table-cell table:formula="of:= SUM ([.H12:.H16])/5" office:value-type="float" office:value="1237.2">
            <text:p>1237,2</text:p>
          </table:table-cell>
          <table:table-cell table:formula="of:= SUM ([.I12:.I16])/5" office:value-type="float" office:value="49018547">
            <text:p>49018547</text:p>
          </table:table-cell>
          <table:table-cell table:number-columns-repeated="17"/>
        </table:table-row>
      </table:table>
      <table:table table:name="ABZ5 100C_MM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7" table:default-cell-style-name="Default"/>
        <table:table-column table:style-name="co2" table:number-columns-repeated="6" table:default-cell-style-name="Default"/>
        <table:table-row table:style-name="ro2">
          <table:table-cell office:value-type="string">
            <text:p>Soluções computadas</text:p>
          </table:table-cell>
          <table:table-cell office:value-type="string">
            <text:p>Busca Tabu</text:p>
          </table:table-cell>
          <table:table-cell office:value-type="string">
            <text:p>Soluções computadas</text:p>
          </table:table-cell>
          <table:table-cell office:value-type="string">
            <text:p>CP (melhor solução)</text:p>
          </table:table-cell>
          <table:table-cell office:value-type="string">
            <text:p>Soluções computadas</text:p>
          </table:table-cell>
          <table:table-cell office:value-type="string">
            <text:p>CP (média 5 rodadas)</text:p>
          </table:table-cell>
          <table:table-cell office:value-type="string">
            <text:p>Soluções computadas</text:p>
          </table:table-cell>
          <table:table-cell office:value-type="string">
            <text:p>CP (pior solução)</text:p>
          </table:table-cell>
          <table:table-cell office:value-type="string">
            <text:p>Soluções computadas</text:p>
          </table:table-cell>
          <table:table-cell office:value-type="string">
            <text:p>AHS BT/MPS (melhor solução)</text:p>
          </table:table-cell>
          <table:table-cell office:value-type="string">
            <text:p>Soluções computadas</text:p>
          </table:table-cell>
          <table:table-cell office:value-type="string">
            <text:p>AHS BT/MPS (média 5 rodadas)</text:p>
          </table:table-cell>
          <table:table-cell office:value-type="string">
            <text:p>Soluções computadas</text:p>
          </table:table-cell>
          <table:table-cell office:value-type="string">
            <text:p>AHS BT/MPS (pior solução)</text:p>
          </table:table-cell>
          <table:table-cell office:value-type="string">
            <text:p>Soluções computadas</text:p>
          </table:table-cell>
          <table:table-cell office:value-type="string">
            <text:p>VH BT/MPS (melhor solução)</text:p>
          </table:table-cell>
          <table:table-cell office:value-type="string">
            <text:p>Soluções computadas</text:p>
          </table:table-cell>
          <table:table-cell office:value-type="string">
            <text:p>VH BT/MPS (média 5 rodadas)</text:p>
          </table:table-cell>
          <table:table-cell office:value-type="string">
            <text:p>Soluções computadas</text:p>
          </table:table-cell>
          <table:table-cell office:value-type="string">
            <text:p>VH BT/MPS (pior solução)</text:p>
          </table:table-cell>
          <table:table-cell office:value-type="string">
            <text:p>Soluções computadas</text:p>
          </table:table-cell>
          <table:table-cell office:value-type="string">
            <text:p>VHM BT/MPS (melhor solução)</text:p>
          </table:table-cell>
          <table:table-cell office:value-type="string">
            <text:p>Soluções computadas</text:p>
          </table:table-cell>
          <table:table-cell office:value-type="string">
            <text:p>VHM BT/MPS (média 5 rodadas)</text:p>
          </table:table-cell>
          <table:table-cell office:value-type="string">
            <text:p>Soluções computadas</text:p>
          </table:table-cell>
          <table:table-cell office:value-type="string">
            <text:p>VHM BT/MPS (pior solução)</text:p>
          </table:table-cell>
        </table:table-row>
        <table:table-row table:style-name="ro1">
          <table:table-cell office:value-type="float" office:value="118263">
            <text:p>118263</text:p>
          </table:table-cell>
          <table:table-cell office:value-type="float" office:value="1239">
            <text:p>1239</text:p>
          </table:table-cell>
          <table:table-cell office:value-type="float" office:value="180927">
            <text:p>180927</text:p>
          </table:table-cell>
          <table:table-cell office:value-type="float" office:value="1247">
            <text:p>1247</text:p>
          </table:table-cell>
          <table:table-cell office:value-type="float" office:value="182519.8">
            <text:p>182519,8</text:p>
          </table:table-cell>
          <table:table-cell office:value-type="float" office:value="1248.2">
            <text:p>1248,2</text:p>
          </table:table-cell>
          <table:table-cell office:value-type="float" office:value="184438">
            <text:p>184438</text:p>
          </table:table-cell>
          <table:table-cell office:value-type="float" office:value="1250">
            <text:p>1250</text:p>
          </table:table-cell>
          <table:table-cell office:value-type="float" office:value="99397">
            <text:p>99397</text:p>
          </table:table-cell>
          <table:table-cell office:value-type="float" office:value="1239">
            <text:p>1239</text:p>
          </table:table-cell>
          <table:table-cell office:value-type="float" office:value="96059.6">
            <text:p>96059,6</text:p>
          </table:table-cell>
          <table:table-cell office:value-type="float" office:value="1242.8">
            <text:p>1242,8</text:p>
          </table:table-cell>
          <table:table-cell office:value-type="float" office:value="90178">
            <text:p>90178</text:p>
          </table:table-cell>
          <table:table-cell office:value-type="float" office:value="1250">
            <text:p>1250</text:p>
          </table:table-cell>
          <table:table-cell office:value-type="float" office:value="86713">
            <text:p>86713</text:p>
          </table:table-cell>
          <table:table-cell office:value-type="float" office:value="1239">
            <text:p>1239</text:p>
          </table:table-cell>
          <table:table-cell office:value-type="float" office:value="89442.4">
            <text:p>89442,4</text:p>
          </table:table-cell>
          <table:table-cell office:value-type="float" office:value="1243.2">
            <text:p>1243,2</text:p>
          </table:table-cell>
          <table:table-cell office:value-type="float" office:value="94444">
            <text:p>94444</text:p>
          </table:table-cell>
          <table:table-cell office:value-type="float" office:value="1249">
            <text:p>1249</text:p>
          </table:table-cell>
          <table:table-cell office:value-type="float" office:value="82566">
            <text:p>82566</text:p>
          </table:table-cell>
          <table:table-cell office:value-type="float" office:value="1239">
            <text:p>1239</text:p>
          </table:table-cell>
          <table:table-cell office:value-type="float" office:value="82751.4">
            <text:p>82751,4</text:p>
          </table:table-cell>
          <table:table-cell office:value-type="float" office:value="1246.2">
            <text:p>1246,2</text:p>
          </table:table-cell>
          <table:table-cell office:value-type="float" office:value="89351">
            <text:p>89351</text:p>
          </table:table-cell>
          <table:table-cell office:value-type="float" office:value="1253">
            <text:p>1253</text:p>
          </table:table-cell>
        </table:table-row>
        <table:table-row table:style-name="ro1">
          <table:table-cell office:value-type="float" office:value="773890">
            <text:p>773890</text:p>
          </table:table-cell>
          <table:table-cell office:value-type="float" office:value="1239">
            <text:p>1239</text:p>
          </table:table-cell>
          <table:table-cell office:value-type="float" office:value="961630">
            <text:p>961630</text:p>
          </table:table-cell>
          <table:table-cell office:value-type="float" office:value="1234">
            <text:p>1234</text:p>
          </table:table-cell>
          <table:table-cell office:value-type="float" office:value="982624.6">
            <text:p>982624,6</text:p>
          </table:table-cell>
          <table:table-cell office:value-type="float" office:value="1236">
            <text:p>1236</text:p>
          </table:table-cell>
          <table:table-cell office:value-type="float" office:value="996874">
            <text:p>996874</text:p>
          </table:table-cell>
          <table:table-cell office:value-type="float" office:value="1238">
            <text:p>1238</text:p>
          </table:table-cell>
          <table:table-cell office:value-type="float" office:value="754994">
            <text:p>754994</text:p>
          </table:table-cell>
          <table:table-cell office:value-type="float" office:value="1234">
            <text:p>1234</text:p>
          </table:table-cell>
          <table:table-cell office:value-type="float" office:value="761663.8">
            <text:p>761663,8</text:p>
          </table:table-cell>
          <table:table-cell office:value-type="float" office:value="1237">
            <text:p>1237</text:p>
          </table:table-cell>
          <table:table-cell office:value-type="float" office:value="770043">
            <text:p>770043</text:p>
          </table:table-cell>
          <table:table-cell office:value-type="float" office:value="1239">
            <text:p>1239</text:p>
          </table:table-cell>
          <table:table-cell office:value-type="float" office:value="721674">
            <text:p>721674</text:p>
          </table:table-cell>
          <table:table-cell office:value-type="float" office:value="1234">
            <text:p>1234</text:p>
          </table:table-cell>
          <table:table-cell office:value-type="float" office:value="713062.6">
            <text:p>713062,6</text:p>
          </table:table-cell>
          <table:table-cell office:value-type="float" office:value="1237.6">
            <text:p>1237,6</text:p>
          </table:table-cell>
          <table:table-cell office:value-type="float" office:value="700157">
            <text:p>700157</text:p>
          </table:table-cell>
          <table:table-cell office:value-type="float" office:value="1242">
            <text:p>1242</text:p>
          </table:table-cell>
          <table:table-cell office:value-type="float" office:value="695136">
            <text:p>695136</text:p>
          </table:table-cell>
          <table:table-cell office:value-type="float" office:value="1238">
            <text:p>1238</text:p>
          </table:table-cell>
          <table:table-cell office:value-type="float" office:value="709630.2">
            <text:p>709630,2</text:p>
          </table:table-cell>
          <table:table-cell office:value-type="float" office:value="1238.2">
            <text:p>1238,2</text:p>
          </table:table-cell>
          <table:table-cell office:value-type="float" office:value="705501">
            <text:p>705501</text:p>
          </table:table-cell>
          <table:table-cell office:value-type="float" office:value="1239">
            <text:p>1239</text:p>
          </table:table-cell>
        </table:table-row>
        <table:table-row table:style-name="ro1">
          <table:table-cell office:value-type="float" office:value="6287593">
            <text:p>6287593</text:p>
          </table:table-cell>
          <table:table-cell office:value-type="float" office:value="1239">
            <text:p>1239</text:p>
          </table:table-cell>
          <table:table-cell office:value-type="float" office:value="7538930">
            <text:p>7538930</text:p>
          </table:table-cell>
          <table:table-cell office:value-type="float" office:value="1234">
            <text:p>1234</text:p>
          </table:table-cell>
          <table:table-cell office:value-type="float" office:value="7521840.2">
            <text:p>7521840,2</text:p>
          </table:table-cell>
          <table:table-cell office:value-type="float" office:value="1234.8">
            <text:p>1234,8</text:p>
          </table:table-cell>
          <table:table-cell office:value-type="float" office:value="7529790">
            <text:p>7529790</text:p>
          </table:table-cell>
          <table:table-cell office:value-type="float" office:value="1236">
            <text:p>1236</text:p>
          </table:table-cell>
          <table:table-cell office:value-type="float" office:value="7252580">
            <text:p>7252580</text:p>
          </table:table-cell>
          <table:table-cell office:value-type="float" office:value="1236">
            <text:p>1236</text:p>
          </table:table-cell>
          <table:table-cell office:value-type="float" office:value="7328616.6">
            <text:p>7328616,6</text:p>
          </table:table-cell>
          <table:table-cell office:value-type="float" office:value="1236">
            <text:p>1236</text:p>
          </table:table-cell>
          <table:table-cell office:value-type="float" office:value="7399881">
            <text:p>7399881</text:p>
          </table:table-cell>
          <table:table-cell office:value-type="float" office:value="1236">
            <text:p>1236</text:p>
          </table:table-cell>
          <table:table-cell office:value-type="float" office:value="6729392">
            <text:p>6729392</text:p>
          </table:table-cell>
          <table:table-cell office:value-type="float" office:value="1236">
            <text:p>1236</text:p>
          </table:table-cell>
          <table:table-cell office:value-type="float" office:value="6821893">
            <text:p>6821893</text:p>
          </table:table-cell>
          <table:table-cell office:value-type="float" office:value="1236.4">
            <text:p>1236,4</text:p>
          </table:table-cell>
          <table:table-cell office:value-type="float" office:value="6701279">
            <text:p>6701279</text:p>
          </table:table-cell>
          <table:table-cell office:value-type="float" office:value="1238">
            <text:p>1238</text:p>
          </table:table-cell>
          <table:table-cell office:value-type="float" office:value="6763453">
            <text:p>6763453</text:p>
          </table:table-cell>
          <table:table-cell office:value-type="float" office:value="1236">
            <text:p>1236</text:p>
          </table:table-cell>
          <table:table-cell office:value-type="float" office:value="6801845.2">
            <text:p>6801845,2</text:p>
          </table:table-cell>
          <table:table-cell office:value-type="float" office:value="1236">
            <text:p>1236</text:p>
          </table:table-cell>
          <table:table-cell office:value-type="float" office:value="6862461">
            <text:p>6862461</text:p>
          </table:table-cell>
          <table:table-cell office:value-type="float" office:value="1236">
            <text:p>1236</text:p>
          </table:table-cell>
        </table:table-row>
        <table:table-row table:style-name="ro1">
          <table:table-cell office:value-type="float" office:value="60760918">
            <text:p>60760918</text:p>
          </table:table-cell>
          <table:table-cell office:value-type="float" office:value="1239">
            <text:p>1239</text:p>
          </table:table-cell>
          <table:table-cell office:value-type="float" office:value="62585555">
            <text:p>62585555</text:p>
          </table:table-cell>
          <table:table-cell office:value-type="float" office:value="1234">
            <text:p>1234</text:p>
          </table:table-cell>
          <table:table-cell office:value-type="float" office:value="61980420">
            <text:p>61980420</text:p>
          </table:table-cell>
          <table:table-cell office:value-type="float" office:value="1235.6">
            <text:p>1235,6</text:p>
          </table:table-cell>
          <table:table-cell office:value-type="float" office:value="62496671">
            <text:p>62496671</text:p>
          </table:table-cell>
          <table:table-cell office:value-type="float" office:value="1236">
            <text:p>1236</text:p>
          </table:table-cell>
          <table:table-cell office:value-type="float" office:value="68695487">
            <text:p>68695487</text:p>
          </table:table-cell>
          <table:table-cell office:value-type="float" office:value="1236">
            <text:p>1236</text:p>
          </table:table-cell>
          <table:table-cell office:value-type="float" office:value="68781150.2">
            <text:p>68781150,2</text:p>
          </table:table-cell>
          <table:table-cell office:value-type="float" office:value="1236.4">
            <text:p>1236,4</text:p>
          </table:table-cell>
          <table:table-cell office:value-type="float" office:value="67533029">
            <text:p>67533029</text:p>
          </table:table-cell>
          <table:table-cell office:value-type="float" office:value="1238">
            <text:p>1238</text:p>
          </table:table-cell>
          <table:table-cell office:value-type="float" office:value="64521186">
            <text:p>64521186</text:p>
          </table:table-cell>
          <table:table-cell office:value-type="float" office:value="1236">
            <text:p>1236</text:p>
          </table:table-cell>
          <table:table-cell office:value-type="float" office:value="65236287">
            <text:p>65236287</text:p>
          </table:table-cell>
          <table:table-cell office:value-type="float" office:value="1236">
            <text:p>1236</text:p>
          </table:table-cell>
          <table:table-cell office:value-type="float" office:value="66802260">
            <text:p>66802260</text:p>
          </table:table-cell>
          <table:table-cell office:value-type="float" office:value="1236">
            <text:p>1236</text:p>
          </table:table-cell>
          <table:table-cell office:value-type="float" office:value="65418746">
            <text:p>65418746</text:p>
          </table:table-cell>
          <table:table-cell office:value-type="float" office:value="1234">
            <text:p>1234</text:p>
          </table:table-cell>
          <table:table-cell office:value-type="float" office:value="65098683.6">
            <text:p>65098683,6</text:p>
          </table:table-cell>
          <table:table-cell office:value-type="float" office:value="1236">
            <text:p>1236</text:p>
          </table:table-cell>
          <table:table-cell office:value-type="float" office:value="64992699">
            <text:p>64992699</text:p>
          </table:table-cell>
          <table:table-cell office:value-type="float" office:value="1238">
            <text:p>1238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>
            <draw:frame table:end-cell-address="'ABZ5 100C_MMM'.G31" table:end-x="1.299cm" table:end-y="0.057cm" draw:z-index="0" draw:style-name="gr1" svg:width="22.543cm" svg:height="10.895cm" svg:x="0.001cm" svg:y="0.001cm">
              <draw:object draw:notify-on-update-of-ranges="'ABZ5 100C_MMM'.A1:'ABZ5 100C_MMM'.A1 'ABZ5 100C_MMM'.B1:'ABZ5 100C_MMM'.B1 'ABZ5 100C_MMM'.B2:'ABZ5 100C_MMM'.B5 'ABZ5 100C_MMM'.A2:'ABZ5 100C_MMM'.A5 'ABZ5 100C_MMM'.D1:'ABZ5 100C_MMM'.D1 'ABZ5 100C_MMM'.D2:'ABZ5 100C_MMM'.D5 'ABZ5 100C_MMM'.C2:'ABZ5 100C_MMM'.C5 'ABZ5 100C_MMM'.F1:'ABZ5 100C_MMM'.F1 'ABZ5 100C_MMM'.F2:'ABZ5 100C_MMM'.F5 'ABZ5 100C_MMM'.E2:'ABZ5 100C_MMM'.E5 'ABZ5 100C_MMM'.H1:'ABZ5 100C_MMM'.H1 'ABZ5 100C_MMM'.H2:'ABZ5 100C_MMM'.H5 'ABZ5 100C_MMM'.G2:'ABZ5 100C_MMM'.G5 'ABZ5 100C_MMM'.J1:'ABZ5 100C_MMM'.J1 'ABZ5 100C_MMM'.J2:'ABZ5 100C_MMM'.J5 'ABZ5 100C_MMM'.I2:'ABZ5 100C_MMM'.I5 'ABZ5 100C_MMM'.L1:'ABZ5 100C_MMM'.L1 'ABZ5 100C_MMM'.L2:'ABZ5 100C_MMM'.L5 'ABZ5 100C_MMM'.K2:'ABZ5 100C_MMM'.K5 'ABZ5 100C_MMM'.N1:'ABZ5 100C_MMM'.N1 'ABZ5 100C_MMM'.N2:'ABZ5 100C_MMM'.N5 'ABZ5 100C_MMM'.M2:'ABZ5 100C_MMM'.M5 'ABZ5 100C_MMM'.P1:'ABZ5 100C_MMM'.P1 'ABZ5 100C_MMM'.P2:'ABZ5 100C_MMM'.P5 'ABZ5 100C_MMM'.O2:'ABZ5 100C_MMM'.O5 'ABZ5 100C_MMM'.R1:'ABZ5 100C_MMM'.R1 'ABZ5 100C_MMM'.R2:'ABZ5 100C_MMM'.R5 'ABZ5 100C_MMM'.Q2:'ABZ5 100C_MMM'.Q5 'ABZ5 100C_MMM'.T1:'ABZ5 100C_MMM'.T1 'ABZ5 100C_MMM'.T2:'ABZ5 100C_MMM'.T5 'ABZ5 100C_MMM'.S2:'ABZ5 100C_MMM'.S5 'ABZ5 100C_MMM'.V1:'ABZ5 100C_MMM'.V1 'ABZ5 100C_MMM'.V2:'ABZ5 100C_MMM'.V5 'ABZ5 100C_MMM'.U2:'ABZ5 100C_MMM'.U5 'ABZ5 100C_MMM'.X1:'ABZ5 100C_MMM'.X1 'ABZ5 100C_MMM'.X2:'ABZ5 100C_MMM'.X5 'ABZ5 100C_MMM'.W2:'ABZ5 100C_MMM'.W5 'ABZ5 100C_MMM'.Z1:'ABZ5 100C_MMM'.Z1 'ABZ5 100C_MMM'.Z2:'ABZ5 100C_MMM'.Z5 'ABZ5 100C_MMM'.Y2:'ABZ5 100C_MMM'.Y5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25"/>
        </table:table-row>
        <table:table-row table:style-name="ro1">
          <table:table-cell table:number-columns-repeated="7"/>
          <table:table-cell table:style-name="ce1" office:value-type="float" office:value="1236">
            <text:p>1236</text:p>
          </table:table-cell>
          <table:table-cell table:style-name="ce1" office:value-type="float" office:value="62496671">
            <text:p>62496671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ce2" office:value-type="float" office:value="1236">
            <text:p>1236</text:p>
          </table:table-cell>
          <table:table-cell table:style-name="ce2" office:value-type="float" office:value="62116057">
            <text:p>62116057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ce4" office:value-type="float" office:value="1234">
            <text:p>1234</text:p>
          </table:table-cell>
          <table:table-cell table:style-name="ce2" office:value-type="float" office:value="62585555">
            <text:p>62585555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ce2" office:value-type="float" office:value="1236">
            <text:p>1236</text:p>
          </table:table-cell>
          <table:table-cell table:style-name="ce2" office:value-type="float" office:value="61003569">
            <text:p>61003569</text:p>
          </table:table-cell>
          <table:table-cell table:number-columns-repeated="8"/>
          <table:table-cell table:style-name="ce1" office:value-type="float" office:value="1236">
            <text:p>1236</text:p>
          </table:table-cell>
          <table:table-cell table:style-name="ce1" office:value-type="float" office:value="65508093">
            <text:p>65508093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" office:value-type="float" office:value="1236">
            <text:p>1236</text:p>
          </table:table-cell>
          <table:table-cell table:style-name="ce2" office:value-type="float" office:value="61700248">
            <text:p>61700248</text:p>
          </table:table-cell>
          <table:table-cell table:number-columns-repeated="8"/>
          <table:table-cell table:style-name="ce4" office:value-type="float" office:value="1234">
            <text:p>1234</text:p>
          </table:table-cell>
          <table:table-cell table:style-name="ce2" office:value-type="float" office:value="65418746">
            <text:p>65418746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 SUM ([.H8:.H12])/5" office:value-type="float" office:value="1235.6">
            <text:p>1235,6</text:p>
          </table:table-cell>
          <table:table-cell table:formula="of:= SUM ([.I8:.I12])/5" office:value-type="float" office:value="61980420">
            <text:p>61980420</text:p>
          </table:table-cell>
          <table:table-cell table:number-columns-repeated="8"/>
          <table:table-cell table:style-name="ce2" office:value-type="float" office:value="1236">
            <text:p>1236</text:p>
          </table:table-cell>
          <table:table-cell table:style-name="ce2" office:value-type="float" office:value="64281883">
            <text:p>64281883</text:p>
          </table:table-cell>
          <table:table-cell table:number-columns-repeated="7"/>
        </table:table-row>
        <table:table-row table:style-name="ro1">
          <table:table-cell table:number-columns-repeated="17"/>
          <table:table-cell table:style-name="ce2" office:value-type="float" office:value="1236">
            <text:p>1236</text:p>
          </table:table-cell>
          <table:table-cell table:style-name="ce2" office:value-type="float" office:value="65291997">
            <text:p>65291997</text:p>
          </table:table-cell>
          <table:table-cell table:number-columns-repeated="7"/>
        </table:table-row>
        <table:table-row table:style-name="ro1">
          <table:table-cell table:number-columns-repeated="17"/>
          <table:table-cell table:style-name="ce2" office:value-type="float" office:value="1238">
            <text:p>1238</text:p>
          </table:table-cell>
          <table:table-cell table:style-name="ce2" office:value-type="float" office:value="64992699">
            <text:p>64992699</text:p>
          </table:table-cell>
          <table:table-cell table:number-columns-repeated="7"/>
        </table:table-row>
        <table:table-row table:style-name="ro1">
          <table:table-cell table:number-columns-repeated="17"/>
          <table:table-cell table:formula="of:= SUM ([.R11:.R15])/5" office:value-type="float" office:value="1236">
            <text:p>1236</text:p>
          </table:table-cell>
          <table:table-cell table:formula="of:= SUM ([.S11:.S15])/5" office:value-type="float" office:value="65098683.6">
            <text:p>65098683,6</text:p>
          </table:table-cell>
          <table:table-cell table:number-columns-repeated="7"/>
        </table:table-row>
      </table:table>
      <table:table table:name="ABZ5 10C_MMM_OI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7" table:default-cell-style-name="Default"/>
        <table:table-column table:style-name="co2" table:number-columns-repeated="6" table:default-cell-style-name="Default"/>
        <table:table-row table:style-name="ro2">
          <table:table-cell office:value-type="string">
            <text:p>Soluções computadas</text:p>
          </table:table-cell>
          <table:table-cell office:value-type="string">
            <text:p>Busca Tabu</text:p>
          </table:table-cell>
          <table:table-cell office:value-type="string">
            <text:p>Soluções computadas</text:p>
          </table:table-cell>
          <table:table-cell office:value-type="string">
            <text:p>CP (melhor solução)</text:p>
          </table:table-cell>
          <table:table-cell office:value-type="string">
            <text:p>Soluções computadas</text:p>
          </table:table-cell>
          <table:table-cell office:value-type="string">
            <text:p>CP (média 5 rodadas)</text:p>
          </table:table-cell>
          <table:table-cell office:value-type="string">
            <text:p>Soluções computadas</text:p>
          </table:table-cell>
          <table:table-cell office:value-type="string">
            <text:p>CP (pior solução)</text:p>
          </table:table-cell>
          <table:table-cell office:value-type="string">
            <text:p>Soluções computadas</text:p>
          </table:table-cell>
          <table:table-cell office:value-type="string">
            <text:p>AHS MPS/BT (melhor solução)</text:p>
          </table:table-cell>
          <table:table-cell office:value-type="string">
            <text:p>Soluções computadas</text:p>
          </table:table-cell>
          <table:table-cell office:value-type="string">
            <text:p>AHS MPS/BT (média 5 rodadas)</text:p>
          </table:table-cell>
          <table:table-cell office:value-type="string">
            <text:p>Soluções computadas</text:p>
          </table:table-cell>
          <table:table-cell office:value-type="string">
            <text:p>AHS MPS/BT (pior solução)</text:p>
          </table:table-cell>
          <table:table-cell office:value-type="string">
            <text:p>Soluções computadas</text:p>
          </table:table-cell>
          <table:table-cell office:value-type="string">
            <text:p>VH MPS/BT (melhor solução)</text:p>
          </table:table-cell>
          <table:table-cell office:value-type="string">
            <text:p>Soluções computadas</text:p>
          </table:table-cell>
          <table:table-cell office:value-type="string">
            <text:p>VH MPS/BT (média 5 rodadas)</text:p>
          </table:table-cell>
          <table:table-cell office:value-type="string">
            <text:p>Soluções computadas</text:p>
          </table:table-cell>
          <table:table-cell office:value-type="string">
            <text:p>VH MPS/BT (pior solução)</text:p>
          </table:table-cell>
          <table:table-cell office:value-type="string">
            <text:p>Soluções computadas</text:p>
          </table:table-cell>
          <table:table-cell office:value-type="string">
            <text:p>VHM MPS/BT (melhor solução)</text:p>
          </table:table-cell>
          <table:table-cell office:value-type="string">
            <text:p>Soluções computadas</text:p>
          </table:table-cell>
          <table:table-cell office:value-type="string">
            <text:p>VHM MPS/BT (média 5 rodadas)</text:p>
          </table:table-cell>
          <table:table-cell office:value-type="string">
            <text:p>Soluções computadas</text:p>
          </table:table-cell>
          <table:table-cell office:value-type="string">
            <text:p>VHM MPS/BT (pior solução)</text:p>
          </table:table-cell>
        </table:table-row>
        <table:table-row table:style-name="ro1">
          <table:table-cell office:value-type="float" office:value="118263">
            <text:p>118263</text:p>
          </table:table-cell>
          <table:table-cell office:value-type="float" office:value="1239">
            <text:p>1239</text:p>
          </table:table-cell>
          <table:table-cell office:value-type="float" office:value="110297">
            <text:p>110297</text:p>
          </table:table-cell>
          <table:table-cell office:value-type="float" office:value="1234">
            <text:p>1234</text:p>
          </table:table-cell>
          <table:table-cell office:value-type="float" office:value="106785.8">
            <text:p>106785,8</text:p>
          </table:table-cell>
          <table:table-cell office:value-type="float" office:value="1238">
            <text:p>1238</text:p>
          </table:table-cell>
          <table:table-cell office:value-type="float" office:value="106514">
            <text:p>106514</text:p>
          </table:table-cell>
          <table:table-cell office:value-type="float" office:value="1241">
            <text:p>1241</text:p>
          </table:table-cell>
          <table:table-cell office:value-type="float" office:value="84188">
            <text:p>84188</text:p>
          </table:table-cell>
          <table:table-cell office:value-type="float" office:value="1234">
            <text:p>1234</text:p>
          </table:table-cell>
          <table:table-cell office:value-type="float" office:value="88457.6">
            <text:p>88457,6</text:p>
          </table:table-cell>
          <table:table-cell office:value-type="float" office:value="1238.2">
            <text:p>1238,2</text:p>
          </table:table-cell>
          <table:table-cell office:value-type="float" office:value="84801">
            <text:p>84801</text:p>
          </table:table-cell>
          <table:table-cell office:value-type="float" office:value="1242">
            <text:p>1242</text:p>
          </table:table-cell>
          <table:table-cell office:value-type="float" office:value="91467">
            <text:p>91467</text:p>
          </table:table-cell>
          <table:table-cell office:value-type="float" office:value="1234">
            <text:p>1234</text:p>
          </table:table-cell>
          <table:table-cell office:value-type="float" office:value="92305">
            <text:p>92305</text:p>
          </table:table-cell>
          <table:table-cell office:value-type="float" office:value="1238.6">
            <text:p>1238,6</text:p>
          </table:table-cell>
          <table:table-cell office:value-type="float" office:value="91983">
            <text:p>91983</text:p>
          </table:table-cell>
          <table:table-cell office:value-type="float" office:value="1242">
            <text:p>1242</text:p>
          </table:table-cell>
          <table:table-cell office:value-type="float" office:value="93756">
            <text:p>93756</text:p>
          </table:table-cell>
          <table:table-cell office:value-type="float" office:value="1239">
            <text:p>1239</text:p>
          </table:table-cell>
          <table:table-cell office:value-type="float" office:value="88666.8">
            <text:p>88666,8</text:p>
          </table:table-cell>
          <table:table-cell office:value-type="float" office:value="1242.6">
            <text:p>1242,6</text:p>
          </table:table-cell>
          <table:table-cell office:value-type="float" office:value="88365">
            <text:p>88365</text:p>
          </table:table-cell>
          <table:table-cell office:value-type="float" office:value="1248">
            <text:p>1248</text:p>
          </table:table-cell>
        </table:table-row>
        <table:table-row table:style-name="ro1">
          <table:table-cell office:value-type="float" office:value="773890">
            <text:p>773890</text:p>
          </table:table-cell>
          <table:table-cell office:value-type="float" office:value="1239">
            <text:p>1239</text:p>
          </table:table-cell>
          <table:table-cell office:value-type="float" office:value="711408">
            <text:p>711408</text:p>
          </table:table-cell>
          <table:table-cell office:value-type="float" office:value="1236">
            <text:p>1236</text:p>
          </table:table-cell>
          <table:table-cell office:value-type="float" office:value="760414.6">
            <text:p>760414,6</text:p>
          </table:table-cell>
          <table:table-cell office:value-type="float" office:value="1237.2">
            <text:p>1237,2</text:p>
          </table:table-cell>
          <table:table-cell office:value-type="float" office:value="834873">
            <text:p>834873</text:p>
          </table:table-cell>
          <table:table-cell office:value-type="float" office:value="1238">
            <text:p>1238</text:p>
          </table:table-cell>
          <table:table-cell office:value-type="float" office:value="781385">
            <text:p>781385</text:p>
          </table:table-cell>
          <table:table-cell office:value-type="float" office:value="1234">
            <text:p>1234</text:p>
          </table:table-cell>
          <table:table-cell office:value-type="float" office:value="761578">
            <text:p>761578</text:p>
          </table:table-cell>
          <table:table-cell office:value-type="float" office:value="1236.6">
            <text:p>1236,6</text:p>
          </table:table-cell>
          <table:table-cell office:value-type="float" office:value="729118">
            <text:p>729118</text:p>
          </table:table-cell>
          <table:table-cell office:value-type="float" office:value="1239">
            <text:p>1239</text:p>
          </table:table-cell>
          <table:table-cell office:value-type="float" office:value="733702">
            <text:p>733702</text:p>
          </table:table-cell>
          <table:table-cell office:value-type="float" office:value="1238">
            <text:p>1238</text:p>
          </table:table-cell>
          <table:table-cell office:value-type="float" office:value="769871.2">
            <text:p>769871,2</text:p>
          </table:table-cell>
          <table:table-cell office:value-type="float" office:value="1238.4">
            <text:p>1238,4</text:p>
          </table:table-cell>
          <table:table-cell office:value-type="float" office:value="762392">
            <text:p>762392</text:p>
          </table:table-cell>
          <table:table-cell office:value-type="float" office:value="1239">
            <text:p>1239</text:p>
          </table:table-cell>
          <table:table-cell office:value-type="float" office:value="770089">
            <text:p>770089</text:p>
          </table:table-cell>
          <table:table-cell office:value-type="float" office:value="1238">
            <text:p>1238</text:p>
          </table:table-cell>
          <table:table-cell office:value-type="float" office:value="790551">
            <text:p>790551</text:p>
          </table:table-cell>
          <table:table-cell office:value-type="float" office:value="1238.2">
            <text:p>1238,2</text:p>
          </table:table-cell>
          <table:table-cell office:value-type="float" office:value="796702">
            <text:p>796702</text:p>
          </table:table-cell>
          <table:table-cell office:value-type="float" office:value="1239">
            <text:p>1239</text:p>
          </table:table-cell>
        </table:table-row>
        <table:table-row table:style-name="ro1">
          <table:table-cell office:value-type="float" office:value="6287593">
            <text:p>6287593</text:p>
          </table:table-cell>
          <table:table-cell office:value-type="float" office:value="1239">
            <text:p>1239</text:p>
          </table:table-cell>
          <table:table-cell office:value-type="float" office:value="5946901">
            <text:p>5946901</text:p>
          </table:table-cell>
          <table:table-cell office:value-type="float" office:value="1236">
            <text:p>1236</text:p>
          </table:table-cell>
          <table:table-cell office:value-type="float" office:value="6040017.2">
            <text:p>6040017,2</text:p>
          </table:table-cell>
          <table:table-cell office:value-type="float" office:value="1236.4">
            <text:p>1236,4</text:p>
          </table:table-cell>
          <table:table-cell office:value-type="float" office:value="6015416">
            <text:p>6015416</text:p>
          </table:table-cell>
          <table:table-cell office:value-type="float" office:value="1238">
            <text:p>1238</text:p>
          </table:table-cell>
          <table:table-cell office:value-type="float" office:value="7311356">
            <text:p>7311356</text:p>
          </table:table-cell>
          <table:table-cell office:value-type="float" office:value="1236">
            <text:p>1236</text:p>
          </table:table-cell>
          <table:table-cell office:value-type="float" office:value="7099218">
            <text:p>7099218</text:p>
          </table:table-cell>
          <table:table-cell office:value-type="float" office:value="1237.6">
            <text:p>1237,6</text:p>
          </table:table-cell>
          <table:table-cell office:value-type="float" office:value="7177434">
            <text:p>7177434</text:p>
          </table:table-cell>
          <table:table-cell office:value-type="float" office:value="1238">
            <text:p>1238</text:p>
          </table:table-cell>
          <table:table-cell office:value-type="float" office:value="6783910">
            <text:p>6783910</text:p>
          </table:table-cell>
          <table:table-cell office:value-type="float" office:value="1238">
            <text:p>1238</text:p>
          </table:table-cell>
          <table:table-cell office:value-type="float" office:value="6876404.2">
            <text:p>6876404,2</text:p>
          </table:table-cell>
          <table:table-cell office:value-type="float" office:value="1238">
            <text:p>1238</text:p>
          </table:table-cell>
          <table:table-cell office:value-type="float" office:value="6975795">
            <text:p>6975795</text:p>
          </table:table-cell>
          <table:table-cell office:value-type="float" office:value="1238">
            <text:p>1238</text:p>
          </table:table-cell>
          <table:table-cell office:value-type="float" office:value="7278149">
            <text:p>7278149</text:p>
          </table:table-cell>
          <table:table-cell office:value-type="float" office:value="1236">
            <text:p>1236</text:p>
          </table:table-cell>
          <table:table-cell office:value-type="float" office:value="7432203.6">
            <text:p>7432203,6</text:p>
          </table:table-cell>
          <table:table-cell office:value-type="float" office:value="1237.2">
            <text:p>1237,2</text:p>
          </table:table-cell>
          <table:table-cell office:value-type="float" office:value="7702244">
            <text:p>7702244</text:p>
          </table:table-cell>
          <table:table-cell office:value-type="float" office:value="1238">
            <text:p>1238</text:p>
          </table:table-cell>
        </table:table-row>
        <table:table-row table:style-name="ro1">
          <table:table-cell office:value-type="float" office:value="60760918">
            <text:p>60760918</text:p>
          </table:table-cell>
          <table:table-cell office:value-type="float" office:value="1239">
            <text:p>1239</text:p>
          </table:table-cell>
          <table:table-cell office:value-type="float" office:value="45709932">
            <text:p>45709932</text:p>
          </table:table-cell>
          <table:table-cell office:value-type="float" office:value="1236">
            <text:p>1236</text:p>
          </table:table-cell>
          <table:table-cell office:value-type="float" office:value="49018547">
            <text:p>49018547</text:p>
          </table:table-cell>
          <table:table-cell office:value-type="float" office:value="1237.2">
            <text:p>1237,2</text:p>
          </table:table-cell>
          <table:table-cell office:value-type="float" office:value="53933674">
            <text:p>53933674</text:p>
          </table:table-cell>
          <table:table-cell office:value-type="float" office:value="1238">
            <text:p>1238</text:p>
          </table:table-cell>
          <table:table-cell office:value-type="float" office:value="62553048">
            <text:p>62553048</text:p>
          </table:table-cell>
          <table:table-cell office:value-type="float" office:value="1234">
            <text:p>1234</text:p>
          </table:table-cell>
          <table:table-cell office:value-type="float" office:value="62340601.4">
            <text:p>62340601,4</text:p>
          </table:table-cell>
          <table:table-cell office:value-type="float" office:value="1236.8">
            <text:p>1236,8</text:p>
          </table:table-cell>
          <table:table-cell office:value-type="float" office:value="62494297">
            <text:p>62494297</text:p>
          </table:table-cell>
          <table:table-cell office:value-type="float" office:value="1238">
            <text:p>1238</text:p>
          </table:table-cell>
          <table:table-cell office:value-type="float" office:value="61745463">
            <text:p>61745463</text:p>
          </table:table-cell>
          <table:table-cell office:value-type="float" office:value="1238">
            <text:p>1238</text:p>
          </table:table-cell>
          <table:table-cell office:value-type="float" office:value="62169564.8">
            <text:p>62169564,8</text:p>
          </table:table-cell>
          <table:table-cell office:value-type="float" office:value="1238">
            <text:p>1238</text:p>
          </table:table-cell>
          <table:table-cell office:value-type="float" office:value="62717393">
            <text:p>62717393</text:p>
          </table:table-cell>
          <table:table-cell office:value-type="float" office:value="1238">
            <text:p>1238</text:p>
          </table:table-cell>
          <table:table-cell office:value-type="float" office:value="62326416">
            <text:p>62326416</text:p>
          </table:table-cell>
          <table:table-cell office:value-type="float" office:value="1234">
            <text:p>1234</text:p>
          </table:table-cell>
          <table:table-cell office:value-type="float" office:value="62215335.6">
            <text:p>62215335,6</text:p>
          </table:table-cell>
          <table:table-cell office:value-type="float" office:value="1236.4">
            <text:p>1236,4</text:p>
          </table:table-cell>
          <table:table-cell office:value-type="float" office:value="62567778">
            <text:p>62567778</text:p>
          </table:table-cell>
          <table:table-cell office:value-type="float" office:value="1238">
            <text:p>1238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>
            <draw:frame table:end-cell-address="'ABZ5 10C_MMM_OI'.F31" table:end-x="3.378cm" table:end-y="0.057cm" draw:z-index="0" draw:style-name="gr1" svg:width="22.543cm" svg:height="10.895cm" svg:x="0.001cm" svg:y="0.001cm">
              <draw:object draw:notify-on-update-of-ranges="'ABZ5 10C_MMM_OI'.A1:'ABZ5 10C_MMM_OI'.A1 'ABZ5 10C_MMM_OI'.B1:'ABZ5 10C_MMM_OI'.B1 'ABZ5 10C_MMM_OI'.B2:'ABZ5 10C_MMM_OI'.B5 'ABZ5 10C_MMM_OI'.A2:'ABZ5 10C_MMM_OI'.A5 'ABZ5 10C_MMM_OI'.D1:'ABZ5 10C_MMM_OI'.D1 'ABZ5 10C_MMM_OI'.D2:'ABZ5 10C_MMM_OI'.D5 'ABZ5 10C_MMM_OI'.C2:'ABZ5 10C_MMM_OI'.C5 'ABZ5 10C_MMM_OI'.F1:'ABZ5 10C_MMM_OI'.F1 'ABZ5 10C_MMM_OI'.F2:'ABZ5 10C_MMM_OI'.F5 'ABZ5 10C_MMM_OI'.E2:'ABZ5 10C_MMM_OI'.E5 'ABZ5 10C_MMM_OI'.H1:'ABZ5 10C_MMM_OI'.H1 'ABZ5 10C_MMM_OI'.H2:'ABZ5 10C_MMM_OI'.H5 'ABZ5 10C_MMM_OI'.G2:'ABZ5 10C_MMM_OI'.G5 'ABZ5 10C_MMM_OI'.J1:'ABZ5 10C_MMM_OI'.J1 'ABZ5 10C_MMM_OI'.J2:'ABZ5 10C_MMM_OI'.J5 'ABZ5 10C_MMM_OI'.I2:'ABZ5 10C_MMM_OI'.I5 'ABZ5 10C_MMM_OI'.L1:'ABZ5 10C_MMM_OI'.L1 'ABZ5 10C_MMM_OI'.L2:'ABZ5 10C_MMM_OI'.L5 'ABZ5 10C_MMM_OI'.K2:'ABZ5 10C_MMM_OI'.K5 'ABZ5 10C_MMM_OI'.N1:'ABZ5 10C_MMM_OI'.N1 'ABZ5 10C_MMM_OI'.N2:'ABZ5 10C_MMM_OI'.N5 'ABZ5 10C_MMM_OI'.M2:'ABZ5 10C_MMM_OI'.M5 'ABZ5 10C_MMM_OI'.P1:'ABZ5 10C_MMM_OI'.P1 'ABZ5 10C_MMM_OI'.P2:'ABZ5 10C_MMM_OI'.P5 'ABZ5 10C_MMM_OI'.O2:'ABZ5 10C_MMM_OI'.O5 'ABZ5 10C_MMM_OI'.R1:'ABZ5 10C_MMM_OI'.R1 'ABZ5 10C_MMM_OI'.R2:'ABZ5 10C_MMM_OI'.R5 'ABZ5 10C_MMM_OI'.Q2:'ABZ5 10C_MMM_OI'.Q5 'ABZ5 10C_MMM_OI'.T1:'ABZ5 10C_MMM_OI'.T1 'ABZ5 10C_MMM_OI'.T2:'ABZ5 10C_MMM_OI'.T5 'ABZ5 10C_MMM_OI'.S2:'ABZ5 10C_MMM_OI'.S5 'ABZ5 10C_MMM_OI'.V1:'ABZ5 10C_MMM_OI'.V1 'ABZ5 10C_MMM_OI'.V2:'ABZ5 10C_MMM_OI'.V5 'ABZ5 10C_MMM_OI'.U2:'ABZ5 10C_MMM_OI'.U5 'ABZ5 10C_MMM_OI'.X1:'ABZ5 10C_MMM_OI'.X1 'ABZ5 10C_MMM_OI'.X2:'ABZ5 10C_MMM_OI'.X5 'ABZ5 10C_MMM_OI'.W2:'ABZ5 10C_MMM_OI'.W5 'ABZ5 10C_MMM_OI'.Z1:'ABZ5 10C_MMM_OI'.Z1 'ABZ5 10C_MMM_OI'.Z2:'ABZ5 10C_MMM_OI'.Z5 'ABZ5 10C_MMM_OI'.Y2:'ABZ5 10C_MMM_OI'.Y5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6"/>
          <table:table-cell table:style-name="ce1" office:value-type="float" office:value="1238">
            <text:p>1238</text:p>
          </table:table-cell>
          <table:table-cell table:style-name="ce1" office:value-type="float" office:value="62567778">
            <text:p>62567778</text:p>
          </table:table-cell>
          <table:table-cell table:number-columns-repeated="8"/>
        </table:table-row>
        <table:table-row table:style-name="ro1">
          <table:table-cell table:number-columns-repeated="16"/>
          <table:table-cell table:style-name="ce2" office:value-type="float" office:value="1234">
            <text:p>1234</text:p>
          </table:table-cell>
          <table:table-cell table:style-name="ce2" office:value-type="float" office:value="62326416">
            <text:p>62326416</text:p>
          </table:table-cell>
          <table:table-cell table:number-columns-repeated="8"/>
        </table:table-row>
        <table:table-row table:style-name="ro1">
          <table:table-cell table:number-columns-repeated="16"/>
          <table:table-cell table:style-name="ce2" office:value-type="float" office:value="1238">
            <text:p>1238</text:p>
          </table:table-cell>
          <table:table-cell table:style-name="ce2" office:value-type="float" office:value="62156646">
            <text:p>62156646</text:p>
          </table:table-cell>
          <table:table-cell table:number-columns-repeated="8"/>
        </table:table-row>
        <table:table-row table:style-name="ro1">
          <table:table-cell table:number-columns-repeated="16"/>
          <table:table-cell table:style-name="ce2" office:value-type="float" office:value="1236">
            <text:p>1236</text:p>
          </table:table-cell>
          <table:table-cell table:style-name="ce2" office:value-type="float" office:value="61924018">
            <text:p>61924018</text:p>
          </table:table-cell>
          <table:table-cell table:number-columns-repeated="8"/>
        </table:table-row>
        <table:table-row table:style-name="ro1">
          <table:table-cell table:number-columns-repeated="16"/>
          <table:table-cell table:style-name="ce2" office:value-type="float" office:value="1236">
            <text:p>1236</text:p>
          </table:table-cell>
          <table:table-cell table:style-name="ce2" office:value-type="float" office:value="62101820">
            <text:p>62101820</text:p>
          </table:table-cell>
          <table:table-cell table:number-columns-repeated="8"/>
        </table:table-row>
        <table:table-row table:style-name="ro1">
          <table:table-cell table:number-columns-repeated="16"/>
          <table:table-cell table:formula="of:= SUM ([.Q9:.Q13])/5" office:value-type="float" office:value="1236.4">
            <text:p>1236,4</text:p>
          </table:table-cell>
          <table:table-cell table:formula="of:= SUM ([.R9:.R13])/5" office:value-type="float" office:value="62215335.6">
            <text:p>62215335,6</text:p>
          </table:table-cell>
          <table:table-cell table:number-columns-repeated="8"/>
        </table:table-row>
      </table:table>
      <table:table table:name="ABZ5 100C_MMM_OI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7" table:default-cell-style-name="Default"/>
        <table:table-column table:style-name="co2" table:number-columns-repeated="6" table:default-cell-style-name="Default"/>
        <table:table-row table:style-name="ro2">
          <table:table-cell office:value-type="string">
            <text:p>Soluções computadas</text:p>
          </table:table-cell>
          <table:table-cell office:value-type="string">
            <text:p>Busca Tabu</text:p>
          </table:table-cell>
          <table:table-cell office:value-type="string">
            <text:p>Soluções computadas</text:p>
          </table:table-cell>
          <table:table-cell office:value-type="string">
            <text:p>CP (melhor solução)</text:p>
          </table:table-cell>
          <table:table-cell office:value-type="string">
            <text:p>Soluções computadas</text:p>
          </table:table-cell>
          <table:table-cell office:value-type="string">
            <text:p>CP (média 5 rodadas)</text:p>
          </table:table-cell>
          <table:table-cell office:value-type="string">
            <text:p>Soluções computadas</text:p>
          </table:table-cell>
          <table:table-cell office:value-type="string">
            <text:p>CP (pior solução)</text:p>
          </table:table-cell>
          <table:table-cell office:value-type="string">
            <text:p>Soluções computadas</text:p>
          </table:table-cell>
          <table:table-cell office:value-type="string">
            <text:p>AHS MPS/BT (melhor solução)</text:p>
          </table:table-cell>
          <table:table-cell office:value-type="string">
            <text:p>Soluções computadas</text:p>
          </table:table-cell>
          <table:table-cell office:value-type="string">
            <text:p>AHS MPS/BT (média 5 rodadas)</text:p>
          </table:table-cell>
          <table:table-cell office:value-type="string">
            <text:p>Soluções computadas</text:p>
          </table:table-cell>
          <table:table-cell office:value-type="string">
            <text:p>AHS MPS/BT (pior solução)</text:p>
          </table:table-cell>
          <table:table-cell office:value-type="string">
            <text:p>Soluções computadas</text:p>
          </table:table-cell>
          <table:table-cell office:value-type="string">
            <text:p>VH MPS/BT (melhor solução)</text:p>
          </table:table-cell>
          <table:table-cell office:value-type="string">
            <text:p>Soluções computadas</text:p>
          </table:table-cell>
          <table:table-cell office:value-type="string">
            <text:p>VH MPS/BT (média 5 rodadas)</text:p>
          </table:table-cell>
          <table:table-cell office:value-type="string">
            <text:p>Soluções computadas</text:p>
          </table:table-cell>
          <table:table-cell office:value-type="string">
            <text:p>VH MPS/BT (pior solução)</text:p>
          </table:table-cell>
          <table:table-cell office:value-type="string">
            <text:p>Soluções computadas</text:p>
          </table:table-cell>
          <table:table-cell office:value-type="string">
            <text:p>VHM MPS/BT (melhor solução)</text:p>
          </table:table-cell>
          <table:table-cell office:value-type="string">
            <text:p>Soluções computadas</text:p>
          </table:table-cell>
          <table:table-cell office:value-type="string">
            <text:p>VHM MPS/BT (média 5 rodadas)</text:p>
          </table:table-cell>
          <table:table-cell office:value-type="string">
            <text:p>Soluções computadas</text:p>
          </table:table-cell>
          <table:table-cell office:value-type="string">
            <text:p>VHM MPS/BT (pior solução)</text:p>
          </table:table-cell>
        </table:table-row>
        <table:table-row table:style-name="ro1">
          <table:table-cell office:value-type="float" office:value="118263">
            <text:p>118263</text:p>
          </table:table-cell>
          <table:table-cell office:value-type="float" office:value="1239">
            <text:p>1239</text:p>
          </table:table-cell>
          <table:table-cell office:value-type="float" office:value="180927">
            <text:p>180927</text:p>
          </table:table-cell>
          <table:table-cell office:value-type="float" office:value="1247">
            <text:p>1247</text:p>
          </table:table-cell>
          <table:table-cell office:value-type="float" office:value="182519.8">
            <text:p>182519,8</text:p>
          </table:table-cell>
          <table:table-cell office:value-type="float" office:value="1248.2">
            <text:p>1248,2</text:p>
          </table:table-cell>
          <table:table-cell office:value-type="float" office:value="184438">
            <text:p>184438</text:p>
          </table:table-cell>
          <table:table-cell office:value-type="float" office:value="1250">
            <text:p>1250</text:p>
          </table:table-cell>
          <table:table-cell office:value-type="float" office:value="97208">
            <text:p>97208</text:p>
          </table:table-cell>
          <table:table-cell office:value-type="float" office:value="1239">
            <text:p>1239</text:p>
          </table:table-cell>
          <table:table-cell office:value-type="float" office:value="98334.4">
            <text:p>98334,4</text:p>
          </table:table-cell>
          <table:table-cell office:value-type="float" office:value="1241.2">
            <text:p>1241,2</text:p>
          </table:table-cell>
          <table:table-cell office:value-type="float" office:value="93046">
            <text:p>93046</text:p>
          </table:table-cell>
          <table:table-cell office:value-type="float" office:value="1244">
            <text:p>1244</text:p>
          </table:table-cell>
          <table:table-cell office:value-type="float" office:value="94249">
            <text:p>94249</text:p>
          </table:table-cell>
          <table:table-cell office:value-type="float" office:value="1239">
            <text:p>1239</text:p>
          </table:table-cell>
          <table:table-cell office:value-type="float" office:value="90292.6">
            <text:p>90292,6</text:p>
          </table:table-cell>
          <table:table-cell office:value-type="float" office:value="1247.6">
            <text:p>1247,6</text:p>
          </table:table-cell>
          <table:table-cell office:value-type="float" office:value="85952">
            <text:p>85952</text:p>
          </table:table-cell>
          <table:table-cell office:value-type="float" office:value="1258">
            <text:p>1258</text:p>
          </table:table-cell>
          <table:table-cell office:value-type="float" office:value="100892">
            <text:p>100892</text:p>
          </table:table-cell>
          <table:table-cell office:value-type="float" office:value="1239">
            <text:p>1239</text:p>
          </table:table-cell>
          <table:table-cell office:value-type="float" office:value="101731.8">
            <text:p>101731,8</text:p>
          </table:table-cell>
          <table:table-cell office:value-type="float" office:value="1242">
            <text:p>1242</text:p>
          </table:table-cell>
          <table:table-cell office:value-type="float" office:value="98152">
            <text:p>98152</text:p>
          </table:table-cell>
          <table:table-cell office:value-type="float" office:value="1251">
            <text:p>1251</text:p>
          </table:table-cell>
        </table:table-row>
        <table:table-row table:style-name="ro1">
          <table:table-cell office:value-type="float" office:value="773890">
            <text:p>773890</text:p>
          </table:table-cell>
          <table:table-cell office:value-type="float" office:value="1239">
            <text:p>1239</text:p>
          </table:table-cell>
          <table:table-cell office:value-type="float" office:value="961630">
            <text:p>961630</text:p>
          </table:table-cell>
          <table:table-cell office:value-type="float" office:value="1234">
            <text:p>1234</text:p>
          </table:table-cell>
          <table:table-cell office:value-type="float" office:value="982624.6">
            <text:p>982624,6</text:p>
          </table:table-cell>
          <table:table-cell office:value-type="float" office:value="1236">
            <text:p>1236</text:p>
          </table:table-cell>
          <table:table-cell office:value-type="float" office:value="996874">
            <text:p>996874</text:p>
          </table:table-cell>
          <table:table-cell office:value-type="float" office:value="1238">
            <text:p>1238</text:p>
          </table:table-cell>
          <table:table-cell office:value-type="float" office:value="745833">
            <text:p>745833</text:p>
          </table:table-cell>
          <table:table-cell office:value-type="float" office:value="1234">
            <text:p>1234</text:p>
          </table:table-cell>
          <table:table-cell office:value-type="float" office:value="772822">
            <text:p>772822</text:p>
          </table:table-cell>
          <table:table-cell office:value-type="float" office:value="1237">
            <text:p>1237</text:p>
          </table:table-cell>
          <table:table-cell office:value-type="float" office:value="781445">
            <text:p>781445</text:p>
          </table:table-cell>
          <table:table-cell office:value-type="float" office:value="1239">
            <text:p>1239</text:p>
          </table:table-cell>
          <table:table-cell office:value-type="float" office:value="713437">
            <text:p>713437</text:p>
          </table:table-cell>
          <table:table-cell office:value-type="float" office:value="1234">
            <text:p>1234</text:p>
          </table:table-cell>
          <table:table-cell office:value-type="float" office:value="727689.4">
            <text:p>727689,4</text:p>
          </table:table-cell>
          <table:table-cell office:value-type="float" office:value="1236.2">
            <text:p>1236,2</text:p>
          </table:table-cell>
          <table:table-cell office:value-type="float" office:value="721180">
            <text:p>721180</text:p>
          </table:table-cell>
          <table:table-cell office:value-type="float" office:value="1239">
            <text:p>1239</text:p>
          </table:table-cell>
          <table:table-cell office:value-type="float" office:value="742455">
            <text:p>742455</text:p>
          </table:table-cell>
          <table:table-cell office:value-type="float" office:value="1234">
            <text:p>1234</text:p>
          </table:table-cell>
          <table:table-cell office:value-type="float" office:value="752938.4">
            <text:p>752938,4</text:p>
          </table:table-cell>
          <table:table-cell office:value-type="float" office:value="1237">
            <text:p>1237</text:p>
          </table:table-cell>
          <table:table-cell office:value-type="float" office:value="771693">
            <text:p>771693</text:p>
          </table:table-cell>
          <table:table-cell office:value-type="float" office:value="1239">
            <text:p>1239</text:p>
          </table:table-cell>
        </table:table-row>
        <table:table-row table:style-name="ro1">
          <table:table-cell office:value-type="float" office:value="6287593">
            <text:p>6287593</text:p>
          </table:table-cell>
          <table:table-cell office:value-type="float" office:value="1239">
            <text:p>1239</text:p>
          </table:table-cell>
          <table:table-cell office:value-type="float" office:value="7538930">
            <text:p>7538930</text:p>
          </table:table-cell>
          <table:table-cell office:value-type="float" office:value="1234">
            <text:p>1234</text:p>
          </table:table-cell>
          <table:table-cell office:value-type="float" office:value="7521840.2">
            <text:p>7521840,2</text:p>
          </table:table-cell>
          <table:table-cell office:value-type="float" office:value="1234.8">
            <text:p>1234,8</text:p>
          </table:table-cell>
          <table:table-cell office:value-type="float" office:value="7529790">
            <text:p>7529790</text:p>
          </table:table-cell>
          <table:table-cell office:value-type="float" office:value="1236">
            <text:p>1236</text:p>
          </table:table-cell>
          <table:table-cell office:value-type="float" office:value="7306146">
            <text:p>7306146</text:p>
          </table:table-cell>
          <table:table-cell office:value-type="float" office:value="1236">
            <text:p>1236</text:p>
          </table:table-cell>
          <table:table-cell office:value-type="float" office:value="7441830">
            <text:p>7441830</text:p>
          </table:table-cell>
          <table:table-cell office:value-type="float" office:value="1236">
            <text:p>1236</text:p>
          </table:table-cell>
          <table:table-cell office:value-type="float" office:value="7603333">
            <text:p>7603333</text:p>
          </table:table-cell>
          <table:table-cell office:value-type="float" office:value="1236">
            <text:p>1236</text:p>
          </table:table-cell>
          <table:table-cell office:value-type="float" office:value="6801437">
            <text:p>6801437</text:p>
          </table:table-cell>
          <table:table-cell office:value-type="float" office:value="1234">
            <text:p>1234</text:p>
          </table:table-cell>
          <table:table-cell office:value-type="float" office:value="6821505.2">
            <text:p>6821505,2</text:p>
          </table:table-cell>
          <table:table-cell office:value-type="float" office:value="1236">
            <text:p>1236</text:p>
          </table:table-cell>
          <table:table-cell office:value-type="float" office:value="6784554">
            <text:p>6784554</text:p>
          </table:table-cell>
          <table:table-cell office:value-type="float" office:value="1238">
            <text:p>1238</text:p>
          </table:table-cell>
          <table:table-cell office:value-type="float" office:value="6846162">
            <text:p>6846162</text:p>
          </table:table-cell>
          <table:table-cell office:value-type="float" office:value="1234">
            <text:p>1234</text:p>
          </table:table-cell>
          <table:table-cell office:value-type="float" office:value="7250161.2">
            <text:p>7250161,2</text:p>
          </table:table-cell>
          <table:table-cell office:value-type="float" office:value="1235.6">
            <text:p>1235,6</text:p>
          </table:table-cell>
          <table:table-cell office:value-type="float" office:value="7513915">
            <text:p>7513915</text:p>
          </table:table-cell>
          <table:table-cell office:value-type="float" office:value="1236">
            <text:p>1236</text:p>
          </table:table-cell>
        </table:table-row>
        <table:table-row table:style-name="ro1">
          <table:table-cell office:value-type="float" office:value="60760918">
            <text:p>60760918</text:p>
          </table:table-cell>
          <table:table-cell office:value-type="float" office:value="1239">
            <text:p>1239</text:p>
          </table:table-cell>
          <table:table-cell office:value-type="float" office:value="62585555">
            <text:p>62585555</text:p>
          </table:table-cell>
          <table:table-cell office:value-type="float" office:value="1234">
            <text:p>1234</text:p>
          </table:table-cell>
          <table:table-cell office:value-type="float" office:value="61980420">
            <text:p>61980420</text:p>
          </table:table-cell>
          <table:table-cell office:value-type="float" office:value="1235.6">
            <text:p>1235,6</text:p>
          </table:table-cell>
          <table:table-cell office:value-type="float" office:value="62496671">
            <text:p>62496671</text:p>
          </table:table-cell>
          <table:table-cell office:value-type="float" office:value="1236">
            <text:p>1236</text:p>
          </table:table-cell>
          <table:table-cell office:value-type="float" office:value="67803451">
            <text:p>67803451</text:p>
          </table:table-cell>
          <table:table-cell office:value-type="float" office:value="1236">
            <text:p>1236</text:p>
          </table:table-cell>
          <table:table-cell office:value-type="float" office:value="69364749.6">
            <text:p>69364749,6</text:p>
          </table:table-cell>
          <table:table-cell office:value-type="float" office:value="1236">
            <text:p>1236</text:p>
          </table:table-cell>
          <table:table-cell office:value-type="float" office:value="70454616">
            <text:p>70454616</text:p>
          </table:table-cell>
          <table:table-cell office:value-type="float" office:value="1236">
            <text:p>1236</text:p>
          </table:table-cell>
          <table:table-cell office:value-type="float" office:value="63948594">
            <text:p>63948594</text:p>
          </table:table-cell>
          <table:table-cell office:value-type="float" office:value="1236">
            <text:p>1236</text:p>
          </table:table-cell>
          <table:table-cell office:value-type="float" office:value="64555477.4">
            <text:p>64555477,4</text:p>
          </table:table-cell>
          <table:table-cell office:value-type="float" office:value="1236">
            <text:p>1236</text:p>
          </table:table-cell>
          <table:table-cell office:value-type="float" office:value="64953484">
            <text:p>64953484</text:p>
          </table:table-cell>
          <table:table-cell office:value-type="float" office:value="1236">
            <text:p>1236</text:p>
          </table:table-cell>
          <table:table-cell office:value-type="float" office:value="67151224">
            <text:p>67151224</text:p>
          </table:table-cell>
          <table:table-cell office:value-type="float" office:value="1236">
            <text:p>1236</text:p>
          </table:table-cell>
          <table:table-cell office:value-type="float" office:value="68515824.4">
            <text:p>68515824,4</text:p>
          </table:table-cell>
          <table:table-cell office:value-type="float" office:value="1236">
            <text:p>1236</text:p>
          </table:table-cell>
          <table:table-cell office:value-type="float" office:value="69830093">
            <text:p>69830093</text:p>
          </table:table-cell>
          <table:table-cell office:value-type="float" office:value="1236">
            <text:p>1236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>
            <draw:frame table:end-cell-address="'ABZ5 100C_MMM_OI'.G31" table:end-x="1.299cm" table:end-y="0.057cm" draw:z-index="0" draw:style-name="gr1" svg:width="22.543cm" svg:height="10.895cm" svg:x="0.001cm" svg:y="0.001cm">
              <draw:object draw:notify-on-update-of-ranges="'ABZ5 100C_MMM_OI'.A1:'ABZ5 100C_MMM_OI'.A1 'ABZ5 100C_MMM_OI'.B1:'ABZ5 100C_MMM_OI'.B1 'ABZ5 100C_MMM_OI'.B2:'ABZ5 100C_MMM_OI'.B5 'ABZ5 100C_MMM_OI'.A2:'ABZ5 100C_MMM_OI'.A5 'ABZ5 100C_MMM_OI'.D1:'ABZ5 100C_MMM_OI'.D1 'ABZ5 100C_MMM_OI'.D2:'ABZ5 100C_MMM_OI'.D5 'ABZ5 100C_MMM_OI'.C2:'ABZ5 100C_MMM_OI'.C5 'ABZ5 100C_MMM_OI'.F1:'ABZ5 100C_MMM_OI'.F1 'ABZ5 100C_MMM_OI'.F2:'ABZ5 100C_MMM_OI'.F5 'ABZ5 100C_MMM_OI'.E2:'ABZ5 100C_MMM_OI'.E5 'ABZ5 100C_MMM_OI'.H1:'ABZ5 100C_MMM_OI'.H1 'ABZ5 100C_MMM_OI'.H2:'ABZ5 100C_MMM_OI'.H5 'ABZ5 100C_MMM_OI'.G2:'ABZ5 100C_MMM_OI'.G5 'ABZ5 100C_MMM_OI'.J1:'ABZ5 100C_MMM_OI'.J1 'ABZ5 100C_MMM_OI'.J2:'ABZ5 100C_MMM_OI'.J5 'ABZ5 100C_MMM_OI'.I2:'ABZ5 100C_MMM_OI'.I5 'ABZ5 100C_MMM_OI'.L1:'ABZ5 100C_MMM_OI'.L1 'ABZ5 100C_MMM_OI'.L2:'ABZ5 100C_MMM_OI'.L5 'ABZ5 100C_MMM_OI'.K2:'ABZ5 100C_MMM_OI'.K5 'ABZ5 100C_MMM_OI'.N1:'ABZ5 100C_MMM_OI'.N1 'ABZ5 100C_MMM_OI'.N2:'ABZ5 100C_MMM_OI'.N5 'ABZ5 100C_MMM_OI'.M2:'ABZ5 100C_MMM_OI'.M5 'ABZ5 100C_MMM_OI'.P1:'ABZ5 100C_MMM_OI'.P1 'ABZ5 100C_MMM_OI'.P2:'ABZ5 100C_MMM_OI'.P5 'ABZ5 100C_MMM_OI'.O2:'ABZ5 100C_MMM_OI'.O5 'ABZ5 100C_MMM_OI'.R1:'ABZ5 100C_MMM_OI'.R1 'ABZ5 100C_MMM_OI'.R2:'ABZ5 100C_MMM_OI'.R5 'ABZ5 100C_MMM_OI'.Q2:'ABZ5 100C_MMM_OI'.Q5 'ABZ5 100C_MMM_OI'.T1:'ABZ5 100C_MMM_OI'.T1 'ABZ5 100C_MMM_OI'.T2:'ABZ5 100C_MMM_OI'.T5 'ABZ5 100C_MMM_OI'.S2:'ABZ5 100C_MMM_OI'.S5 'ABZ5 100C_MMM_OI'.V1:'ABZ5 100C_MMM_OI'.V1 'ABZ5 100C_MMM_OI'.V2:'ABZ5 100C_MMM_OI'.V5 'ABZ5 100C_MMM_OI'.U2:'ABZ5 100C_MMM_OI'.U5 'ABZ5 100C_MMM_OI'.X1:'ABZ5 100C_MMM_OI'.X1 'ABZ5 100C_MMM_OI'.X2:'ABZ5 100C_MMM_OI'.X5 'ABZ5 100C_MMM_OI'.W2:'ABZ5 100C_MMM_OI'.W5 'ABZ5 100C_MMM_OI'.Z1:'ABZ5 100C_MMM_OI'.Z1 'ABZ5 100C_MMM_OI'.Z2:'ABZ5 100C_MMM_OI'.Z5 'ABZ5 100C_MMM_OI'.Y2:'ABZ5 100C_MMM_OI'.Y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6"/>
          <table:table-cell table:style-name="ce3"/>
          <table:table-cell table:number-columns-repeated="19"/>
        </table:table-row>
        <table:table-row table:style-name="ro1">
          <table:table-cell table:number-columns-repeated="7"/>
          <table:table-cell office:value-type="string">
            <text:p><text:s text:c="2"/></text:p>
          </table:table-cell>
          <table:table-cell table:number-columns-repeated="8"/>
          <table:table-cell table:style-name="ce1" office:value-type="float" office:value="68052742">
            <text:p>68052742</text:p>
          </table:table-cell>
          <table:table-cell table:number-columns-repeated="9"/>
        </table:table-row>
        <table:table-row table:style-name="ro1">
          <table:table-cell table:number-columns-repeated="16"/>
          <table:table-cell table:style-name="ce2" office:value-type="float" office:value="68244373">
            <text:p>68244373</text:p>
          </table:table-cell>
          <table:table-cell table:number-columns-repeated="9"/>
        </table:table-row>
        <table:table-row table:style-name="ro1">
          <table:table-cell table:number-columns-repeated="16"/>
          <table:table-cell table:style-name="ce2" office:value-type="float" office:value="67151224">
            <text:p>67151224</text:p>
          </table:table-cell>
          <table:table-cell table:number-columns-repeated="9"/>
        </table:table-row>
        <table:table-row table:style-name="ro1">
          <table:table-cell table:number-columns-repeated="16"/>
          <table:table-cell table:style-name="ce2" office:value-type="float" office:value="69300690">
            <text:p>69300690</text:p>
          </table:table-cell>
          <table:table-cell table:number-columns-repeated="9"/>
        </table:table-row>
        <table:table-row table:style-name="ro1">
          <table:table-cell table:number-columns-repeated="16"/>
          <table:table-cell table:style-name="ce2" office:value-type="float" office:value="69830093">
            <text:p>69830093</text:p>
          </table:table-cell>
          <table:table-cell table:number-columns-repeated="9"/>
        </table:table-row>
        <table:table-row table:style-name="ro1">
          <table:table-cell table:number-columns-repeated="16"/>
          <table:table-cell table:formula="of:= SUM ([.Q12:.Q16])/5" office:value-type="float" office:value="68515824.4">
            <text:p>68515824,4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1">21/01/2010</text:date>, <text:time>13:3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0T19:47:36.80</meta:creation-date>
    <dc:date>2010-01-21T13:34:32.11</dc:date>
    <meta:editing-duration>PT18H13M13S</meta:editing-duration>
    <meta:editing-cycles>63</meta:editing-cycles>
    <meta:generator>OpenOffice.org/3.1$Win32 OpenOffice.org_project/310m19$Build-9420</meta:generator>
    <meta:document-statistic meta:table-count="4" meta:cell-count="575" meta:object-count="4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true" chart:minimum="10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234" chart:maximum="125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svg:stroke-width="0.088cm" svg:stroke-color="#4b1f6f" draw:fill-color="#4b1f6f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stroke="dash" draw:stroke-dash="Fine_20_Dashed_20__28_var_29_" svg:stroke-width="0.088cm" svg:stroke-color="#4b1f6f" draw:fill-color="#4b1f6f"/>
      <style:text-properties fo:font-size="6pt" style:font-size-asian="6pt" style:font-size-complex="6pt"/>
    </style:style>
    <style:style style:name="ch14" style:family="chart">
      <style:chart-properties chart:symbol-type="named-symbol" chart:symbol-name="arrow-right" chart:symbol-width="0.25cm" chart:symbol-height="0.25cm"/>
      <style:graphic-properties draw:stroke="dash" draw:stroke-dash="_32__20_Dots_20_1_20_Dash" svg:stroke-width="0.088cm" svg:stroke-color="#4b1f6f" draw:fill-color="#4b1f6f"/>
      <style:text-properties fo:font-size="6pt" style:font-size-asian="6pt" style:font-size-complex="6pt"/>
    </style:style>
    <style:style style:name="ch15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6" style:family="chart">
      <style:chart-properties chart:symbol-type="named-symbol" chart:symbol-name="arrow-right" chart:symbol-width="0.25cm" chart:symbol-height="0.25cm"/>
      <style:graphic-properties draw:stroke="dash" draw:stroke-dash="Fine_20_Dashed_20__28_var_29_" svg:stroke-width="0.088cm" svg:stroke-color="#ff420e" draw:fill-color="#ff420e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/>
      <style:graphic-properties draw:stroke="dash" draw:stroke-dash="_32__20_Dots_20_1_20_Dash" svg:stroke-width="0.088cm" svg:stroke-color="#ff420e" draw:fill-color="#ff420e"/>
      <style:text-properties fo:font-size="6pt" style:font-size-asian="6pt" style:font-size-complex="6pt"/>
    </style:style>
    <style:style style:name="ch18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9" style:family="chart">
      <style:chart-properties chart:symbol-type="named-symbol" chart:symbol-name="arrow-left" chart:symbol-width="0.25cm" chart:symbol-height="0.25cm"/>
      <style:graphic-properties draw:stroke="dash" draw:stroke-dash="Fine_20_Dashed_20__28_var_29_" svg:stroke-width="0.088cm" svg:stroke-color="#ffd320" draw:fill-color="#ffd320"/>
      <style:text-properties fo:font-size="6pt" style:font-size-asian="6pt" style:font-size-complex="6pt"/>
    </style:style>
    <style:style style:name="ch20" style:family="chart">
      <style:chart-properties chart:symbol-type="named-symbol" chart:symbol-name="hourglass" chart:symbol-width="0.25cm" chart:symbol-height="0.25cm">
        <chart:symbol-image xlink:href="Pictures/2000000D000000DF000000DF3FCD4C5E.svm" xlink:type="simple" xlink:actuate="onLoad"/>
      </style:chart-properties>
      <style:graphic-properties draw:stroke="dash" draw:stroke-dash="_32__20_Dots_20_1_20_Dash" svg:stroke-width="0.088cm" svg:stroke-color="#ffd320" draw:fill-color="#ffd320"/>
      <style:text-properties fo:font-size="6pt" style:font-size-asian="6pt" style:font-size-complex="6pt"/>
    </style:style>
    <style:style style:name="ch21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22" style:family="chart">
      <style:chart-properties chart:symbol-type="named-symbol" chart:symbol-name="bow-tie" chart:symbol-width="0.25cm" chart:symbol-height="0.25cm"/>
      <style:graphic-properties draw:stroke="dash" draw:stroke-dash="Fine_20_Dashed_20__28_var_29_" svg:stroke-width="0.088cm" svg:stroke-color="#579d1c" draw:fill-color="#579d1c"/>
      <style:text-properties fo:font-size="6pt" style:font-size-asian="6pt" style:font-size-complex="6pt"/>
    </style:style>
    <style:style style:name="ch23" style:family="chart">
      <style:chart-properties chart:symbol-type="named-symbol" chart:symbol-name="diamond" chart:symbol-width="0.25cm" chart:symbol-height="0.25cm"/>
      <style:graphic-properties draw:stroke="dash" draw:stroke-dash="_32__20_Dots_20_1_20_Dash" svg:stroke-width="0.088cm" svg:stroke-color="#579d1c" draw:fill-color="#579d1c"/>
      <style:text-properties fo:font-size="6pt" style:font-size-asian="6pt" style:font-size-complex="6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scatter" chart:column-mapping="0 1 2 3" chart:style-name="ch1">
        <chart:title svg:x="1.707cm" svg:y="0.218cm" chart:style-name="ch2">
          <text:p>ABZ 5 - Busca Tabu X Modelos de hibridização &amp; Colisão de Partículas (resultado após 5 rodadas)</text:p>
        </chart:title>
        <chart:subtitle svg:x="0.292cm" svg:y="0.938cm" chart:style-name="ch3">
          <text:p>Modelos de hibridização: Tamanho da população = 12; N° de ciclos = 10; Ordem dos operadores invertida para AHS, VH e VHM;
Colisão de Partículas: Operador de Perturbação = M1; Operador de Exploração Local: Busca Tabu;
Busca Tabu: Método de geração de vizinhança = N5; Tamanho da lista tabu = 8; Número máximo de iterações = 100 a 100.000;
Multidão de Partículas Similar: Método de Cruzamento = C1 com 1 pt flutuante; Método de mutação = M7 (1 serviço).</text:p>
        </chart:subtitle>
        <chart:legend chart:legend-position="end" svg:x="17.369cm" svg:y="3.378cm" chart:style-name="ch4"/>
        <chart:plot-area chart:style-name="ch5" table:cell-range-address="'ABZ5 10C_MMM_OI'.A1:'ABZ5 10C_MMM_OI'.B5 'ABZ5 10C_MMM_OI'.D1:'ABZ5 10C_MMM_OI'.D5 'ABZ5 10C_MMM_OI'.F1:'ABZ5 10C_MMM_OI'.F5 'ABZ5 10C_MMM_OI'.H1:'ABZ5 10C_MMM_OI'.H5 'ABZ5 10C_MMM_OI'.J1:'ABZ5 10C_MMM_OI'.J5 'ABZ5 10C_MMM_OI'.L1:'ABZ5 10C_MMM_OI'.L5 'ABZ5 10C_MMM_OI'.N1:'ABZ5 10C_MMM_OI'.N5 'ABZ5 10C_MMM_OI'.P1:'ABZ5 10C_MMM_OI'.P5 'ABZ5 10C_MMM_OI'.R1:'ABZ5 10C_MMM_OI'.R5 'ABZ5 10C_MMM_OI'.T1:'ABZ5 10C_MMM_OI'.T5 'ABZ5 10C_MMM_OI'.V1:'ABZ5 10C_MMM_OI'.V5 'ABZ5 10C_MMM_OI'.X1:'ABZ5 10C_MMM_OI'.X5 'ABZ5 10C_MMM_OI'.Z1:'ABZ5 10C_MMM_OI'.Z5" chart:data-source-has-labels="both" svg:x="0.699cm" svg:y="2.956cm" svg:width="16.221cm" svg:height="7.49cm">
          <chart:axis chart:dimension="x" chart:name="primary-x" chart:style-name="ch6">
            <chart:title svg:x="5.219cm" svg:y="10.065cm" chart:style-name="ch7">
              <text:p>Número de soluções computadas (escala logarítima)</text:p>
            </chart:title>
            <chart:categories table:cell-range-address="'ABZ5 10C_MMM_OI'.A1:'ABZ5 10C_MMM_OI'.A1"/>
          </chart:axis>
          <chart:axis chart:dimension="y" chart:name="primary-y" chart:style-name="ch8">
            <chart:title svg:x="0.451cm" svg:y="7.155cm" chart:style-name="ch9">
              <text:p>Makespan</text:p>
            </chart:title>
            <chart:grid chart:style-name="ch10" chart:class="major"/>
          </chart:axis>
          <chart:series chart:style-name="ch11" chart:values-cell-range-address="'ABZ5 10C_MMM_OI'.B2:'ABZ5 10C_MMM_OI'.B5" chart:label-cell-address="'ABZ5 10C_MMM_OI'.B1:'ABZ5 10C_MMM_OI'.B1" chart:class="chart:scatter">
            <chart:domain table:cell-range-address="'ABZ5 10C_MMM_OI'.A2:'ABZ5 10C_MMM_OI'.A5"/>
            <chart:data-point chart:repeated="4"/>
          </chart:series>
          <chart:series chart:style-name="ch12" chart:values-cell-range-address="'ABZ5 10C_MMM_OI'.D2:'ABZ5 10C_MMM_OI'.D5" chart:label-cell-address="'ABZ5 10C_MMM_OI'.D1:'ABZ5 10C_MMM_OI'.D1" chart:class="chart:scatter">
            <chart:domain table:cell-range-address="'ABZ5 10C_MMM_OI'.C2:'ABZ5 10C_MMM_OI'.C5"/>
            <chart:data-point chart:repeated="4"/>
          </chart:series>
          <chart:series chart:style-name="ch13" chart:values-cell-range-address="'ABZ5 10C_MMM_OI'.F2:'ABZ5 10C_MMM_OI'.F5" chart:label-cell-address="'ABZ5 10C_MMM_OI'.F1:'ABZ5 10C_MMM_OI'.F1" chart:class="chart:scatter">
            <chart:domain table:cell-range-address="'ABZ5 10C_MMM_OI'.E2:'ABZ5 10C_MMM_OI'.E5"/>
            <chart:data-point chart:repeated="4"/>
          </chart:series>
          <chart:series chart:style-name="ch14" chart:values-cell-range-address="'ABZ5 10C_MMM_OI'.H2:'ABZ5 10C_MMM_OI'.H5" chart:label-cell-address="'ABZ5 10C_MMM_OI'.H1:'ABZ5 10C_MMM_OI'.H1" chart:class="chart:scatter">
            <chart:domain table:cell-range-address="'ABZ5 10C_MMM_OI'.G2:'ABZ5 10C_MMM_OI'.G5"/>
            <chart:data-point chart:repeated="4"/>
          </chart:series>
          <chart:series chart:style-name="ch15" chart:values-cell-range-address="'ABZ5 10C_MMM_OI'.J2:'ABZ5 10C_MMM_OI'.J5" chart:label-cell-address="'ABZ5 10C_MMM_OI'.J1:'ABZ5 10C_MMM_OI'.J1" chart:class="chart:scatter">
            <chart:domain table:cell-range-address="'ABZ5 10C_MMM_OI'.I2:'ABZ5 10C_MMM_OI'.I5"/>
            <chart:data-point chart:repeated="4"/>
          </chart:series>
          <chart:series chart:style-name="ch16" chart:values-cell-range-address="'ABZ5 10C_MMM_OI'.L2:'ABZ5 10C_MMM_OI'.L5" chart:label-cell-address="'ABZ5 10C_MMM_OI'.L1:'ABZ5 10C_MMM_OI'.L1" chart:class="chart:scatter">
            <chart:domain table:cell-range-address="'ABZ5 10C_MMM_OI'.K2:'ABZ5 10C_MMM_OI'.K5"/>
            <chart:data-point chart:repeated="4"/>
          </chart:series>
          <chart:series chart:style-name="ch17" chart:values-cell-range-address="'ABZ5 10C_MMM_OI'.N2:'ABZ5 10C_MMM_OI'.N5" chart:label-cell-address="'ABZ5 10C_MMM_OI'.N1:'ABZ5 10C_MMM_OI'.N1" chart:class="chart:scatter">
            <chart:domain table:cell-range-address="'ABZ5 10C_MMM_OI'.M2:'ABZ5 10C_MMM_OI'.M5"/>
            <chart:data-point chart:repeated="4"/>
          </chart:series>
          <chart:series chart:style-name="ch18" chart:values-cell-range-address="'ABZ5 10C_MMM_OI'.P2:'ABZ5 10C_MMM_OI'.P5" chart:label-cell-address="'ABZ5 10C_MMM_OI'.P1:'ABZ5 10C_MMM_OI'.P1" chart:class="chart:scatter">
            <chart:domain table:cell-range-address="'ABZ5 10C_MMM_OI'.O2:'ABZ5 10C_MMM_OI'.O5"/>
            <chart:data-point chart:repeated="4"/>
          </chart:series>
          <chart:series chart:style-name="ch19" chart:values-cell-range-address="'ABZ5 10C_MMM_OI'.R2:'ABZ5 10C_MMM_OI'.R5" chart:label-cell-address="'ABZ5 10C_MMM_OI'.R1:'ABZ5 10C_MMM_OI'.R1" chart:class="chart:scatter">
            <chart:domain table:cell-range-address="'ABZ5 10C_MMM_OI'.Q2:'ABZ5 10C_MMM_OI'.Q5"/>
            <chart:data-point chart:repeated="4"/>
          </chart:series>
          <chart:series chart:style-name="ch20" chart:values-cell-range-address="'ABZ5 10C_MMM_OI'.T2:'ABZ5 10C_MMM_OI'.T5" chart:label-cell-address="'ABZ5 10C_MMM_OI'.T1:'ABZ5 10C_MMM_OI'.T1" chart:class="chart:scatter">
            <chart:domain table:cell-range-address="'ABZ5 10C_MMM_OI'.S2:'ABZ5 10C_MMM_OI'.S5"/>
            <chart:data-point chart:repeated="4"/>
          </chart:series>
          <chart:series chart:style-name="ch21" chart:values-cell-range-address="'ABZ5 10C_MMM_OI'.V2:'ABZ5 10C_MMM_OI'.V5" chart:label-cell-address="'ABZ5 10C_MMM_OI'.V1:'ABZ5 10C_MMM_OI'.V1" chart:class="chart:scatter">
            <chart:domain table:cell-range-address="'ABZ5 10C_MMM_OI'.U2:'ABZ5 10C_MMM_OI'.U5"/>
            <chart:data-point chart:repeated="4"/>
          </chart:series>
          <chart:series chart:style-name="ch22" chart:values-cell-range-address="'ABZ5 10C_MMM_OI'.X2:'ABZ5 10C_MMM_OI'.X5" chart:label-cell-address="'ABZ5 10C_MMM_OI'.X1:'ABZ5 10C_MMM_OI'.X1" chart:class="chart:scatter">
            <chart:domain table:cell-range-address="'ABZ5 10C_MMM_OI'.W2:'ABZ5 10C_MMM_OI'.W5"/>
            <chart:data-point chart:repeated="4"/>
          </chart:series>
          <chart:series chart:style-name="ch23" chart:values-cell-range-address="'ABZ5 10C_MMM_OI'.Z2:'ABZ5 10C_MMM_OI'.Z5" chart:label-cell-address="'ABZ5 10C_MMM_OI'.Z1:'ABZ5 10C_MMM_OI'.Z1" chart:class="chart:scatter">
            <chart:domain table:cell-range-address="'ABZ5 10C_MMM_OI'.Y2:'ABZ5 10C_MMM_OI'.Y5"/>
            <chart:data-point chart:repeated="4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'ABZ5 10C_MMM_OI'.B1:'ABZ5 10C_MMM_OI'.B1">Busca Tabu</text:p>
              </table:table-cell>
              <table:table-cell office:value-type="string">
                <text:p>Colonne C</text:p>
              </table:table-cell>
              <table:table-cell office:value-type="string">
                <text:p text:id="'ABZ5 10C_MMM_OI'.D1:'ABZ5 10C_MMM_OI'.D1">CP (melhor solução)</text:p>
              </table:table-cell>
              <table:table-cell office:value-type="string">
                <text:p>Colonne E</text:p>
              </table:table-cell>
              <table:table-cell office:value-type="string">
                <text:p text:id="'ABZ5 10C_MMM_OI'.F1:'ABZ5 10C_MMM_OI'.F1">CP (média 5 rodadas)</text:p>
              </table:table-cell>
              <table:table-cell office:value-type="string">
                <text:p>Colonne G</text:p>
              </table:table-cell>
              <table:table-cell office:value-type="string">
                <text:p text:id="'ABZ5 10C_MMM_OI'.H1:'ABZ5 10C_MMM_OI'.H1">CP (pior solução)</text:p>
              </table:table-cell>
              <table:table-cell office:value-type="string">
                <text:p>Colonne I</text:p>
              </table:table-cell>
              <table:table-cell office:value-type="string">
                <text:p text:id="'ABZ5 10C_MMM_OI'.J1:'ABZ5 10C_MMM_OI'.J1">AHS MPS/BT (melhor solução)</text:p>
              </table:table-cell>
              <table:table-cell office:value-type="string">
                <text:p>Colonne K</text:p>
              </table:table-cell>
              <table:table-cell office:value-type="string">
                <text:p text:id="'ABZ5 10C_MMM_OI'.L1:'ABZ5 10C_MMM_OI'.L1">AHS MPS/BT (média 5 rodadas)</text:p>
              </table:table-cell>
              <table:table-cell office:value-type="string">
                <text:p>Colonne M</text:p>
              </table:table-cell>
              <table:table-cell office:value-type="string">
                <text:p text:id="'ABZ5 10C_MMM_OI'.N1:'ABZ5 10C_MMM_OI'.N1">AHS MPS/BT (pior solução)</text:p>
              </table:table-cell>
              <table:table-cell office:value-type="string">
                <text:p>Colonne O</text:p>
              </table:table-cell>
              <table:table-cell office:value-type="string">
                <text:p text:id="'ABZ5 10C_MMM_OI'.P1:'ABZ5 10C_MMM_OI'.P1">VH MPS/BT (melhor solução)</text:p>
              </table:table-cell>
              <table:table-cell office:value-type="string">
                <text:p>Colonne Q</text:p>
              </table:table-cell>
              <table:table-cell office:value-type="string">
                <text:p text:id="'ABZ5 10C_MMM_OI'.R1:'ABZ5 10C_MMM_OI'.R1">VH MPS/BT (média 5 rodadas)</text:p>
              </table:table-cell>
              <table:table-cell office:value-type="string">
                <text:p>Colonne S</text:p>
              </table:table-cell>
              <table:table-cell office:value-type="string">
                <text:p text:id="'ABZ5 10C_MMM_OI'.T1:'ABZ5 10C_MMM_OI'.T1">VH MPS/BT (pior solução)</text:p>
              </table:table-cell>
              <table:table-cell office:value-type="string">
                <text:p>Colonne U</text:p>
              </table:table-cell>
              <table:table-cell office:value-type="string">
                <text:p text:id="'ABZ5 10C_MMM_OI'.V1:'ABZ5 10C_MMM_OI'.V1">VHM MPS/BT (melhor solução)</text:p>
              </table:table-cell>
              <table:table-cell office:value-type="string">
                <text:p>Colonne W</text:p>
              </table:table-cell>
              <table:table-cell office:value-type="string">
                <text:p text:id="'ABZ5 10C_MMM_OI'.X1:'ABZ5 10C_MMM_OI'.X1">VHM MPS/BT (média 5 rodadas)</text:p>
              </table:table-cell>
              <table:table-cell office:value-type="string">
                <text:p>Colonne Y</text:p>
              </table:table-cell>
              <table:table-cell office:value-type="string">
                <text:p text:id="'ABZ5 10C_MMM_OI'.Z1:'ABZ5 10C_MMM_OI'.Z1">VHM MPS/BT (pior solução)</text:p>
              </table:table-cell>
            </table:table-row>
          </table:table-header-rows>
          <table:table-rows>
            <table:table-row>
              <table:table-cell office:value-type="string">
                <text:p text:id="'ABZ5 10C_MMM_OI'.A1:'ABZ5 10C_MMM_OI'.A1">Soluções computadas</text:p>
              </table:table-cell>
              <table:table-cell office:value-type="float" office:value="118263">
                <text:p text:id="'ABZ5 10C_MMM_OI'.A2:'ABZ5 10C_MMM_OI'.A5">118263</text:p>
              </table:table-cell>
              <table:table-cell office:value-type="float" office:value="1239">
                <text:p text:id="'ABZ5 10C_MMM_OI'.B2:'ABZ5 10C_MMM_OI'.B5">1239</text:p>
              </table:table-cell>
              <table:table-cell office:value-type="float" office:value="110297">
                <text:p text:id="'ABZ5 10C_MMM_OI'.C2:'ABZ5 10C_MMM_OI'.C5">110297</text:p>
              </table:table-cell>
              <table:table-cell office:value-type="float" office:value="1234">
                <text:p text:id="'ABZ5 10C_MMM_OI'.D2:'ABZ5 10C_MMM_OI'.D5">1234</text:p>
              </table:table-cell>
              <table:table-cell office:value-type="float" office:value="106785.8">
                <text:p text:id="'ABZ5 10C_MMM_OI'.E2:'ABZ5 10C_MMM_OI'.E5">106785.8</text:p>
              </table:table-cell>
              <table:table-cell office:value-type="float" office:value="1238">
                <text:p text:id="'ABZ5 10C_MMM_OI'.F2:'ABZ5 10C_MMM_OI'.F5">1238</text:p>
              </table:table-cell>
              <table:table-cell office:value-type="float" office:value="106514">
                <text:p text:id="'ABZ5 10C_MMM_OI'.G2:'ABZ5 10C_MMM_OI'.G5">106514</text:p>
              </table:table-cell>
              <table:table-cell office:value-type="float" office:value="1241">
                <text:p text:id="'ABZ5 10C_MMM_OI'.H2:'ABZ5 10C_MMM_OI'.H5">1241</text:p>
              </table:table-cell>
              <table:table-cell office:value-type="float" office:value="84188">
                <text:p text:id="'ABZ5 10C_MMM_OI'.I2:'ABZ5 10C_MMM_OI'.I5">84188</text:p>
              </table:table-cell>
              <table:table-cell office:value-type="float" office:value="1234">
                <text:p text:id="'ABZ5 10C_MMM_OI'.J2:'ABZ5 10C_MMM_OI'.J5">1234</text:p>
              </table:table-cell>
              <table:table-cell office:value-type="float" office:value="88457.6">
                <text:p text:id="'ABZ5 10C_MMM_OI'.K2:'ABZ5 10C_MMM_OI'.K5">88457.6</text:p>
              </table:table-cell>
              <table:table-cell office:value-type="float" office:value="1238.2">
                <text:p text:id="'ABZ5 10C_MMM_OI'.L2:'ABZ5 10C_MMM_OI'.L5">1238.2</text:p>
              </table:table-cell>
              <table:table-cell office:value-type="float" office:value="84801">
                <text:p text:id="'ABZ5 10C_MMM_OI'.M2:'ABZ5 10C_MMM_OI'.M5">84801</text:p>
              </table:table-cell>
              <table:table-cell office:value-type="float" office:value="1242">
                <text:p text:id="'ABZ5 10C_MMM_OI'.N2:'ABZ5 10C_MMM_OI'.N5">1242</text:p>
              </table:table-cell>
              <table:table-cell office:value-type="float" office:value="91467">
                <text:p text:id="'ABZ5 10C_MMM_OI'.O2:'ABZ5 10C_MMM_OI'.O5">91467</text:p>
              </table:table-cell>
              <table:table-cell office:value-type="float" office:value="1234">
                <text:p text:id="'ABZ5 10C_MMM_OI'.P2:'ABZ5 10C_MMM_OI'.P5">1234</text:p>
              </table:table-cell>
              <table:table-cell office:value-type="float" office:value="92305">
                <text:p text:id="'ABZ5 10C_MMM_OI'.Q2:'ABZ5 10C_MMM_OI'.Q5">92305</text:p>
              </table:table-cell>
              <table:table-cell office:value-type="float" office:value="1238.6">
                <text:p text:id="'ABZ5 10C_MMM_OI'.R2:'ABZ5 10C_MMM_OI'.R5">1238.6</text:p>
              </table:table-cell>
              <table:table-cell office:value-type="float" office:value="91983">
                <text:p text:id="'ABZ5 10C_MMM_OI'.S2:'ABZ5 10C_MMM_OI'.S5">91983</text:p>
              </table:table-cell>
              <table:table-cell office:value-type="float" office:value="1242">
                <text:p text:id="'ABZ5 10C_MMM_OI'.T2:'ABZ5 10C_MMM_OI'.T5">1242</text:p>
              </table:table-cell>
              <table:table-cell office:value-type="float" office:value="93756">
                <text:p text:id="'ABZ5 10C_MMM_OI'.U2:'ABZ5 10C_MMM_OI'.U5">93756</text:p>
              </table:table-cell>
              <table:table-cell office:value-type="float" office:value="1239">
                <text:p text:id="'ABZ5 10C_MMM_OI'.V2:'ABZ5 10C_MMM_OI'.V5">1239</text:p>
              </table:table-cell>
              <table:table-cell office:value-type="float" office:value="88666.8">
                <text:p text:id="'ABZ5 10C_MMM_OI'.W2:'ABZ5 10C_MMM_OI'.W5">88666.8</text:p>
              </table:table-cell>
              <table:table-cell office:value-type="float" office:value="1242.6">
                <text:p text:id="'ABZ5 10C_MMM_OI'.X2:'ABZ5 10C_MMM_OI'.X5">1242.6</text:p>
              </table:table-cell>
              <table:table-cell office:value-type="float" office:value="88365">
                <text:p text:id="'ABZ5 10C_MMM_OI'.Y2:'ABZ5 10C_MMM_OI'.Y5">88365</text:p>
              </table:table-cell>
              <table:table-cell office:value-type="float" office:value="1248">
                <text:p text:id="'ABZ5 10C_MMM_OI'.Z2:'ABZ5 10C_MMM_OI'.Z5">1248</text:p>
              </table:table-cell>
            </table:table-row>
            <table:table-row>
              <table:table-cell office:value-type="string"/>
              <table:table-cell office:value-type="float" office:value="773890">
                <text:p>773890</text:p>
              </table:table-cell>
              <table:table-cell office:value-type="float" office:value="1239">
                <text:p>1239</text:p>
              </table:table-cell>
              <table:table-cell office:value-type="float" office:value="711408">
                <text:p>711408</text:p>
              </table:table-cell>
              <table:table-cell office:value-type="float" office:value="1236">
                <text:p>1236</text:p>
              </table:table-cell>
              <table:table-cell office:value-type="float" office:value="760414.6">
                <text:p>760414.6</text:p>
              </table:table-cell>
              <table:table-cell office:value-type="float" office:value="1237.2">
                <text:p>1237.2</text:p>
              </table:table-cell>
              <table:table-cell office:value-type="float" office:value="834873">
                <text:p>834873</text:p>
              </table:table-cell>
              <table:table-cell office:value-type="float" office:value="1238">
                <text:p>1238</text:p>
              </table:table-cell>
              <table:table-cell office:value-type="float" office:value="781385">
                <text:p>781385</text:p>
              </table:table-cell>
              <table:table-cell office:value-type="float" office:value="1234">
                <text:p>1234</text:p>
              </table:table-cell>
              <table:table-cell office:value-type="float" office:value="761578">
                <text:p>761578</text:p>
              </table:table-cell>
              <table:table-cell office:value-type="float" office:value="1236.6">
                <text:p>1236.6</text:p>
              </table:table-cell>
              <table:table-cell office:value-type="float" office:value="729118">
                <text:p>729118</text:p>
              </table:table-cell>
              <table:table-cell office:value-type="float" office:value="1239">
                <text:p>1239</text:p>
              </table:table-cell>
              <table:table-cell office:value-type="float" office:value="733702">
                <text:p>733702</text:p>
              </table:table-cell>
              <table:table-cell office:value-type="float" office:value="1238">
                <text:p>1238</text:p>
              </table:table-cell>
              <table:table-cell office:value-type="float" office:value="769871.2">
                <text:p>769871.2</text:p>
              </table:table-cell>
              <table:table-cell office:value-type="float" office:value="1238.4">
                <text:p>1238.4</text:p>
              </table:table-cell>
              <table:table-cell office:value-type="float" office:value="762392">
                <text:p>762392</text:p>
              </table:table-cell>
              <table:table-cell office:value-type="float" office:value="1239">
                <text:p>1239</text:p>
              </table:table-cell>
              <table:table-cell office:value-type="float" office:value="770089">
                <text:p>770089</text:p>
              </table:table-cell>
              <table:table-cell office:value-type="float" office:value="1238">
                <text:p>1238</text:p>
              </table:table-cell>
              <table:table-cell office:value-type="float" office:value="790551">
                <text:p>790551</text:p>
              </table:table-cell>
              <table:table-cell office:value-type="float" office:value="1238.2">
                <text:p>1238.2</text:p>
              </table:table-cell>
              <table:table-cell office:value-type="float" office:value="796702">
                <text:p>796702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/>
              <table:table-cell office:value-type="float" office:value="6287593">
                <text:p>6287593</text:p>
              </table:table-cell>
              <table:table-cell office:value-type="float" office:value="1239">
                <text:p>1239</text:p>
              </table:table-cell>
              <table:table-cell office:value-type="float" office:value="5946901">
                <text:p>5946901</text:p>
              </table:table-cell>
              <table:table-cell office:value-type="float" office:value="1236">
                <text:p>1236</text:p>
              </table:table-cell>
              <table:table-cell office:value-type="float" office:value="6040017.2">
                <text:p>6040017.2</text:p>
              </table:table-cell>
              <table:table-cell office:value-type="float" office:value="1236.4">
                <text:p>1236.4</text:p>
              </table:table-cell>
              <table:table-cell office:value-type="float" office:value="6015416">
                <text:p>6015416</text:p>
              </table:table-cell>
              <table:table-cell office:value-type="float" office:value="1238">
                <text:p>1238</text:p>
              </table:table-cell>
              <table:table-cell office:value-type="float" office:value="7311356">
                <text:p>7311356</text:p>
              </table:table-cell>
              <table:table-cell office:value-type="float" office:value="1236">
                <text:p>1236</text:p>
              </table:table-cell>
              <table:table-cell office:value-type="float" office:value="7099218">
                <text:p>7099218</text:p>
              </table:table-cell>
              <table:table-cell office:value-type="float" office:value="1237.6">
                <text:p>1237.6</text:p>
              </table:table-cell>
              <table:table-cell office:value-type="float" office:value="7177434">
                <text:p>7177434</text:p>
              </table:table-cell>
              <table:table-cell office:value-type="float" office:value="1238">
                <text:p>1238</text:p>
              </table:table-cell>
              <table:table-cell office:value-type="float" office:value="6783910">
                <text:p>6783910</text:p>
              </table:table-cell>
              <table:table-cell office:value-type="float" office:value="1238">
                <text:p>1238</text:p>
              </table:table-cell>
              <table:table-cell office:value-type="float" office:value="6876404.2">
                <text:p>6876404.2</text:p>
              </table:table-cell>
              <table:table-cell office:value-type="float" office:value="1238">
                <text:p>1238</text:p>
              </table:table-cell>
              <table:table-cell office:value-type="float" office:value="6975795">
                <text:p>6975795</text:p>
              </table:table-cell>
              <table:table-cell office:value-type="float" office:value="1238">
                <text:p>1238</text:p>
              </table:table-cell>
              <table:table-cell office:value-type="float" office:value="7278149">
                <text:p>7278149</text:p>
              </table:table-cell>
              <table:table-cell office:value-type="float" office:value="1236">
                <text:p>1236</text:p>
              </table:table-cell>
              <table:table-cell office:value-type="float" office:value="7432203.6">
                <text:p>7432203.6</text:p>
              </table:table-cell>
              <table:table-cell office:value-type="float" office:value="1237.2">
                <text:p>1237.2</text:p>
              </table:table-cell>
              <table:table-cell office:value-type="float" office:value="7702244">
                <text:p>7702244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/>
              <table:table-cell office:value-type="float" office:value="60760918">
                <text:p>60760918</text:p>
              </table:table-cell>
              <table:table-cell office:value-type="float" office:value="1239">
                <text:p>1239</text:p>
              </table:table-cell>
              <table:table-cell office:value-type="float" office:value="45709932">
                <text:p>45709932</text:p>
              </table:table-cell>
              <table:table-cell office:value-type="float" office:value="1236">
                <text:p>1236</text:p>
              </table:table-cell>
              <table:table-cell office:value-type="float" office:value="49018547">
                <text:p>49018547</text:p>
              </table:table-cell>
              <table:table-cell office:value-type="float" office:value="1237.2">
                <text:p>1237.2</text:p>
              </table:table-cell>
              <table:table-cell office:value-type="float" office:value="53933674">
                <text:p>53933674</text:p>
              </table:table-cell>
              <table:table-cell office:value-type="float" office:value="1238">
                <text:p>1238</text:p>
              </table:table-cell>
              <table:table-cell office:value-type="float" office:value="62553048">
                <text:p>62553048</text:p>
              </table:table-cell>
              <table:table-cell office:value-type="float" office:value="1234">
                <text:p>1234</text:p>
              </table:table-cell>
              <table:table-cell office:value-type="float" office:value="62340601.4">
                <text:p>62340601.4</text:p>
              </table:table-cell>
              <table:table-cell office:value-type="float" office:value="1236.8">
                <text:p>1236.8</text:p>
              </table:table-cell>
              <table:table-cell office:value-type="float" office:value="62494297">
                <text:p>62494297</text:p>
              </table:table-cell>
              <table:table-cell office:value-type="float" office:value="1238">
                <text:p>1238</text:p>
              </table:table-cell>
              <table:table-cell office:value-type="float" office:value="61745463">
                <text:p>61745463</text:p>
              </table:table-cell>
              <table:table-cell office:value-type="float" office:value="1238">
                <text:p>1238</text:p>
              </table:table-cell>
              <table:table-cell office:value-type="float" office:value="62169564.8">
                <text:p>62169564.8</text:p>
              </table:table-cell>
              <table:table-cell office:value-type="float" office:value="1238">
                <text:p>1238</text:p>
              </table:table-cell>
              <table:table-cell office:value-type="float" office:value="62717393">
                <text:p>62717393</text:p>
              </table:table-cell>
              <table:table-cell office:value-type="float" office:value="1238">
                <text:p>1238</text:p>
              </table:table-cell>
              <table:table-cell office:value-type="float" office:value="62326416">
                <text:p>62326416</text:p>
              </table:table-cell>
              <table:table-cell office:value-type="float" office:value="1234">
                <text:p>1234</text:p>
              </table:table-cell>
              <table:table-cell office:value-type="float" office:value="62215335.6">
                <text:p>62215335.6</text:p>
              </table:table-cell>
              <table:table-cell office:value-type="float" office:value="1236.4">
                <text:p>1236.4</text:p>
              </table:table-cell>
              <table:table-cell office:value-type="float" office:value="62567778">
                <text:p>62567778</text:p>
              </table:table-cell>
              <table:table-cell office:value-type="float" office:value="1238">
                <text:p>123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true" chart:minimum="10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234" chart:maximum="125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svg:stroke-width="0.088cm" svg:stroke-color="#4b1f6f" draw:fill-color="#4b1f6f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stroke="dash" draw:stroke-dash="Fine_20_Dashed_20__28_var_29_" svg:stroke-width="0.088cm" svg:stroke-color="#4b1f6f" draw:fill-color="#4b1f6f"/>
      <style:text-properties fo:font-size="6pt" style:font-size-asian="6pt" style:font-size-complex="6pt"/>
    </style:style>
    <style:style style:name="ch14" style:family="chart">
      <style:chart-properties chart:symbol-type="named-symbol" chart:symbol-name="arrow-right" chart:symbol-width="0.25cm" chart:symbol-height="0.25cm"/>
      <style:graphic-properties draw:stroke="dash" draw:stroke-dash="_32__20_Dots_20_1_20_Dash" svg:stroke-width="0.088cm" svg:stroke-color="#4b1f6f" draw:fill-color="#4b1f6f"/>
      <style:text-properties fo:font-size="6pt" style:font-size-asian="6pt" style:font-size-complex="6pt"/>
    </style:style>
    <style:style style:name="ch15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6" style:family="chart">
      <style:chart-properties chart:symbol-type="named-symbol" chart:symbol-name="arrow-right" chart:symbol-width="0.25cm" chart:symbol-height="0.25cm"/>
      <style:graphic-properties draw:stroke="dash" draw:stroke-dash="Fine_20_Dashed_20__28_var_29_" svg:stroke-width="0.088cm" svg:stroke-color="#ff420e" draw:fill-color="#ff420e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/>
      <style:graphic-properties draw:stroke="dash" draw:stroke-dash="_32__20_Dots_20_1_20_Dash" svg:stroke-width="0.088cm" svg:stroke-color="#ff420e" draw:fill-color="#ff420e"/>
      <style:text-properties fo:font-size="6pt" style:font-size-asian="6pt" style:font-size-complex="6pt"/>
    </style:style>
    <style:style style:name="ch18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9" style:family="chart">
      <style:chart-properties chart:symbol-type="named-symbol" chart:symbol-name="arrow-left" chart:symbol-width="0.25cm" chart:symbol-height="0.25cm"/>
      <style:graphic-properties draw:stroke="dash" draw:stroke-dash="Fine_20_Dashed_20__28_var_29_" svg:stroke-width="0.088cm" svg:stroke-color="#ffd320" draw:fill-color="#ffd320"/>
      <style:text-properties fo:font-size="6pt" style:font-size-asian="6pt" style:font-size-complex="6pt"/>
    </style:style>
    <style:style style:name="ch20" style:family="chart">
      <style:chart-properties chart:symbol-type="named-symbol" chart:symbol-name="hourglass" chart:symbol-width="0.25cm" chart:symbol-height="0.25cm">
        <chart:symbol-image xlink:href="Pictures/2000000D000000DF000000DF3FCD4C5E.svm" xlink:type="simple" xlink:actuate="onLoad"/>
      </style:chart-properties>
      <style:graphic-properties draw:stroke="dash" draw:stroke-dash="_32__20_Dots_20_1_20_Dash" svg:stroke-width="0.088cm" svg:stroke-color="#ffd320" draw:fill-color="#ffd320"/>
      <style:text-properties fo:font-size="6pt" style:font-size-asian="6pt" style:font-size-complex="6pt"/>
    </style:style>
    <style:style style:name="ch21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22" style:family="chart">
      <style:chart-properties chart:symbol-type="named-symbol" chart:symbol-name="bow-tie" chart:symbol-width="0.25cm" chart:symbol-height="0.25cm"/>
      <style:graphic-properties draw:stroke="dash" draw:stroke-dash="Fine_20_Dashed_20__28_var_29_" svg:stroke-width="0.088cm" svg:stroke-color="#579d1c" draw:fill-color="#579d1c"/>
      <style:text-properties fo:font-size="6pt" style:font-size-asian="6pt" style:font-size-complex="6pt"/>
    </style:style>
    <style:style style:name="ch23" style:family="chart">
      <style:chart-properties chart:symbol-type="named-symbol" chart:symbol-name="diamond" chart:symbol-width="0.25cm" chart:symbol-height="0.25cm"/>
      <style:graphic-properties draw:stroke="dash" draw:stroke-dash="_32__20_Dots_20_1_20_Dash" svg:stroke-width="0.088cm" svg:stroke-color="#579d1c" draw:fill-color="#579d1c"/>
      <style:text-properties fo:font-size="6pt" style:font-size-asian="6pt" style:font-size-complex="6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scatter" chart:column-mapping="0 1 2 3 4 5 6 7 8 9 10 11 12" chart:style-name="ch1">
        <chart:title svg:x="1.707cm" svg:y="0.218cm" chart:style-name="ch2">
          <text:p>ABZ 5 - Busca Tabu X Modelos de hibridização &amp; Colisão de Partículas (resultado após 5 rodadas)</text:p>
        </chart:title>
        <chart:subtitle svg:x="0.305cm" svg:y="0.938cm" chart:style-name="ch3">
          <text:p>Modelos de hibridização: Tamanho da população = 12; Número de ciclos = 10; 
Colisão de Partículas: Operador de Perturbação = M1; Operador de Exploração Local: Busca Tabu;
Busca Tabu: Método de geração de vizinhança = N5; Tamanho da lista tabu = 8; Número máximo de iterações = 100 a 100.000;
Multidão de Partículas Similar: Método de Cruzamento = C1 com 1 pt flutuante; Método de mutação = M7 (1 serviço).</text:p>
        </chart:subtitle>
        <chart:legend chart:legend-position="end" svg:x="17.369cm" svg:y="3.378cm" chart:style-name="ch4"/>
        <chart:plot-area chart:style-name="ch5" table:cell-range-address="'ABZ5 10C_MMM'.A1:'ABZ5 10C_MMM'.B5 'ABZ5 10C_MMM'.D1:'ABZ5 10C_MMM'.D5 'ABZ5 10C_MMM'.F1:'ABZ5 10C_MMM'.F5 'ABZ5 10C_MMM'.H1:'ABZ5 10C_MMM'.H5 'ABZ5 10C_MMM'.J1:'ABZ5 10C_MMM'.J5 'ABZ5 10C_MMM'.L1:'ABZ5 10C_MMM'.L5 'ABZ5 10C_MMM'.N1:'ABZ5 10C_MMM'.N5 'ABZ5 10C_MMM'.P1:'ABZ5 10C_MMM'.P5 'ABZ5 10C_MMM'.R1:'ABZ5 10C_MMM'.R5 'ABZ5 10C_MMM'.T1:'ABZ5 10C_MMM'.T5 'ABZ5 10C_MMM'.V1:'ABZ5 10C_MMM'.V5 'ABZ5 10C_MMM'.X1:'ABZ5 10C_MMM'.X5 'ABZ5 10C_MMM'.Z1:'ABZ5 10C_MMM'.Z5" chart:data-source-has-labels="both" svg:x="0.699cm" svg:y="2.956cm" svg:width="16.221cm" svg:height="7.49cm">
          <chart:axis chart:dimension="x" chart:name="primary-x" chart:style-name="ch6">
            <chart:title svg:x="5.219cm" svg:y="10.065cm" chart:style-name="ch7">
              <text:p>Número de soluções computadas (escala logarítima)</text:p>
            </chart:title>
            <chart:categories table:cell-range-address="'ABZ5 10C_MMM'.A1:'ABZ5 10C_MMM'.A1"/>
          </chart:axis>
          <chart:axis chart:dimension="y" chart:name="primary-y" chart:style-name="ch8">
            <chart:title svg:x="0.451cm" svg:y="7.155cm" chart:style-name="ch9">
              <text:p>Makespan</text:p>
            </chart:title>
            <chart:grid chart:style-name="ch10" chart:class="major"/>
          </chart:axis>
          <chart:series chart:style-name="ch11" chart:values-cell-range-address="'ABZ5 10C_MMM'.B2:'ABZ5 10C_MMM'.B5" chart:label-cell-address="'ABZ5 10C_MMM'.B1:'ABZ5 10C_MMM'.B1" chart:class="chart:scatter">
            <chart:domain table:cell-range-address="'ABZ5 10C_MMM'.A2:'ABZ5 10C_MMM'.A5"/>
            <chart:data-point chart:repeated="4"/>
          </chart:series>
          <chart:series chart:style-name="ch12" chart:values-cell-range-address="'ABZ5 10C_MMM'.D2:'ABZ5 10C_MMM'.D5" chart:label-cell-address="'ABZ5 10C_MMM'.D1:'ABZ5 10C_MMM'.D1" chart:class="chart:scatter">
            <chart:domain table:cell-range-address="'ABZ5 10C_MMM'.C2:'ABZ5 10C_MMM'.C5"/>
            <chart:data-point chart:repeated="4"/>
          </chart:series>
          <chart:series chart:style-name="ch13" chart:values-cell-range-address="'ABZ5 10C_MMM'.F2:'ABZ5 10C_MMM'.F5" chart:label-cell-address="'ABZ5 10C_MMM'.F1:'ABZ5 10C_MMM'.F1" chart:class="chart:scatter">
            <chart:domain table:cell-range-address="'ABZ5 10C_MMM'.E2:'ABZ5 10C_MMM'.E5"/>
            <chart:data-point chart:repeated="4"/>
          </chart:series>
          <chart:series chart:style-name="ch14" chart:values-cell-range-address="'ABZ5 10C_MMM'.H2:'ABZ5 10C_MMM'.H5" chart:label-cell-address="'ABZ5 10C_MMM'.H1:'ABZ5 10C_MMM'.H1" chart:class="chart:scatter">
            <chart:domain table:cell-range-address="'ABZ5 10C_MMM'.G2:'ABZ5 10C_MMM'.G5"/>
            <chart:data-point chart:repeated="4"/>
          </chart:series>
          <chart:series chart:style-name="ch15" chart:values-cell-range-address="'ABZ5 10C_MMM'.J2:'ABZ5 10C_MMM'.J5" chart:label-cell-address="'ABZ5 10C_MMM'.J1:'ABZ5 10C_MMM'.J1" chart:class="chart:scatter">
            <chart:domain table:cell-range-address="'ABZ5 10C_MMM'.I2:'ABZ5 10C_MMM'.I5"/>
            <chart:data-point chart:repeated="4"/>
          </chart:series>
          <chart:series chart:style-name="ch16" chart:values-cell-range-address="'ABZ5 10C_MMM'.L2:'ABZ5 10C_MMM'.L5" chart:label-cell-address="'ABZ5 10C_MMM'.L1:'ABZ5 10C_MMM'.L1" chart:class="chart:scatter">
            <chart:domain table:cell-range-address="'ABZ5 10C_MMM'.K2:'ABZ5 10C_MMM'.K5"/>
            <chart:data-point chart:repeated="4"/>
          </chart:series>
          <chart:series chart:style-name="ch17" chart:values-cell-range-address="'ABZ5 10C_MMM'.N2:'ABZ5 10C_MMM'.N5" chart:label-cell-address="'ABZ5 10C_MMM'.N1:'ABZ5 10C_MMM'.N1" chart:class="chart:scatter">
            <chart:domain table:cell-range-address="'ABZ5 10C_MMM'.M2:'ABZ5 10C_MMM'.M5"/>
            <chart:data-point chart:repeated="4"/>
          </chart:series>
          <chart:series chart:style-name="ch18" chart:values-cell-range-address="'ABZ5 10C_MMM'.P2:'ABZ5 10C_MMM'.P5" chart:label-cell-address="'ABZ5 10C_MMM'.P1:'ABZ5 10C_MMM'.P1" chart:class="chart:scatter">
            <chart:domain table:cell-range-address="'ABZ5 10C_MMM'.O2:'ABZ5 10C_MMM'.O5"/>
            <chart:data-point chart:repeated="4"/>
          </chart:series>
          <chart:series chart:style-name="ch19" chart:values-cell-range-address="'ABZ5 10C_MMM'.R2:'ABZ5 10C_MMM'.R5" chart:label-cell-address="'ABZ5 10C_MMM'.R1:'ABZ5 10C_MMM'.R1" chart:class="chart:scatter">
            <chart:domain table:cell-range-address="'ABZ5 10C_MMM'.Q2:'ABZ5 10C_MMM'.Q5"/>
            <chart:data-point chart:repeated="4"/>
          </chart:series>
          <chart:series chart:style-name="ch20" chart:values-cell-range-address="'ABZ5 10C_MMM'.T2:'ABZ5 10C_MMM'.T5" chart:label-cell-address="'ABZ5 10C_MMM'.T1:'ABZ5 10C_MMM'.T1" chart:class="chart:scatter">
            <chart:domain table:cell-range-address="'ABZ5 10C_MMM'.S2:'ABZ5 10C_MMM'.S5"/>
            <chart:data-point chart:repeated="4"/>
          </chart:series>
          <chart:series chart:style-name="ch21" chart:values-cell-range-address="'ABZ5 10C_MMM'.V2:'ABZ5 10C_MMM'.V5" chart:label-cell-address="'ABZ5 10C_MMM'.V1:'ABZ5 10C_MMM'.V1" chart:class="chart:scatter">
            <chart:domain table:cell-range-address="'ABZ5 10C_MMM'.U2:'ABZ5 10C_MMM'.U5"/>
            <chart:data-point chart:repeated="4"/>
          </chart:series>
          <chart:series chart:style-name="ch22" chart:values-cell-range-address="'ABZ5 10C_MMM'.X2:'ABZ5 10C_MMM'.X5" chart:label-cell-address="'ABZ5 10C_MMM'.X1:'ABZ5 10C_MMM'.X1" chart:class="chart:scatter">
            <chart:domain table:cell-range-address="'ABZ5 10C_MMM'.W2:'ABZ5 10C_MMM'.W5"/>
            <chart:data-point chart:repeated="4"/>
          </chart:series>
          <chart:series chart:style-name="ch23" chart:values-cell-range-address="'ABZ5 10C_MMM'.Z2:'ABZ5 10C_MMM'.Z5" chart:label-cell-address="'ABZ5 10C_MMM'.Z1:'ABZ5 10C_MMM'.Z1" chart:class="chart:scatter">
            <chart:domain table:cell-range-address="'ABZ5 10C_MMM'.Y2:'ABZ5 10C_MMM'.Y5"/>
            <chart:data-point chart:repeated="4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'ABZ5 10C_MMM'.B1:'ABZ5 10C_MMM'.B1">Busca Tabu</text:p>
              </table:table-cell>
              <table:table-cell office:value-type="string">
                <text:p>Colonne C</text:p>
              </table:table-cell>
              <table:table-cell office:value-type="string">
                <text:p text:id="'ABZ5 10C_MMM'.D1:'ABZ5 10C_MMM'.D1">CP (melhor solução)</text:p>
              </table:table-cell>
              <table:table-cell office:value-type="string">
                <text:p>Colonne E</text:p>
              </table:table-cell>
              <table:table-cell office:value-type="string">
                <text:p text:id="'ABZ5 10C_MMM'.F1:'ABZ5 10C_MMM'.F1">CP (média 5 rodadas)</text:p>
              </table:table-cell>
              <table:table-cell office:value-type="string">
                <text:p>Colonne G</text:p>
              </table:table-cell>
              <table:table-cell office:value-type="string">
                <text:p text:id="'ABZ5 10C_MMM'.H1:'ABZ5 10C_MMM'.H1">CP (pior solução)</text:p>
              </table:table-cell>
              <table:table-cell office:value-type="string">
                <text:p>Colonne I</text:p>
              </table:table-cell>
              <table:table-cell office:value-type="string">
                <text:p text:id="'ABZ5 10C_MMM'.J1:'ABZ5 10C_MMM'.J1">AHS BT/MPS (melhor solução)</text:p>
              </table:table-cell>
              <table:table-cell office:value-type="string">
                <text:p>Colonne K</text:p>
              </table:table-cell>
              <table:table-cell office:value-type="string">
                <text:p text:id="'ABZ5 10C_MMM'.L1:'ABZ5 10C_MMM'.L1">AHS BT/MPS (média 5 rodadas)</text:p>
              </table:table-cell>
              <table:table-cell office:value-type="string">
                <text:p>Colonne M</text:p>
              </table:table-cell>
              <table:table-cell office:value-type="string">
                <text:p text:id="'ABZ5 10C_MMM'.N1:'ABZ5 10C_MMM'.N1">AHS BT/MPS (pior solução)</text:p>
              </table:table-cell>
              <table:table-cell office:value-type="string">
                <text:p>Colonne O</text:p>
              </table:table-cell>
              <table:table-cell office:value-type="string">
                <text:p text:id="'ABZ5 10C_MMM'.P1:'ABZ5 10C_MMM'.P1">VH BT/MPS (melhor solução)</text:p>
              </table:table-cell>
              <table:table-cell office:value-type="string">
                <text:p>Colonne Q</text:p>
              </table:table-cell>
              <table:table-cell office:value-type="string">
                <text:p text:id="'ABZ5 10C_MMM'.R1:'ABZ5 10C_MMM'.R1">VH BT/MPS (média 5 rodadas)</text:p>
              </table:table-cell>
              <table:table-cell office:value-type="string">
                <text:p>Colonne S</text:p>
              </table:table-cell>
              <table:table-cell office:value-type="string">
                <text:p text:id="'ABZ5 10C_MMM'.T1:'ABZ5 10C_MMM'.T1">VH BT/MPS (pior solução)</text:p>
              </table:table-cell>
              <table:table-cell office:value-type="string">
                <text:p>Colonne U</text:p>
              </table:table-cell>
              <table:table-cell office:value-type="string">
                <text:p text:id="'ABZ5 10C_MMM'.V1:'ABZ5 10C_MMM'.V1">VHM BT/MPS (melhor solução)</text:p>
              </table:table-cell>
              <table:table-cell office:value-type="string">
                <text:p>Colonne W</text:p>
              </table:table-cell>
              <table:table-cell office:value-type="string">
                <text:p text:id="'ABZ5 10C_MMM'.X1:'ABZ5 10C_MMM'.X1">VHM BT/MPS (média 5 rodadas)</text:p>
              </table:table-cell>
              <table:table-cell office:value-type="string">
                <text:p>Colonne Y</text:p>
              </table:table-cell>
              <table:table-cell office:value-type="string">
                <text:p text:id="'ABZ5 10C_MMM'.Z1:'ABZ5 10C_MMM'.Z1">VHM BT/MPS (pior solução)</text:p>
              </table:table-cell>
            </table:table-row>
          </table:table-header-rows>
          <table:table-rows>
            <table:table-row>
              <table:table-cell office:value-type="string">
                <text:p text:id="'ABZ5 10C_MMM'.A1:'ABZ5 10C_MMM'.A1">Soluções computadas</text:p>
              </table:table-cell>
              <table:table-cell office:value-type="float" office:value="118263">
                <text:p text:id="'ABZ5 10C_MMM'.A2:'ABZ5 10C_MMM'.A5">118263</text:p>
              </table:table-cell>
              <table:table-cell office:value-type="float" office:value="1239">
                <text:p text:id="'ABZ5 10C_MMM'.B2:'ABZ5 10C_MMM'.B5">1239</text:p>
              </table:table-cell>
              <table:table-cell office:value-type="float" office:value="110297">
                <text:p text:id="'ABZ5 10C_MMM'.C2:'ABZ5 10C_MMM'.C5">110297</text:p>
              </table:table-cell>
              <table:table-cell office:value-type="float" office:value="1234">
                <text:p text:id="'ABZ5 10C_MMM'.D2:'ABZ5 10C_MMM'.D5">1234</text:p>
              </table:table-cell>
              <table:table-cell office:value-type="float" office:value="106785.8">
                <text:p text:id="'ABZ5 10C_MMM'.E2:'ABZ5 10C_MMM'.E5">106785.8</text:p>
              </table:table-cell>
              <table:table-cell office:value-type="float" office:value="1238">
                <text:p text:id="'ABZ5 10C_MMM'.F2:'ABZ5 10C_MMM'.F5">1238</text:p>
              </table:table-cell>
              <table:table-cell office:value-type="float" office:value="106514">
                <text:p text:id="'ABZ5 10C_MMM'.G2:'ABZ5 10C_MMM'.G5">106514</text:p>
              </table:table-cell>
              <table:table-cell office:value-type="float" office:value="1241">
                <text:p text:id="'ABZ5 10C_MMM'.H2:'ABZ5 10C_MMM'.H5">1241</text:p>
              </table:table-cell>
              <table:table-cell office:value-type="float" office:value="93331">
                <text:p text:id="'ABZ5 10C_MMM'.I2:'ABZ5 10C_MMM'.I5">93331</text:p>
              </table:table-cell>
              <table:table-cell office:value-type="float" office:value="1239">
                <text:p text:id="'ABZ5 10C_MMM'.J2:'ABZ5 10C_MMM'.J5">1239</text:p>
              </table:table-cell>
              <table:table-cell office:value-type="float" office:value="94877.4">
                <text:p text:id="'ABZ5 10C_MMM'.K2:'ABZ5 10C_MMM'.K5">94877.4</text:p>
              </table:table-cell>
              <table:table-cell office:value-type="float" office:value="1240.8">
                <text:p text:id="'ABZ5 10C_MMM'.L2:'ABZ5 10C_MMM'.L5">1240.8</text:p>
              </table:table-cell>
              <table:table-cell office:value-type="float" office:value="97652">
                <text:p text:id="'ABZ5 10C_MMM'.M2:'ABZ5 10C_MMM'.M5">97652</text:p>
              </table:table-cell>
              <table:table-cell office:value-type="float" office:value="1242">
                <text:p text:id="'ABZ5 10C_MMM'.N2:'ABZ5 10C_MMM'.N5">1242</text:p>
              </table:table-cell>
              <table:table-cell office:value-type="float" office:value="86764">
                <text:p text:id="'ABZ5 10C_MMM'.O2:'ABZ5 10C_MMM'.O5">86764</text:p>
              </table:table-cell>
              <table:table-cell office:value-type="float" office:value="1242">
                <text:p text:id="'ABZ5 10C_MMM'.P2:'ABZ5 10C_MMM'.P5">1242</text:p>
              </table:table-cell>
              <table:table-cell office:value-type="float" office:value="90306.4">
                <text:p text:id="'ABZ5 10C_MMM'.Q2:'ABZ5 10C_MMM'.Q5">90306.4</text:p>
              </table:table-cell>
              <table:table-cell office:value-type="float" office:value="1242">
                <text:p text:id="'ABZ5 10C_MMM'.R2:'ABZ5 10C_MMM'.R5">1242</text:p>
              </table:table-cell>
              <table:table-cell office:value-type="float" office:value="94827">
                <text:p text:id="'ABZ5 10C_MMM'.S2:'ABZ5 10C_MMM'.S5">94827</text:p>
              </table:table-cell>
              <table:table-cell office:value-type="float" office:value="1242">
                <text:p text:id="'ABZ5 10C_MMM'.T2:'ABZ5 10C_MMM'.T5">1242</text:p>
              </table:table-cell>
              <table:table-cell office:value-type="float" office:value="87571">
                <text:p text:id="'ABZ5 10C_MMM'.U2:'ABZ5 10C_MMM'.U5">87571</text:p>
              </table:table-cell>
              <table:table-cell office:value-type="float" office:value="1239">
                <text:p text:id="'ABZ5 10C_MMM'.V2:'ABZ5 10C_MMM'.V5">1239</text:p>
              </table:table-cell>
              <table:table-cell office:value-type="float" office:value="87908.4">
                <text:p text:id="'ABZ5 10C_MMM'.W2:'ABZ5 10C_MMM'.W5">87908.4</text:p>
              </table:table-cell>
              <table:table-cell office:value-type="float" office:value="1240.8">
                <text:p text:id="'ABZ5 10C_MMM'.X2:'ABZ5 10C_MMM'.X5">1240.8</text:p>
              </table:table-cell>
              <table:table-cell office:value-type="float" office:value="91966">
                <text:p text:id="'ABZ5 10C_MMM'.Y2:'ABZ5 10C_MMM'.Y5">91966</text:p>
              </table:table-cell>
              <table:table-cell office:value-type="float" office:value="1242">
                <text:p text:id="'ABZ5 10C_MMM'.Z2:'ABZ5 10C_MMM'.Z5">1242</text:p>
              </table:table-cell>
            </table:table-row>
            <table:table-row>
              <table:table-cell office:value-type="string"/>
              <table:table-cell office:value-type="float" office:value="773890">
                <text:p>773890</text:p>
              </table:table-cell>
              <table:table-cell office:value-type="float" office:value="1239">
                <text:p>1239</text:p>
              </table:table-cell>
              <table:table-cell office:value-type="float" office:value="711408">
                <text:p>711408</text:p>
              </table:table-cell>
              <table:table-cell office:value-type="float" office:value="1236">
                <text:p>1236</text:p>
              </table:table-cell>
              <table:table-cell office:value-type="float" office:value="760414.6">
                <text:p>760414.6</text:p>
              </table:table-cell>
              <table:table-cell office:value-type="float" office:value="1237.2">
                <text:p>1237.2</text:p>
              </table:table-cell>
              <table:table-cell office:value-type="float" office:value="834873">
                <text:p>834873</text:p>
              </table:table-cell>
              <table:table-cell office:value-type="float" office:value="1238">
                <text:p>1238</text:p>
              </table:table-cell>
              <table:table-cell office:value-type="float" office:value="746137">
                <text:p>746137</text:p>
              </table:table-cell>
              <table:table-cell office:value-type="float" office:value="1238">
                <text:p>1238</text:p>
              </table:table-cell>
              <table:table-cell office:value-type="float" office:value="778130.2">
                <text:p>778130.2</text:p>
              </table:table-cell>
              <table:table-cell office:value-type="float" office:value="1238">
                <text:p>1238</text:p>
              </table:table-cell>
              <table:table-cell office:value-type="float" office:value="824691">
                <text:p>824691</text:p>
              </table:table-cell>
              <table:table-cell office:value-type="float" office:value="1238">
                <text:p>1238</text:p>
              </table:table-cell>
              <table:table-cell office:value-type="float" office:value="717144">
                <text:p>717144</text:p>
              </table:table-cell>
              <table:table-cell office:value-type="float" office:value="1238">
                <text:p>1238</text:p>
              </table:table-cell>
              <table:table-cell office:value-type="float" office:value="738461.2">
                <text:p>738461.2</text:p>
              </table:table-cell>
              <table:table-cell office:value-type="float" office:value="1238.4">
                <text:p>1238.4</text:p>
              </table:table-cell>
              <table:table-cell office:value-type="float" office:value="745587">
                <text:p>745587</text:p>
              </table:table-cell>
              <table:table-cell office:value-type="float" office:value="1239">
                <text:p>1239</text:p>
              </table:table-cell>
              <table:table-cell office:value-type="float" office:value="703403">
                <text:p>703403</text:p>
              </table:table-cell>
              <table:table-cell office:value-type="float" office:value="1236">
                <text:p>1236</text:p>
              </table:table-cell>
              <table:table-cell office:value-type="float" office:value="701178">
                <text:p>701178</text:p>
              </table:table-cell>
              <table:table-cell office:value-type="float" office:value="1237.8">
                <text:p>1237.8</text:p>
              </table:table-cell>
              <table:table-cell office:value-type="float" office:value="700248">
                <text:p>700248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/>
              <table:table-cell office:value-type="float" office:value="6287593">
                <text:p>6287593</text:p>
              </table:table-cell>
              <table:table-cell office:value-type="float" office:value="1239">
                <text:p>1239</text:p>
              </table:table-cell>
              <table:table-cell office:value-type="float" office:value="5946901">
                <text:p>5946901</text:p>
              </table:table-cell>
              <table:table-cell office:value-type="float" office:value="1236">
                <text:p>1236</text:p>
              </table:table-cell>
              <table:table-cell office:value-type="float" office:value="6040017.2">
                <text:p>6040017.2</text:p>
              </table:table-cell>
              <table:table-cell office:value-type="float" office:value="1236.4">
                <text:p>1236.4</text:p>
              </table:table-cell>
              <table:table-cell office:value-type="float" office:value="6015416">
                <text:p>6015416</text:p>
              </table:table-cell>
              <table:table-cell office:value-type="float" office:value="1238">
                <text:p>1238</text:p>
              </table:table-cell>
              <table:table-cell office:value-type="float" office:value="7151718">
                <text:p>7151718</text:p>
              </table:table-cell>
              <table:table-cell office:value-type="float" office:value="1236">
                <text:p>1236</text:p>
              </table:table-cell>
              <table:table-cell office:value-type="float" office:value="6995418.4">
                <text:p>6995418.4</text:p>
              </table:table-cell>
              <table:table-cell office:value-type="float" office:value="1237.6">
                <text:p>1237.6</text:p>
              </table:table-cell>
              <table:table-cell office:value-type="float" office:value="7009377">
                <text:p>7009377</text:p>
              </table:table-cell>
              <table:table-cell office:value-type="float" office:value="1238">
                <text:p>1238</text:p>
              </table:table-cell>
              <table:table-cell office:value-type="float" office:value="6912764">
                <text:p>6912764</text:p>
              </table:table-cell>
              <table:table-cell office:value-type="float" office:value="1236">
                <text:p>1236</text:p>
              </table:table-cell>
              <table:table-cell office:value-type="float" office:value="6861316">
                <text:p>6861316</text:p>
              </table:table-cell>
              <table:table-cell office:value-type="float" office:value="1237.6">
                <text:p>1237.6</text:p>
              </table:table-cell>
              <table:table-cell office:value-type="float" office:value="6956770">
                <text:p>6956770</text:p>
              </table:table-cell>
              <table:table-cell office:value-type="float" office:value="1238">
                <text:p>1238</text:p>
              </table:table-cell>
              <table:table-cell office:value-type="float" office:value="6662816">
                <text:p>6662816</text:p>
              </table:table-cell>
              <table:table-cell office:value-type="float" office:value="1236">
                <text:p>1236</text:p>
              </table:table-cell>
              <table:table-cell office:value-type="float" office:value="6628806.4">
                <text:p>6628806.4</text:p>
              </table:table-cell>
              <table:table-cell office:value-type="float" office:value="1238">
                <text:p>1238</text:p>
              </table:table-cell>
              <table:table-cell office:value-type="float" office:value="6661198">
                <text:p>6661198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/>
              <table:table-cell office:value-type="float" office:value="60760918">
                <text:p>60760918</text:p>
              </table:table-cell>
              <table:table-cell office:value-type="float" office:value="1239">
                <text:p>1239</text:p>
              </table:table-cell>
              <table:table-cell office:value-type="float" office:value="45709932">
                <text:p>45709932</text:p>
              </table:table-cell>
              <table:table-cell office:value-type="float" office:value="1236">
                <text:p>1236</text:p>
              </table:table-cell>
              <table:table-cell office:value-type="float" office:value="49018547">
                <text:p>49018547</text:p>
              </table:table-cell>
              <table:table-cell office:value-type="float" office:value="1237.2">
                <text:p>1237.2</text:p>
              </table:table-cell>
              <table:table-cell office:value-type="float" office:value="53933674">
                <text:p>53933674</text:p>
              </table:table-cell>
              <table:table-cell office:value-type="float" office:value="1238">
                <text:p>1238</text:p>
              </table:table-cell>
              <table:table-cell office:value-type="float" office:value="61761882">
                <text:p>61761882</text:p>
              </table:table-cell>
              <table:table-cell office:value-type="float" office:value="1236">
                <text:p>1236</text:p>
              </table:table-cell>
              <table:table-cell office:value-type="float" office:value="62106725.8">
                <text:p>62106725.8</text:p>
              </table:table-cell>
              <table:table-cell office:value-type="float" office:value="1237.2">
                <text:p>1237.2</text:p>
              </table:table-cell>
              <table:table-cell office:value-type="float" office:value="62398139">
                <text:p>62398139</text:p>
              </table:table-cell>
              <table:table-cell office:value-type="float" office:value="1238">
                <text:p>1238</text:p>
              </table:table-cell>
              <table:table-cell office:value-type="float" office:value="62081028">
                <text:p>62081028</text:p>
              </table:table-cell>
              <table:table-cell office:value-type="float" office:value="1236">
                <text:p>1236</text:p>
              </table:table-cell>
              <table:table-cell office:value-type="float" office:value="62024558.6">
                <text:p>62024558.6</text:p>
              </table:table-cell>
              <table:table-cell office:value-type="float" office:value="1237.6">
                <text:p>1237.6</text:p>
              </table:table-cell>
              <table:table-cell office:value-type="float" office:value="62558386">
                <text:p>62558386</text:p>
              </table:table-cell>
              <table:table-cell office:value-type="float" office:value="1238">
                <text:p>1238</text:p>
              </table:table-cell>
              <table:table-cell office:value-type="float" office:value="61775319">
                <text:p>61775319</text:p>
              </table:table-cell>
              <table:table-cell office:value-type="float" office:value="1236">
                <text:p>1236</text:p>
              </table:table-cell>
              <table:table-cell office:value-type="float" office:value="61767918.6">
                <text:p>61767918.6</text:p>
              </table:table-cell>
              <table:table-cell office:value-type="float" office:value="1237.6">
                <text:p>1237.6</text:p>
              </table:table-cell>
              <table:table-cell office:value-type="float" office:value="62101372">
                <text:p>62101372</text:p>
              </table:table-cell>
              <table:table-cell office:value-type="float" office:value="1238">
                <text:p>12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true" chart:minimum="10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234" chart:maximum="125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svg:stroke-width="0.088cm" svg:stroke-color="#4b1f6f" draw:fill-color="#4b1f6f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stroke="dash" draw:stroke-dash="Fine_20_Dashed_20__28_var_29_" svg:stroke-width="0.088cm" svg:stroke-color="#4b1f6f" draw:fill-color="#4b1f6f"/>
      <style:text-properties fo:font-size="6pt" style:font-size-asian="6pt" style:font-size-complex="6pt"/>
    </style:style>
    <style:style style:name="ch14" style:family="chart">
      <style:chart-properties chart:symbol-type="named-symbol" chart:symbol-name="arrow-right" chart:symbol-width="0.25cm" chart:symbol-height="0.25cm"/>
      <style:graphic-properties draw:stroke="dash" draw:stroke-dash="_32__20_Dots_20_1_20_Dash" svg:stroke-width="0.088cm" svg:stroke-color="#4b1f6f" draw:fill-color="#4b1f6f"/>
      <style:text-properties fo:font-size="6pt" style:font-size-asian="6pt" style:font-size-complex="6pt"/>
    </style:style>
    <style:style style:name="ch15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6" style:family="chart">
      <style:chart-properties chart:symbol-type="named-symbol" chart:symbol-name="arrow-right" chart:symbol-width="0.25cm" chart:symbol-height="0.25cm"/>
      <style:graphic-properties draw:stroke="dash" draw:stroke-dash="Fine_20_Dashed_20__28_var_29_" svg:stroke-width="0.088cm" svg:stroke-color="#ff420e" draw:fill-color="#ff420e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/>
      <style:graphic-properties draw:stroke="dash" draw:stroke-dash="_32__20_Dots_20_1_20_Dash" svg:stroke-width="0.088cm" svg:stroke-color="#ff420e" draw:fill-color="#ff420e"/>
      <style:text-properties fo:font-size="6pt" style:font-size-asian="6pt" style:font-size-complex="6pt"/>
    </style:style>
    <style:style style:name="ch18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9" style:family="chart">
      <style:chart-properties chart:symbol-type="named-symbol" chart:symbol-name="arrow-left" chart:symbol-width="0.25cm" chart:symbol-height="0.25cm"/>
      <style:graphic-properties draw:stroke="dash" draw:stroke-dash="Fine_20_Dashed_20__28_var_29_" svg:stroke-width="0.088cm" svg:stroke-color="#ffd320" draw:fill-color="#ffd320"/>
      <style:text-properties fo:font-size="6pt" style:font-size-asian="6pt" style:font-size-complex="6pt"/>
    </style:style>
    <style:style style:name="ch20" style:family="chart">
      <style:chart-properties chart:symbol-type="named-symbol" chart:symbol-name="hourglass" chart:symbol-width="0.25cm" chart:symbol-height="0.25cm">
        <chart:symbol-image xlink:href="Pictures/2000000D000000DF000000DF3FCD4C5E.svm" xlink:type="simple" xlink:actuate="onLoad"/>
      </style:chart-properties>
      <style:graphic-properties draw:stroke="dash" draw:stroke-dash="_32__20_Dots_20_1_20_Dash" svg:stroke-width="0.088cm" svg:stroke-color="#ffd320" draw:fill-color="#ffd320"/>
      <style:text-properties fo:font-size="6pt" style:font-size-asian="6pt" style:font-size-complex="6pt"/>
    </style:style>
    <style:style style:name="ch21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22" style:family="chart">
      <style:chart-properties chart:symbol-type="named-symbol" chart:symbol-name="bow-tie" chart:symbol-width="0.25cm" chart:symbol-height="0.25cm"/>
      <style:graphic-properties draw:stroke="dash" draw:stroke-dash="Fine_20_Dashed_20__28_var_29_" svg:stroke-width="0.088cm" svg:stroke-color="#579d1c" draw:fill-color="#579d1c"/>
      <style:text-properties fo:font-size="6pt" style:font-size-asian="6pt" style:font-size-complex="6pt"/>
    </style:style>
    <style:style style:name="ch23" style:family="chart">
      <style:chart-properties chart:symbol-type="named-symbol" chart:symbol-name="diamond" chart:symbol-width="0.25cm" chart:symbol-height="0.25cm"/>
      <style:graphic-properties draw:stroke="dash" draw:stroke-dash="_32__20_Dots_20_1_20_Dash" svg:stroke-width="0.088cm" svg:stroke-color="#579d1c" draw:fill-color="#579d1c"/>
      <style:text-properties fo:font-size="6pt" style:font-size-asian="6pt" style:font-size-complex="6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scatter" chart:column-mapping="0 1 2 3" chart:style-name="ch1">
        <chart:title svg:x="1.707cm" svg:y="0.218cm" chart:style-name="ch2">
          <text:p>ABZ 5 - Busca Tabu X Modelos de hibridização &amp; Colisão de Partículas (resultado após 5 rodadas)</text:p>
        </chart:title>
        <chart:subtitle svg:x="0.516cm" svg:y="0.938cm" chart:style-name="ch3">
          <text:p>Modelos de hibridização: Tamanho da população = 12; Número de ciclos = 100;
Colisão de Partículas: Operador de Perturbação = M1; Operador de Exploração Local: Busca Tabu;
Busca Tabu: Método de geração de vizinhança = N5; Tamanho da lista tabu = 8; Número máximo de iterações = 10 a 10.000;
Multidão de Partículas Similar: Método de Cruzamento = C1 com 1 pt flutuante; Método de mutação = M7 (1 serviço).</text:p>
        </chart:subtitle>
        <chart:legend chart:legend-position="end" svg:x="17.369cm" svg:y="3.378cm" chart:style-name="ch4"/>
        <chart:plot-area chart:style-name="ch5" table:cell-range-address="'ABZ5 100C_MMM'.A1:'ABZ5 100C_MMM'.B5 'ABZ5 100C_MMM'.D1:'ABZ5 100C_MMM'.D5 'ABZ5 100C_MMM'.F1:'ABZ5 100C_MMM'.F5 'ABZ5 100C_MMM'.H1:'ABZ5 100C_MMM'.H5 'ABZ5 100C_MMM'.J1:'ABZ5 100C_MMM'.J5 'ABZ5 100C_MMM'.L1:'ABZ5 100C_MMM'.L5 'ABZ5 100C_MMM'.N1:'ABZ5 100C_MMM'.N5 'ABZ5 100C_MMM'.P1:'ABZ5 100C_MMM'.P5 'ABZ5 100C_MMM'.R1:'ABZ5 100C_MMM'.R5 'ABZ5 100C_MMM'.T1:'ABZ5 100C_MMM'.T5 'ABZ5 100C_MMM'.V1:'ABZ5 100C_MMM'.V5 'ABZ5 100C_MMM'.X1:'ABZ5 100C_MMM'.X5 'ABZ5 100C_MMM'.Z1:'ABZ5 100C_MMM'.Z5" chart:data-source-has-labels="both" svg:x="0.699cm" svg:y="2.956cm" svg:width="16.221cm" svg:height="7.49cm">
          <chart:axis chart:dimension="x" chart:name="primary-x" chart:style-name="ch6">
            <chart:title svg:x="5.219cm" svg:y="10.065cm" chart:style-name="ch7">
              <text:p>Número de soluções computadas (escala logarítima)</text:p>
            </chart:title>
            <chart:categories table:cell-range-address="'ABZ5 100C_MMM'.A1:'ABZ5 100C_MMM'.A1"/>
          </chart:axis>
          <chart:axis chart:dimension="y" chart:name="primary-y" chart:style-name="ch8">
            <chart:title svg:x="0.451cm" svg:y="7.155cm" chart:style-name="ch9">
              <text:p>Makespan</text:p>
            </chart:title>
            <chart:grid chart:style-name="ch10" chart:class="major"/>
          </chart:axis>
          <chart:series chart:style-name="ch11" chart:values-cell-range-address="'ABZ5 100C_MMM'.B2:'ABZ5 100C_MMM'.B5" chart:label-cell-address="'ABZ5 100C_MMM'.B1:'ABZ5 100C_MMM'.B1" chart:class="chart:scatter">
            <chart:domain table:cell-range-address="'ABZ5 100C_MMM'.A2:'ABZ5 100C_MMM'.A5"/>
            <chart:data-point chart:repeated="4"/>
          </chart:series>
          <chart:series chart:style-name="ch12" chart:values-cell-range-address="'ABZ5 100C_MMM'.D2:'ABZ5 100C_MMM'.D5" chart:label-cell-address="'ABZ5 100C_MMM'.D1:'ABZ5 100C_MMM'.D1" chart:class="chart:scatter">
            <chart:domain table:cell-range-address="'ABZ5 100C_MMM'.C2:'ABZ5 100C_MMM'.C5"/>
            <chart:data-point chart:repeated="4"/>
          </chart:series>
          <chart:series chart:style-name="ch13" chart:values-cell-range-address="'ABZ5 100C_MMM'.F2:'ABZ5 100C_MMM'.F5" chart:label-cell-address="'ABZ5 100C_MMM'.F1:'ABZ5 100C_MMM'.F1" chart:class="chart:scatter">
            <chart:domain table:cell-range-address="'ABZ5 100C_MMM'.E2:'ABZ5 100C_MMM'.E5"/>
            <chart:data-point chart:repeated="4"/>
          </chart:series>
          <chart:series chart:style-name="ch14" chart:values-cell-range-address="'ABZ5 100C_MMM'.H2:'ABZ5 100C_MMM'.H5" chart:label-cell-address="'ABZ5 100C_MMM'.H1:'ABZ5 100C_MMM'.H1" chart:class="chart:scatter">
            <chart:domain table:cell-range-address="'ABZ5 100C_MMM'.G2:'ABZ5 100C_MMM'.G5"/>
            <chart:data-point chart:repeated="4"/>
          </chart:series>
          <chart:series chart:style-name="ch15" chart:values-cell-range-address="'ABZ5 100C_MMM'.J2:'ABZ5 100C_MMM'.J5" chart:label-cell-address="'ABZ5 100C_MMM'.J1:'ABZ5 100C_MMM'.J1" chart:class="chart:scatter">
            <chart:domain table:cell-range-address="'ABZ5 100C_MMM'.I2:'ABZ5 100C_MMM'.I5"/>
            <chart:data-point chart:repeated="4"/>
          </chart:series>
          <chart:series chart:style-name="ch16" chart:values-cell-range-address="'ABZ5 100C_MMM'.L2:'ABZ5 100C_MMM'.L5" chart:label-cell-address="'ABZ5 100C_MMM'.L1:'ABZ5 100C_MMM'.L1" chart:class="chart:scatter">
            <chart:domain table:cell-range-address="'ABZ5 100C_MMM'.K2:'ABZ5 100C_MMM'.K5"/>
            <chart:data-point chart:repeated="4"/>
          </chart:series>
          <chart:series chart:style-name="ch17" chart:values-cell-range-address="'ABZ5 100C_MMM'.N2:'ABZ5 100C_MMM'.N5" chart:label-cell-address="'ABZ5 100C_MMM'.N1:'ABZ5 100C_MMM'.N1" chart:class="chart:scatter">
            <chart:domain table:cell-range-address="'ABZ5 100C_MMM'.M2:'ABZ5 100C_MMM'.M5"/>
            <chart:data-point chart:repeated="4"/>
          </chart:series>
          <chart:series chart:style-name="ch18" chart:values-cell-range-address="'ABZ5 100C_MMM'.P2:'ABZ5 100C_MMM'.P5" chart:label-cell-address="'ABZ5 100C_MMM'.P1:'ABZ5 100C_MMM'.P1" chart:class="chart:scatter">
            <chart:domain table:cell-range-address="'ABZ5 100C_MMM'.O2:'ABZ5 100C_MMM'.O5"/>
            <chart:data-point chart:repeated="4"/>
          </chart:series>
          <chart:series chart:style-name="ch19" chart:values-cell-range-address="'ABZ5 100C_MMM'.R2:'ABZ5 100C_MMM'.R5" chart:label-cell-address="'ABZ5 100C_MMM'.R1:'ABZ5 100C_MMM'.R1" chart:class="chart:scatter">
            <chart:domain table:cell-range-address="'ABZ5 100C_MMM'.Q2:'ABZ5 100C_MMM'.Q5"/>
            <chart:data-point chart:repeated="4"/>
          </chart:series>
          <chart:series chart:style-name="ch20" chart:values-cell-range-address="'ABZ5 100C_MMM'.T2:'ABZ5 100C_MMM'.T5" chart:label-cell-address="'ABZ5 100C_MMM'.T1:'ABZ5 100C_MMM'.T1" chart:class="chart:scatter">
            <chart:domain table:cell-range-address="'ABZ5 100C_MMM'.S2:'ABZ5 100C_MMM'.S5"/>
            <chart:data-point chart:repeated="4"/>
          </chart:series>
          <chart:series chart:style-name="ch21" chart:values-cell-range-address="'ABZ5 100C_MMM'.V2:'ABZ5 100C_MMM'.V5" chart:label-cell-address="'ABZ5 100C_MMM'.V1:'ABZ5 100C_MMM'.V1" chart:class="chart:scatter">
            <chart:domain table:cell-range-address="'ABZ5 100C_MMM'.U2:'ABZ5 100C_MMM'.U5"/>
            <chart:data-point chart:repeated="4"/>
          </chart:series>
          <chart:series chart:style-name="ch22" chart:values-cell-range-address="'ABZ5 100C_MMM'.X2:'ABZ5 100C_MMM'.X5" chart:label-cell-address="'ABZ5 100C_MMM'.X1:'ABZ5 100C_MMM'.X1" chart:class="chart:scatter">
            <chart:domain table:cell-range-address="'ABZ5 100C_MMM'.W2:'ABZ5 100C_MMM'.W5"/>
            <chart:data-point chart:repeated="4"/>
          </chart:series>
          <chart:series chart:style-name="ch23" chart:values-cell-range-address="'ABZ5 100C_MMM'.Z2:'ABZ5 100C_MMM'.Z5" chart:label-cell-address="'ABZ5 100C_MMM'.Z1:'ABZ5 100C_MMM'.Z1" chart:class="chart:scatter">
            <chart:domain table:cell-range-address="'ABZ5 100C_MMM'.Y2:'ABZ5 100C_MMM'.Y5"/>
            <chart:data-point chart:repeated="4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'ABZ5 100C_MMM'.B1:'ABZ5 100C_MMM'.B1">Busca Tabu</text:p>
              </table:table-cell>
              <table:table-cell office:value-type="string">
                <text:p>Colonne C</text:p>
              </table:table-cell>
              <table:table-cell office:value-type="string">
                <text:p text:id="'ABZ5 100C_MMM'.D1:'ABZ5 100C_MMM'.D1">CP (melhor solução)</text:p>
              </table:table-cell>
              <table:table-cell office:value-type="string">
                <text:p>Colonne E</text:p>
              </table:table-cell>
              <table:table-cell office:value-type="string">
                <text:p text:id="'ABZ5 100C_MMM'.F1:'ABZ5 100C_MMM'.F1">CP (média 5 rodadas)</text:p>
              </table:table-cell>
              <table:table-cell office:value-type="string">
                <text:p>Colonne G</text:p>
              </table:table-cell>
              <table:table-cell office:value-type="string">
                <text:p text:id="'ABZ5 100C_MMM'.H1:'ABZ5 100C_MMM'.H1">CP (pior solução)</text:p>
              </table:table-cell>
              <table:table-cell office:value-type="string">
                <text:p>Colonne I</text:p>
              </table:table-cell>
              <table:table-cell office:value-type="string">
                <text:p text:id="'ABZ5 100C_MMM'.J1:'ABZ5 100C_MMM'.J1">AHS BT/MPS (melhor solução)</text:p>
              </table:table-cell>
              <table:table-cell office:value-type="string">
                <text:p>Colonne K</text:p>
              </table:table-cell>
              <table:table-cell office:value-type="string">
                <text:p text:id="'ABZ5 100C_MMM'.L1:'ABZ5 100C_MMM'.L1">AHS BT/MPS (média 5 rodadas)</text:p>
              </table:table-cell>
              <table:table-cell office:value-type="string">
                <text:p>Colonne M</text:p>
              </table:table-cell>
              <table:table-cell office:value-type="string">
                <text:p text:id="'ABZ5 100C_MMM'.N1:'ABZ5 100C_MMM'.N1">AHS BT/MPS (pior solução)</text:p>
              </table:table-cell>
              <table:table-cell office:value-type="string">
                <text:p>Colonne O</text:p>
              </table:table-cell>
              <table:table-cell office:value-type="string">
                <text:p text:id="'ABZ5 100C_MMM'.P1:'ABZ5 100C_MMM'.P1">VH BT/MPS (melhor solução)</text:p>
              </table:table-cell>
              <table:table-cell office:value-type="string">
                <text:p>Colonne Q</text:p>
              </table:table-cell>
              <table:table-cell office:value-type="string">
                <text:p text:id="'ABZ5 100C_MMM'.R1:'ABZ5 100C_MMM'.R1">VH BT/MPS (média 5 rodadas)</text:p>
              </table:table-cell>
              <table:table-cell office:value-type="string">
                <text:p>Colonne S</text:p>
              </table:table-cell>
              <table:table-cell office:value-type="string">
                <text:p text:id="'ABZ5 100C_MMM'.T1:'ABZ5 100C_MMM'.T1">VH BT/MPS (pior solução)</text:p>
              </table:table-cell>
              <table:table-cell office:value-type="string">
                <text:p>Colonne U</text:p>
              </table:table-cell>
              <table:table-cell office:value-type="string">
                <text:p text:id="'ABZ5 100C_MMM'.V1:'ABZ5 100C_MMM'.V1">VHM BT/MPS (melhor solução)</text:p>
              </table:table-cell>
              <table:table-cell office:value-type="string">
                <text:p>Colonne W</text:p>
              </table:table-cell>
              <table:table-cell office:value-type="string">
                <text:p text:id="'ABZ5 100C_MMM'.X1:'ABZ5 100C_MMM'.X1">VHM BT/MPS (média 5 rodadas)</text:p>
              </table:table-cell>
              <table:table-cell office:value-type="string">
                <text:p>Colonne Y</text:p>
              </table:table-cell>
              <table:table-cell office:value-type="string">
                <text:p text:id="'ABZ5 100C_MMM'.Z1:'ABZ5 100C_MMM'.Z1">VHM BT/MPS (pior solução)</text:p>
              </table:table-cell>
            </table:table-row>
          </table:table-header-rows>
          <table:table-rows>
            <table:table-row>
              <table:table-cell office:value-type="string">
                <text:p text:id="'ABZ5 100C_MMM'.A1:'ABZ5 100C_MMM'.A1">Soluções computadas</text:p>
              </table:table-cell>
              <table:table-cell office:value-type="float" office:value="118263">
                <text:p text:id="'ABZ5 100C_MMM'.A2:'ABZ5 100C_MMM'.A5">118263</text:p>
              </table:table-cell>
              <table:table-cell office:value-type="float" office:value="1239">
                <text:p text:id="'ABZ5 100C_MMM'.B2:'ABZ5 100C_MMM'.B5">1239</text:p>
              </table:table-cell>
              <table:table-cell office:value-type="float" office:value="180927">
                <text:p text:id="'ABZ5 100C_MMM'.C2:'ABZ5 100C_MMM'.C5">180927</text:p>
              </table:table-cell>
              <table:table-cell office:value-type="float" office:value="1247">
                <text:p text:id="'ABZ5 100C_MMM'.D2:'ABZ5 100C_MMM'.D5">1247</text:p>
              </table:table-cell>
              <table:table-cell office:value-type="float" office:value="182519.8">
                <text:p text:id="'ABZ5 100C_MMM'.E2:'ABZ5 100C_MMM'.E5">182519.8</text:p>
              </table:table-cell>
              <table:table-cell office:value-type="float" office:value="1248.2">
                <text:p text:id="'ABZ5 100C_MMM'.F2:'ABZ5 100C_MMM'.F5">1248.2</text:p>
              </table:table-cell>
              <table:table-cell office:value-type="float" office:value="184438">
                <text:p text:id="'ABZ5 100C_MMM'.G2:'ABZ5 100C_MMM'.G5">184438</text:p>
              </table:table-cell>
              <table:table-cell office:value-type="float" office:value="1250">
                <text:p text:id="'ABZ5 100C_MMM'.H2:'ABZ5 100C_MMM'.H5">1250</text:p>
              </table:table-cell>
              <table:table-cell office:value-type="float" office:value="99397">
                <text:p text:id="'ABZ5 100C_MMM'.I2:'ABZ5 100C_MMM'.I5">99397</text:p>
              </table:table-cell>
              <table:table-cell office:value-type="float" office:value="1239">
                <text:p text:id="'ABZ5 100C_MMM'.J2:'ABZ5 100C_MMM'.J5">1239</text:p>
              </table:table-cell>
              <table:table-cell office:value-type="float" office:value="96059.6">
                <text:p text:id="'ABZ5 100C_MMM'.K2:'ABZ5 100C_MMM'.K5">96059.6</text:p>
              </table:table-cell>
              <table:table-cell office:value-type="float" office:value="1242.8">
                <text:p text:id="'ABZ5 100C_MMM'.L2:'ABZ5 100C_MMM'.L5">1242.8</text:p>
              </table:table-cell>
              <table:table-cell office:value-type="float" office:value="90178">
                <text:p text:id="'ABZ5 100C_MMM'.M2:'ABZ5 100C_MMM'.M5">90178</text:p>
              </table:table-cell>
              <table:table-cell office:value-type="float" office:value="1250">
                <text:p text:id="'ABZ5 100C_MMM'.N2:'ABZ5 100C_MMM'.N5">1250</text:p>
              </table:table-cell>
              <table:table-cell office:value-type="float" office:value="86713">
                <text:p text:id="'ABZ5 100C_MMM'.O2:'ABZ5 100C_MMM'.O5">86713</text:p>
              </table:table-cell>
              <table:table-cell office:value-type="float" office:value="1239">
                <text:p text:id="'ABZ5 100C_MMM'.P2:'ABZ5 100C_MMM'.P5">1239</text:p>
              </table:table-cell>
              <table:table-cell office:value-type="float" office:value="89442.4">
                <text:p text:id="'ABZ5 100C_MMM'.Q2:'ABZ5 100C_MMM'.Q5">89442.4</text:p>
              </table:table-cell>
              <table:table-cell office:value-type="float" office:value="1243.2">
                <text:p text:id="'ABZ5 100C_MMM'.R2:'ABZ5 100C_MMM'.R5">1243.2</text:p>
              </table:table-cell>
              <table:table-cell office:value-type="float" office:value="94444">
                <text:p text:id="'ABZ5 100C_MMM'.S2:'ABZ5 100C_MMM'.S5">94444</text:p>
              </table:table-cell>
              <table:table-cell office:value-type="float" office:value="1249">
                <text:p text:id="'ABZ5 100C_MMM'.T2:'ABZ5 100C_MMM'.T5">1249</text:p>
              </table:table-cell>
              <table:table-cell office:value-type="float" office:value="82566">
                <text:p text:id="'ABZ5 100C_MMM'.U2:'ABZ5 100C_MMM'.U5">82566</text:p>
              </table:table-cell>
              <table:table-cell office:value-type="float" office:value="1239">
                <text:p text:id="'ABZ5 100C_MMM'.V2:'ABZ5 100C_MMM'.V5">1239</text:p>
              </table:table-cell>
              <table:table-cell office:value-type="float" office:value="82751.4">
                <text:p text:id="'ABZ5 100C_MMM'.W2:'ABZ5 100C_MMM'.W5">82751.4</text:p>
              </table:table-cell>
              <table:table-cell office:value-type="float" office:value="1246.2">
                <text:p text:id="'ABZ5 100C_MMM'.X2:'ABZ5 100C_MMM'.X5">1246.2</text:p>
              </table:table-cell>
              <table:table-cell office:value-type="float" office:value="89351">
                <text:p text:id="'ABZ5 100C_MMM'.Y2:'ABZ5 100C_MMM'.Y5">89351</text:p>
              </table:table-cell>
              <table:table-cell office:value-type="float" office:value="1253">
                <text:p text:id="'ABZ5 100C_MMM'.Z2:'ABZ5 100C_MMM'.Z5">1253</text:p>
              </table:table-cell>
            </table:table-row>
            <table:table-row>
              <table:table-cell office:value-type="string"/>
              <table:table-cell office:value-type="float" office:value="773890">
                <text:p>773890</text:p>
              </table:table-cell>
              <table:table-cell office:value-type="float" office:value="1239">
                <text:p>1239</text:p>
              </table:table-cell>
              <table:table-cell office:value-type="float" office:value="961630">
                <text:p>961630</text:p>
              </table:table-cell>
              <table:table-cell office:value-type="float" office:value="1234">
                <text:p>1234</text:p>
              </table:table-cell>
              <table:table-cell office:value-type="float" office:value="982624.6">
                <text:p>982624.6</text:p>
              </table:table-cell>
              <table:table-cell office:value-type="float" office:value="1236">
                <text:p>1236</text:p>
              </table:table-cell>
              <table:table-cell office:value-type="float" office:value="996874">
                <text:p>996874</text:p>
              </table:table-cell>
              <table:table-cell office:value-type="float" office:value="1238">
                <text:p>1238</text:p>
              </table:table-cell>
              <table:table-cell office:value-type="float" office:value="754994">
                <text:p>754994</text:p>
              </table:table-cell>
              <table:table-cell office:value-type="float" office:value="1234">
                <text:p>1234</text:p>
              </table:table-cell>
              <table:table-cell office:value-type="float" office:value="761663.8">
                <text:p>761663.8</text:p>
              </table:table-cell>
              <table:table-cell office:value-type="float" office:value="1237">
                <text:p>1237</text:p>
              </table:table-cell>
              <table:table-cell office:value-type="float" office:value="770043">
                <text:p>770043</text:p>
              </table:table-cell>
              <table:table-cell office:value-type="float" office:value="1239">
                <text:p>1239</text:p>
              </table:table-cell>
              <table:table-cell office:value-type="float" office:value="721674">
                <text:p>721674</text:p>
              </table:table-cell>
              <table:table-cell office:value-type="float" office:value="1234">
                <text:p>1234</text:p>
              </table:table-cell>
              <table:table-cell office:value-type="float" office:value="713062.6">
                <text:p>713062.6</text:p>
              </table:table-cell>
              <table:table-cell office:value-type="float" office:value="1237.6">
                <text:p>1237.6</text:p>
              </table:table-cell>
              <table:table-cell office:value-type="float" office:value="700157">
                <text:p>700157</text:p>
              </table:table-cell>
              <table:table-cell office:value-type="float" office:value="1242">
                <text:p>1242</text:p>
              </table:table-cell>
              <table:table-cell office:value-type="float" office:value="695136">
                <text:p>695136</text:p>
              </table:table-cell>
              <table:table-cell office:value-type="float" office:value="1238">
                <text:p>1238</text:p>
              </table:table-cell>
              <table:table-cell office:value-type="float" office:value="709630.2">
                <text:p>709630.2</text:p>
              </table:table-cell>
              <table:table-cell office:value-type="float" office:value="1238.2">
                <text:p>1238.2</text:p>
              </table:table-cell>
              <table:table-cell office:value-type="float" office:value="705501">
                <text:p>705501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/>
              <table:table-cell office:value-type="float" office:value="6287593">
                <text:p>6287593</text:p>
              </table:table-cell>
              <table:table-cell office:value-type="float" office:value="1239">
                <text:p>1239</text:p>
              </table:table-cell>
              <table:table-cell office:value-type="float" office:value="7538930">
                <text:p>7538930</text:p>
              </table:table-cell>
              <table:table-cell office:value-type="float" office:value="1234">
                <text:p>1234</text:p>
              </table:table-cell>
              <table:table-cell office:value-type="float" office:value="7521840.2">
                <text:p>7521840.2</text:p>
              </table:table-cell>
              <table:table-cell office:value-type="float" office:value="1234.8">
                <text:p>1234.8</text:p>
              </table:table-cell>
              <table:table-cell office:value-type="float" office:value="7529790">
                <text:p>7529790</text:p>
              </table:table-cell>
              <table:table-cell office:value-type="float" office:value="1236">
                <text:p>1236</text:p>
              </table:table-cell>
              <table:table-cell office:value-type="float" office:value="7252580">
                <text:p>7252580</text:p>
              </table:table-cell>
              <table:table-cell office:value-type="float" office:value="1236">
                <text:p>1236</text:p>
              </table:table-cell>
              <table:table-cell office:value-type="float" office:value="7328616.6">
                <text:p>7328616.6</text:p>
              </table:table-cell>
              <table:table-cell office:value-type="float" office:value="1236">
                <text:p>1236</text:p>
              </table:table-cell>
              <table:table-cell office:value-type="float" office:value="7399881">
                <text:p>7399881</text:p>
              </table:table-cell>
              <table:table-cell office:value-type="float" office:value="1236">
                <text:p>1236</text:p>
              </table:table-cell>
              <table:table-cell office:value-type="float" office:value="6729392">
                <text:p>6729392</text:p>
              </table:table-cell>
              <table:table-cell office:value-type="float" office:value="1236">
                <text:p>1236</text:p>
              </table:table-cell>
              <table:table-cell office:value-type="float" office:value="6821893">
                <text:p>6821893</text:p>
              </table:table-cell>
              <table:table-cell office:value-type="float" office:value="1236.4">
                <text:p>1236.4</text:p>
              </table:table-cell>
              <table:table-cell office:value-type="float" office:value="6701279">
                <text:p>6701279</text:p>
              </table:table-cell>
              <table:table-cell office:value-type="float" office:value="1238">
                <text:p>1238</text:p>
              </table:table-cell>
              <table:table-cell office:value-type="float" office:value="6763453">
                <text:p>6763453</text:p>
              </table:table-cell>
              <table:table-cell office:value-type="float" office:value="1236">
                <text:p>1236</text:p>
              </table:table-cell>
              <table:table-cell office:value-type="float" office:value="6801845.2">
                <text:p>6801845.2</text:p>
              </table:table-cell>
              <table:table-cell office:value-type="float" office:value="1236">
                <text:p>1236</text:p>
              </table:table-cell>
              <table:table-cell office:value-type="float" office:value="6862461">
                <text:p>6862461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/>
              <table:table-cell office:value-type="float" office:value="60760918">
                <text:p>60760918</text:p>
              </table:table-cell>
              <table:table-cell office:value-type="float" office:value="1239">
                <text:p>1239</text:p>
              </table:table-cell>
              <table:table-cell office:value-type="float" office:value="62585555">
                <text:p>62585555</text:p>
              </table:table-cell>
              <table:table-cell office:value-type="float" office:value="1234">
                <text:p>1234</text:p>
              </table:table-cell>
              <table:table-cell office:value-type="float" office:value="61980420">
                <text:p>61980420</text:p>
              </table:table-cell>
              <table:table-cell office:value-type="float" office:value="1235.6">
                <text:p>1235.6</text:p>
              </table:table-cell>
              <table:table-cell office:value-type="float" office:value="62496671">
                <text:p>62496671</text:p>
              </table:table-cell>
              <table:table-cell office:value-type="float" office:value="1236">
                <text:p>1236</text:p>
              </table:table-cell>
              <table:table-cell office:value-type="float" office:value="68695487">
                <text:p>68695487</text:p>
              </table:table-cell>
              <table:table-cell office:value-type="float" office:value="1236">
                <text:p>1236</text:p>
              </table:table-cell>
              <table:table-cell office:value-type="float" office:value="68781150.2">
                <text:p>68781150.2</text:p>
              </table:table-cell>
              <table:table-cell office:value-type="float" office:value="1236.4">
                <text:p>1236.4</text:p>
              </table:table-cell>
              <table:table-cell office:value-type="float" office:value="67533029">
                <text:p>67533029</text:p>
              </table:table-cell>
              <table:table-cell office:value-type="float" office:value="1238">
                <text:p>1238</text:p>
              </table:table-cell>
              <table:table-cell office:value-type="float" office:value="64521186">
                <text:p>64521186</text:p>
              </table:table-cell>
              <table:table-cell office:value-type="float" office:value="1236">
                <text:p>1236</text:p>
              </table:table-cell>
              <table:table-cell office:value-type="float" office:value="65236287">
                <text:p>65236287</text:p>
              </table:table-cell>
              <table:table-cell office:value-type="float" office:value="1236">
                <text:p>1236</text:p>
              </table:table-cell>
              <table:table-cell office:value-type="float" office:value="66802260">
                <text:p>66802260</text:p>
              </table:table-cell>
              <table:table-cell office:value-type="float" office:value="1236">
                <text:p>1236</text:p>
              </table:table-cell>
              <table:table-cell office:value-type="float" office:value="65418746">
                <text:p>65418746</text:p>
              </table:table-cell>
              <table:table-cell office:value-type="float" office:value="1234">
                <text:p>1234</text:p>
              </table:table-cell>
              <table:table-cell office:value-type="float" office:value="65098683.6">
                <text:p>65098683.6</text:p>
              </table:table-cell>
              <table:table-cell office:value-type="float" office:value="1236">
                <text:p>1236</text:p>
              </table:table-cell>
              <table:table-cell office:value-type="float" office:value="64992699">
                <text:p>64992699</text:p>
              </table:table-cell>
              <table:table-cell office:value-type="float" office:value="1238">
                <text:p>123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true" chart:minimum="10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1234" chart:maximum="125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svg:stroke-width="0.088cm" svg:stroke-color="#4b1f6f" draw:fill-color="#4b1f6f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stroke="dash" draw:stroke-dash="Fine_20_Dashed_20__28_var_29_" svg:stroke-width="0.088cm" svg:stroke-color="#4b1f6f" draw:fill-color="#4b1f6f"/>
      <style:text-properties fo:font-size="6pt" style:font-size-asian="6pt" style:font-size-complex="6pt"/>
    </style:style>
    <style:style style:name="ch14" style:family="chart">
      <style:chart-properties chart:symbol-type="named-symbol" chart:symbol-name="arrow-right" chart:symbol-width="0.25cm" chart:symbol-height="0.25cm"/>
      <style:graphic-properties draw:stroke="dash" draw:stroke-dash="_32__20_Dots_20_1_20_Dash" svg:stroke-width="0.088cm" svg:stroke-color="#4b1f6f" draw:fill-color="#4b1f6f"/>
      <style:text-properties fo:font-size="6pt" style:font-size-asian="6pt" style:font-size-complex="6pt"/>
    </style:style>
    <style:style style:name="ch15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6" style:family="chart">
      <style:chart-properties chart:symbol-type="named-symbol" chart:symbol-name="arrow-right" chart:symbol-width="0.25cm" chart:symbol-height="0.25cm"/>
      <style:graphic-properties draw:stroke="dash" draw:stroke-dash="Fine_20_Dashed_20__28_var_29_" svg:stroke-width="0.088cm" svg:stroke-color="#ff420e" draw:fill-color="#ff420e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/>
      <style:graphic-properties draw:stroke="dash" draw:stroke-dash="_32__20_Dots_20_1_20_Dash" svg:stroke-width="0.088cm" svg:stroke-color="#ff420e" draw:fill-color="#ff420e"/>
      <style:text-properties fo:font-size="6pt" style:font-size-asian="6pt" style:font-size-complex="6pt"/>
    </style:style>
    <style:style style:name="ch18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9" style:family="chart">
      <style:chart-properties chart:symbol-type="named-symbol" chart:symbol-name="arrow-left" chart:symbol-width="0.25cm" chart:symbol-height="0.25cm"/>
      <style:graphic-properties draw:stroke="dash" draw:stroke-dash="Fine_20_Dashed_20__28_var_29_" svg:stroke-width="0.088cm" svg:stroke-color="#ffd320" draw:fill-color="#ffd320"/>
      <style:text-properties fo:font-size="6pt" style:font-size-asian="6pt" style:font-size-complex="6pt"/>
    </style:style>
    <style:style style:name="ch20" style:family="chart">
      <style:chart-properties chart:symbol-type="named-symbol" chart:symbol-name="hourglass" chart:symbol-width="0.25cm" chart:symbol-height="0.25cm">
        <chart:symbol-image xlink:href="Pictures/2000000D000000DF000000DF3FCD4C5E.svm" xlink:type="simple" xlink:actuate="onLoad"/>
      </style:chart-properties>
      <style:graphic-properties draw:stroke="dash" draw:stroke-dash="_32__20_Dots_20_1_20_Dash" svg:stroke-width="0.088cm" svg:stroke-color="#ffd320" draw:fill-color="#ffd320"/>
      <style:text-properties fo:font-size="6pt" style:font-size-asian="6pt" style:font-size-complex="6pt"/>
    </style:style>
    <style:style style:name="ch21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22" style:family="chart">
      <style:chart-properties chart:symbol-type="named-symbol" chart:symbol-name="bow-tie" chart:symbol-width="0.25cm" chart:symbol-height="0.25cm"/>
      <style:graphic-properties draw:stroke="dash" draw:stroke-dash="Fine_20_Dashed_20__28_var_29_" svg:stroke-width="0.088cm" svg:stroke-color="#579d1c" draw:fill-color="#579d1c"/>
      <style:text-properties fo:font-size="6pt" style:font-size-asian="6pt" style:font-size-complex="6pt"/>
    </style:style>
    <style:style style:name="ch23" style:family="chart">
      <style:chart-properties chart:symbol-type="named-symbol" chart:symbol-name="diamond" chart:symbol-width="0.25cm" chart:symbol-height="0.25cm"/>
      <style:graphic-properties draw:stroke="dash" draw:stroke-dash="_32__20_Dots_20_1_20_Dash" svg:stroke-width="0.088cm" svg:stroke-color="#579d1c" draw:fill-color="#579d1c"/>
      <style:text-properties fo:font-size="6pt" style:font-size-asian="6pt" style:font-size-complex="6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scatter" chart:column-mapping="0 1 2 3" chart:style-name="ch1">
        <chart:title svg:x="1.707cm" svg:y="0.218cm" chart:style-name="ch2">
          <text:p>ABZ 5 - Busca Tabu X Modelos de hibridização &amp; Colisão de Partículas (resultado após 5 rodadas)</text:p>
        </chart:title>
        <chart:subtitle svg:x="0.133cm" svg:y="0.938cm" chart:style-name="ch3">
          <text:p>Modelos de hibridização:  Tamanho da população = 12; N° de ciclos = 100; Ordem dos operadores invertida para AHS, VH e VHM;
Colisão de Partículas: Operador de Perturbação = M1; Operador de Exploração Local: Busca Tabu;
Busca Tabu: Método de geração de vizinhança = N5; Tamanho da lista tabu = 8; Número máximo de iterações = 10 a 10.000;
Multidão de Partículas Similar: Método de Cruzamento = C1 com 1 pt flutuante; Método de mutação = M7 (1 serviço).</text:p>
        </chart:subtitle>
        <chart:legend chart:legend-position="end" svg:x="17.369cm" svg:y="3.378cm" chart:style-name="ch4"/>
        <chart:plot-area chart:style-name="ch5" table:cell-range-address="'ABZ5 100C_MMM_OI'.A1:'ABZ5 100C_MMM_OI'.B5 'ABZ5 100C_MMM_OI'.D1:'ABZ5 100C_MMM_OI'.D5 'ABZ5 100C_MMM_OI'.F1:'ABZ5 100C_MMM_OI'.F5 'ABZ5 100C_MMM_OI'.H1:'ABZ5 100C_MMM_OI'.H5 'ABZ5 100C_MMM_OI'.J1:'ABZ5 100C_MMM_OI'.J5 'ABZ5 100C_MMM_OI'.L1:'ABZ5 100C_MMM_OI'.L5 'ABZ5 100C_MMM_OI'.N1:'ABZ5 100C_MMM_OI'.N5 'ABZ5 100C_MMM_OI'.P1:'ABZ5 100C_MMM_OI'.P5 'ABZ5 100C_MMM_OI'.R1:'ABZ5 100C_MMM_OI'.R5 'ABZ5 100C_MMM_OI'.T1:'ABZ5 100C_MMM_OI'.T5 'ABZ5 100C_MMM_OI'.V1:'ABZ5 100C_MMM_OI'.V5 'ABZ5 100C_MMM_OI'.X1:'ABZ5 100C_MMM_OI'.X5 'ABZ5 100C_MMM_OI'.Z1:'ABZ5 100C_MMM_OI'.Z5" chart:data-source-has-labels="both" svg:x="0.699cm" svg:y="2.956cm" svg:width="16.221cm" svg:height="7.49cm">
          <chart:axis chart:dimension="x" chart:name="primary-x" chart:style-name="ch6">
            <chart:title svg:x="5.219cm" svg:y="10.065cm" chart:style-name="ch7">
              <text:p>Número de soluções computadas (escala logarítima)</text:p>
            </chart:title>
            <chart:categories table:cell-range-address="'ABZ5 100C_MMM_OI'.A1:'ABZ5 100C_MMM_OI'.A1"/>
          </chart:axis>
          <chart:axis chart:dimension="y" chart:name="primary-y" chart:style-name="ch8">
            <chart:title svg:x="0.451cm" svg:y="7.155cm" chart:style-name="ch9">
              <text:p>Makespan</text:p>
            </chart:title>
            <chart:grid chart:style-name="ch10" chart:class="major"/>
          </chart:axis>
          <chart:series chart:style-name="ch11" chart:values-cell-range-address="'ABZ5 100C_MMM_OI'.B2:'ABZ5 100C_MMM_OI'.B5" chart:label-cell-address="'ABZ5 100C_MMM_OI'.B1:'ABZ5 100C_MMM_OI'.B1" chart:class="chart:scatter">
            <chart:domain table:cell-range-address="'ABZ5 100C_MMM_OI'.A2:'ABZ5 100C_MMM_OI'.A5"/>
            <chart:data-point chart:repeated="4"/>
          </chart:series>
          <chart:series chart:style-name="ch12" chart:values-cell-range-address="'ABZ5 100C_MMM_OI'.D2:'ABZ5 100C_MMM_OI'.D5" chart:label-cell-address="'ABZ5 100C_MMM_OI'.D1:'ABZ5 100C_MMM_OI'.D1" chart:class="chart:scatter">
            <chart:domain table:cell-range-address="'ABZ5 100C_MMM_OI'.C2:'ABZ5 100C_MMM_OI'.C5"/>
            <chart:data-point chart:repeated="4"/>
          </chart:series>
          <chart:series chart:style-name="ch13" chart:values-cell-range-address="'ABZ5 100C_MMM_OI'.F2:'ABZ5 100C_MMM_OI'.F5" chart:label-cell-address="'ABZ5 100C_MMM_OI'.F1:'ABZ5 100C_MMM_OI'.F1" chart:class="chart:scatter">
            <chart:domain table:cell-range-address="'ABZ5 100C_MMM_OI'.E2:'ABZ5 100C_MMM_OI'.E5"/>
            <chart:data-point chart:repeated="4"/>
          </chart:series>
          <chart:series chart:style-name="ch14" chart:values-cell-range-address="'ABZ5 100C_MMM_OI'.H2:'ABZ5 100C_MMM_OI'.H5" chart:label-cell-address="'ABZ5 100C_MMM_OI'.H1:'ABZ5 100C_MMM_OI'.H1" chart:class="chart:scatter">
            <chart:domain table:cell-range-address="'ABZ5 100C_MMM_OI'.G2:'ABZ5 100C_MMM_OI'.G5"/>
            <chart:data-point chart:repeated="4"/>
          </chart:series>
          <chart:series chart:style-name="ch15" chart:values-cell-range-address="'ABZ5 100C_MMM_OI'.J2:'ABZ5 100C_MMM_OI'.J5" chart:label-cell-address="'ABZ5 100C_MMM_OI'.J1:'ABZ5 100C_MMM_OI'.J1" chart:class="chart:scatter">
            <chart:domain table:cell-range-address="'ABZ5 100C_MMM_OI'.I2:'ABZ5 100C_MMM_OI'.I5"/>
            <chart:data-point chart:repeated="4"/>
          </chart:series>
          <chart:series chart:style-name="ch16" chart:values-cell-range-address="'ABZ5 100C_MMM_OI'.L2:'ABZ5 100C_MMM_OI'.L5" chart:label-cell-address="'ABZ5 100C_MMM_OI'.L1:'ABZ5 100C_MMM_OI'.L1" chart:class="chart:scatter">
            <chart:domain table:cell-range-address="'ABZ5 100C_MMM_OI'.K2:'ABZ5 100C_MMM_OI'.K5"/>
            <chart:data-point chart:repeated="4"/>
          </chart:series>
          <chart:series chart:style-name="ch17" chart:values-cell-range-address="'ABZ5 100C_MMM_OI'.N2:'ABZ5 100C_MMM_OI'.N5" chart:label-cell-address="'ABZ5 100C_MMM_OI'.N1:'ABZ5 100C_MMM_OI'.N1" chart:class="chart:scatter">
            <chart:domain table:cell-range-address="'ABZ5 100C_MMM_OI'.M2:'ABZ5 100C_MMM_OI'.M5"/>
            <chart:data-point chart:repeated="4"/>
          </chart:series>
          <chart:series chart:style-name="ch18" chart:values-cell-range-address="'ABZ5 100C_MMM_OI'.P2:'ABZ5 100C_MMM_OI'.P5" chart:label-cell-address="'ABZ5 100C_MMM_OI'.P1:'ABZ5 100C_MMM_OI'.P1" chart:class="chart:scatter">
            <chart:domain table:cell-range-address="'ABZ5 100C_MMM_OI'.O2:'ABZ5 100C_MMM_OI'.O5"/>
            <chart:data-point chart:repeated="4"/>
          </chart:series>
          <chart:series chart:style-name="ch19" chart:values-cell-range-address="'ABZ5 100C_MMM_OI'.R2:'ABZ5 100C_MMM_OI'.R5" chart:label-cell-address="'ABZ5 100C_MMM_OI'.R1:'ABZ5 100C_MMM_OI'.R1" chart:class="chart:scatter">
            <chart:domain table:cell-range-address="'ABZ5 100C_MMM_OI'.Q2:'ABZ5 100C_MMM_OI'.Q5"/>
            <chart:data-point chart:repeated="4"/>
          </chart:series>
          <chart:series chart:style-name="ch20" chart:values-cell-range-address="'ABZ5 100C_MMM_OI'.T2:'ABZ5 100C_MMM_OI'.T5" chart:label-cell-address="'ABZ5 100C_MMM_OI'.T1:'ABZ5 100C_MMM_OI'.T1" chart:class="chart:scatter">
            <chart:domain table:cell-range-address="'ABZ5 100C_MMM_OI'.S2:'ABZ5 100C_MMM_OI'.S5"/>
            <chart:data-point chart:repeated="4"/>
          </chart:series>
          <chart:series chart:style-name="ch21" chart:values-cell-range-address="'ABZ5 100C_MMM_OI'.V2:'ABZ5 100C_MMM_OI'.V5" chart:label-cell-address="'ABZ5 100C_MMM_OI'.V1:'ABZ5 100C_MMM_OI'.V1" chart:class="chart:scatter">
            <chart:domain table:cell-range-address="'ABZ5 100C_MMM_OI'.U2:'ABZ5 100C_MMM_OI'.U5"/>
            <chart:data-point chart:repeated="4"/>
          </chart:series>
          <chart:series chart:style-name="ch22" chart:values-cell-range-address="'ABZ5 100C_MMM_OI'.X2:'ABZ5 100C_MMM_OI'.X5" chart:label-cell-address="'ABZ5 100C_MMM_OI'.X1:'ABZ5 100C_MMM_OI'.X1" chart:class="chart:scatter">
            <chart:domain table:cell-range-address="'ABZ5 100C_MMM_OI'.W2:'ABZ5 100C_MMM_OI'.W5"/>
            <chart:data-point chart:repeated="4"/>
          </chart:series>
          <chart:series chart:style-name="ch23" chart:values-cell-range-address="'ABZ5 100C_MMM_OI'.Z2:'ABZ5 100C_MMM_OI'.Z5" chart:label-cell-address="'ABZ5 100C_MMM_OI'.Z1:'ABZ5 100C_MMM_OI'.Z1" chart:class="chart:scatter">
            <chart:domain table:cell-range-address="'ABZ5 100C_MMM_OI'.Y2:'ABZ5 100C_MMM_OI'.Y5"/>
            <chart:data-point chart:repeated="4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'ABZ5 100C_MMM_OI'.B1:'ABZ5 100C_MMM_OI'.B1">Busca Tabu</text:p>
              </table:table-cell>
              <table:table-cell office:value-type="string">
                <text:p>Colonne C</text:p>
              </table:table-cell>
              <table:table-cell office:value-type="string">
                <text:p text:id="'ABZ5 100C_MMM_OI'.D1:'ABZ5 100C_MMM_OI'.D1">CP (melhor solução)</text:p>
              </table:table-cell>
              <table:table-cell office:value-type="string">
                <text:p>Colonne E</text:p>
              </table:table-cell>
              <table:table-cell office:value-type="string">
                <text:p text:id="'ABZ5 100C_MMM_OI'.F1:'ABZ5 100C_MMM_OI'.F1">CP (média 5 rodadas)</text:p>
              </table:table-cell>
              <table:table-cell office:value-type="string">
                <text:p>Colonne G</text:p>
              </table:table-cell>
              <table:table-cell office:value-type="string">
                <text:p text:id="'ABZ5 100C_MMM_OI'.H1:'ABZ5 100C_MMM_OI'.H1">CP (pior solução)</text:p>
              </table:table-cell>
              <table:table-cell office:value-type="string">
                <text:p>Colonne I</text:p>
              </table:table-cell>
              <table:table-cell office:value-type="string">
                <text:p text:id="'ABZ5 100C_MMM_OI'.J1:'ABZ5 100C_MMM_OI'.J1">AHS MPS/BT (melhor solução)</text:p>
              </table:table-cell>
              <table:table-cell office:value-type="string">
                <text:p>Colonne K</text:p>
              </table:table-cell>
              <table:table-cell office:value-type="string">
                <text:p text:id="'ABZ5 100C_MMM_OI'.L1:'ABZ5 100C_MMM_OI'.L1">AHS MPS/BT (média 5 rodadas)</text:p>
              </table:table-cell>
              <table:table-cell office:value-type="string">
                <text:p>Colonne M</text:p>
              </table:table-cell>
              <table:table-cell office:value-type="string">
                <text:p text:id="'ABZ5 100C_MMM_OI'.N1:'ABZ5 100C_MMM_OI'.N1">AHS MPS/BT (pior solução)</text:p>
              </table:table-cell>
              <table:table-cell office:value-type="string">
                <text:p>Colonne O</text:p>
              </table:table-cell>
              <table:table-cell office:value-type="string">
                <text:p text:id="'ABZ5 100C_MMM_OI'.P1:'ABZ5 100C_MMM_OI'.P1">VH MPS/BT (melhor solução)</text:p>
              </table:table-cell>
              <table:table-cell office:value-type="string">
                <text:p>Colonne Q</text:p>
              </table:table-cell>
              <table:table-cell office:value-type="string">
                <text:p text:id="'ABZ5 100C_MMM_OI'.R1:'ABZ5 100C_MMM_OI'.R1">VH MPS/BT (média 5 rodadas)</text:p>
              </table:table-cell>
              <table:table-cell office:value-type="string">
                <text:p>Colonne S</text:p>
              </table:table-cell>
              <table:table-cell office:value-type="string">
                <text:p text:id="'ABZ5 100C_MMM_OI'.T1:'ABZ5 100C_MMM_OI'.T1">VH MPS/BT (pior solução)</text:p>
              </table:table-cell>
              <table:table-cell office:value-type="string">
                <text:p>Colonne U</text:p>
              </table:table-cell>
              <table:table-cell office:value-type="string">
                <text:p text:id="'ABZ5 100C_MMM_OI'.V1:'ABZ5 100C_MMM_OI'.V1">VHM MPS/BT (melhor solução)</text:p>
              </table:table-cell>
              <table:table-cell office:value-type="string">
                <text:p>Colonne W</text:p>
              </table:table-cell>
              <table:table-cell office:value-type="string">
                <text:p text:id="'ABZ5 100C_MMM_OI'.X1:'ABZ5 100C_MMM_OI'.X1">VHM MPS/BT (média 5 rodadas)</text:p>
              </table:table-cell>
              <table:table-cell office:value-type="string">
                <text:p>Colonne Y</text:p>
              </table:table-cell>
              <table:table-cell office:value-type="string">
                <text:p text:id="'ABZ5 100C_MMM_OI'.Z1:'ABZ5 100C_MMM_OI'.Z1">VHM MPS/BT (pior solução)</text:p>
              </table:table-cell>
            </table:table-row>
          </table:table-header-rows>
          <table:table-rows>
            <table:table-row>
              <table:table-cell office:value-type="string">
                <text:p text:id="'ABZ5 100C_MMM_OI'.A1:'ABZ5 100C_MMM_OI'.A1">Soluções computadas</text:p>
              </table:table-cell>
              <table:table-cell office:value-type="float" office:value="118263">
                <text:p text:id="'ABZ5 100C_MMM_OI'.A2:'ABZ5 100C_MMM_OI'.A5">118263</text:p>
              </table:table-cell>
              <table:table-cell office:value-type="float" office:value="1239">
                <text:p text:id="'ABZ5 100C_MMM_OI'.B2:'ABZ5 100C_MMM_OI'.B5">1239</text:p>
              </table:table-cell>
              <table:table-cell office:value-type="float" office:value="180927">
                <text:p text:id="'ABZ5 100C_MMM_OI'.C2:'ABZ5 100C_MMM_OI'.C5">180927</text:p>
              </table:table-cell>
              <table:table-cell office:value-type="float" office:value="1247">
                <text:p text:id="'ABZ5 100C_MMM_OI'.D2:'ABZ5 100C_MMM_OI'.D5">1247</text:p>
              </table:table-cell>
              <table:table-cell office:value-type="float" office:value="182519.8">
                <text:p text:id="'ABZ5 100C_MMM_OI'.E2:'ABZ5 100C_MMM_OI'.E5">182519.8</text:p>
              </table:table-cell>
              <table:table-cell office:value-type="float" office:value="1248.2">
                <text:p text:id="'ABZ5 100C_MMM_OI'.F2:'ABZ5 100C_MMM_OI'.F5">1248.2</text:p>
              </table:table-cell>
              <table:table-cell office:value-type="float" office:value="184438">
                <text:p text:id="'ABZ5 100C_MMM_OI'.G2:'ABZ5 100C_MMM_OI'.G5">184438</text:p>
              </table:table-cell>
              <table:table-cell office:value-type="float" office:value="1250">
                <text:p text:id="'ABZ5 100C_MMM_OI'.H2:'ABZ5 100C_MMM_OI'.H5">1250</text:p>
              </table:table-cell>
              <table:table-cell office:value-type="float" office:value="97208">
                <text:p text:id="'ABZ5 100C_MMM_OI'.I2:'ABZ5 100C_MMM_OI'.I5">97208</text:p>
              </table:table-cell>
              <table:table-cell office:value-type="float" office:value="1239">
                <text:p text:id="'ABZ5 100C_MMM_OI'.J2:'ABZ5 100C_MMM_OI'.J5">1239</text:p>
              </table:table-cell>
              <table:table-cell office:value-type="float" office:value="98334.4">
                <text:p text:id="'ABZ5 100C_MMM_OI'.K2:'ABZ5 100C_MMM_OI'.K5">98334.4</text:p>
              </table:table-cell>
              <table:table-cell office:value-type="float" office:value="1241.2">
                <text:p text:id="'ABZ5 100C_MMM_OI'.L2:'ABZ5 100C_MMM_OI'.L5">1241.2</text:p>
              </table:table-cell>
              <table:table-cell office:value-type="float" office:value="93046">
                <text:p text:id="'ABZ5 100C_MMM_OI'.M2:'ABZ5 100C_MMM_OI'.M5">93046</text:p>
              </table:table-cell>
              <table:table-cell office:value-type="float" office:value="1244">
                <text:p text:id="'ABZ5 100C_MMM_OI'.N2:'ABZ5 100C_MMM_OI'.N5">1244</text:p>
              </table:table-cell>
              <table:table-cell office:value-type="float" office:value="94249">
                <text:p text:id="'ABZ5 100C_MMM_OI'.O2:'ABZ5 100C_MMM_OI'.O5">94249</text:p>
              </table:table-cell>
              <table:table-cell office:value-type="float" office:value="1239">
                <text:p text:id="'ABZ5 100C_MMM_OI'.P2:'ABZ5 100C_MMM_OI'.P5">1239</text:p>
              </table:table-cell>
              <table:table-cell office:value-type="float" office:value="90292.6">
                <text:p text:id="'ABZ5 100C_MMM_OI'.Q2:'ABZ5 100C_MMM_OI'.Q5">90292.6</text:p>
              </table:table-cell>
              <table:table-cell office:value-type="float" office:value="1247.6">
                <text:p text:id="'ABZ5 100C_MMM_OI'.R2:'ABZ5 100C_MMM_OI'.R5">1247.6</text:p>
              </table:table-cell>
              <table:table-cell office:value-type="float" office:value="85952">
                <text:p text:id="'ABZ5 100C_MMM_OI'.S2:'ABZ5 100C_MMM_OI'.S5">85952</text:p>
              </table:table-cell>
              <table:table-cell office:value-type="float" office:value="1258">
                <text:p text:id="'ABZ5 100C_MMM_OI'.T2:'ABZ5 100C_MMM_OI'.T5">1258</text:p>
              </table:table-cell>
              <table:table-cell office:value-type="float" office:value="100892">
                <text:p text:id="'ABZ5 100C_MMM_OI'.U2:'ABZ5 100C_MMM_OI'.U5">100892</text:p>
              </table:table-cell>
              <table:table-cell office:value-type="float" office:value="1239">
                <text:p text:id="'ABZ5 100C_MMM_OI'.V2:'ABZ5 100C_MMM_OI'.V5">1239</text:p>
              </table:table-cell>
              <table:table-cell office:value-type="float" office:value="101731.8">
                <text:p text:id="'ABZ5 100C_MMM_OI'.W2:'ABZ5 100C_MMM_OI'.W5">101731.8</text:p>
              </table:table-cell>
              <table:table-cell office:value-type="float" office:value="1242">
                <text:p text:id="'ABZ5 100C_MMM_OI'.X2:'ABZ5 100C_MMM_OI'.X5">1242</text:p>
              </table:table-cell>
              <table:table-cell office:value-type="float" office:value="98152">
                <text:p text:id="'ABZ5 100C_MMM_OI'.Y2:'ABZ5 100C_MMM_OI'.Y5">98152</text:p>
              </table:table-cell>
              <table:table-cell office:value-type="float" office:value="1251">
                <text:p text:id="'ABZ5 100C_MMM_OI'.Z2:'ABZ5 100C_MMM_OI'.Z5">1251</text:p>
              </table:table-cell>
            </table:table-row>
            <table:table-row>
              <table:table-cell office:value-type="string"/>
              <table:table-cell office:value-type="float" office:value="773890">
                <text:p>773890</text:p>
              </table:table-cell>
              <table:table-cell office:value-type="float" office:value="1239">
                <text:p>1239</text:p>
              </table:table-cell>
              <table:table-cell office:value-type="float" office:value="961630">
                <text:p>961630</text:p>
              </table:table-cell>
              <table:table-cell office:value-type="float" office:value="1234">
                <text:p>1234</text:p>
              </table:table-cell>
              <table:table-cell office:value-type="float" office:value="982624.6">
                <text:p>982624.6</text:p>
              </table:table-cell>
              <table:table-cell office:value-type="float" office:value="1236">
                <text:p>1236</text:p>
              </table:table-cell>
              <table:table-cell office:value-type="float" office:value="996874">
                <text:p>996874</text:p>
              </table:table-cell>
              <table:table-cell office:value-type="float" office:value="1238">
                <text:p>1238</text:p>
              </table:table-cell>
              <table:table-cell office:value-type="float" office:value="745833">
                <text:p>745833</text:p>
              </table:table-cell>
              <table:table-cell office:value-type="float" office:value="1234">
                <text:p>1234</text:p>
              </table:table-cell>
              <table:table-cell office:value-type="float" office:value="772822">
                <text:p>772822</text:p>
              </table:table-cell>
              <table:table-cell office:value-type="float" office:value="1237">
                <text:p>1237</text:p>
              </table:table-cell>
              <table:table-cell office:value-type="float" office:value="781445">
                <text:p>781445</text:p>
              </table:table-cell>
              <table:table-cell office:value-type="float" office:value="1239">
                <text:p>1239</text:p>
              </table:table-cell>
              <table:table-cell office:value-type="float" office:value="713437">
                <text:p>713437</text:p>
              </table:table-cell>
              <table:table-cell office:value-type="float" office:value="1234">
                <text:p>1234</text:p>
              </table:table-cell>
              <table:table-cell office:value-type="float" office:value="727689.4">
                <text:p>727689.4</text:p>
              </table:table-cell>
              <table:table-cell office:value-type="float" office:value="1236.2">
                <text:p>1236.2</text:p>
              </table:table-cell>
              <table:table-cell office:value-type="float" office:value="721180">
                <text:p>721180</text:p>
              </table:table-cell>
              <table:table-cell office:value-type="float" office:value="1239">
                <text:p>1239</text:p>
              </table:table-cell>
              <table:table-cell office:value-type="float" office:value="742455">
                <text:p>742455</text:p>
              </table:table-cell>
              <table:table-cell office:value-type="float" office:value="1234">
                <text:p>1234</text:p>
              </table:table-cell>
              <table:table-cell office:value-type="float" office:value="752938.4">
                <text:p>752938.4</text:p>
              </table:table-cell>
              <table:table-cell office:value-type="float" office:value="1237">
                <text:p>1237</text:p>
              </table:table-cell>
              <table:table-cell office:value-type="float" office:value="771693">
                <text:p>771693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string"/>
              <table:table-cell office:value-type="float" office:value="6287593">
                <text:p>6287593</text:p>
              </table:table-cell>
              <table:table-cell office:value-type="float" office:value="1239">
                <text:p>1239</text:p>
              </table:table-cell>
              <table:table-cell office:value-type="float" office:value="7538930">
                <text:p>7538930</text:p>
              </table:table-cell>
              <table:table-cell office:value-type="float" office:value="1234">
                <text:p>1234</text:p>
              </table:table-cell>
              <table:table-cell office:value-type="float" office:value="7521840.2">
                <text:p>7521840.2</text:p>
              </table:table-cell>
              <table:table-cell office:value-type="float" office:value="1234.8">
                <text:p>1234.8</text:p>
              </table:table-cell>
              <table:table-cell office:value-type="float" office:value="7529790">
                <text:p>7529790</text:p>
              </table:table-cell>
              <table:table-cell office:value-type="float" office:value="1236">
                <text:p>1236</text:p>
              </table:table-cell>
              <table:table-cell office:value-type="float" office:value="7306146">
                <text:p>7306146</text:p>
              </table:table-cell>
              <table:table-cell office:value-type="float" office:value="1236">
                <text:p>1236</text:p>
              </table:table-cell>
              <table:table-cell office:value-type="float" office:value="7441830">
                <text:p>7441830</text:p>
              </table:table-cell>
              <table:table-cell office:value-type="float" office:value="1236">
                <text:p>1236</text:p>
              </table:table-cell>
              <table:table-cell office:value-type="float" office:value="7603333">
                <text:p>7603333</text:p>
              </table:table-cell>
              <table:table-cell office:value-type="float" office:value="1236">
                <text:p>1236</text:p>
              </table:table-cell>
              <table:table-cell office:value-type="float" office:value="6801437">
                <text:p>6801437</text:p>
              </table:table-cell>
              <table:table-cell office:value-type="float" office:value="1234">
                <text:p>1234</text:p>
              </table:table-cell>
              <table:table-cell office:value-type="float" office:value="6821505.2">
                <text:p>6821505.2</text:p>
              </table:table-cell>
              <table:table-cell office:value-type="float" office:value="1236">
                <text:p>1236</text:p>
              </table:table-cell>
              <table:table-cell office:value-type="float" office:value="6784554">
                <text:p>6784554</text:p>
              </table:table-cell>
              <table:table-cell office:value-type="float" office:value="1238">
                <text:p>1238</text:p>
              </table:table-cell>
              <table:table-cell office:value-type="float" office:value="6846162">
                <text:p>6846162</text:p>
              </table:table-cell>
              <table:table-cell office:value-type="float" office:value="1234">
                <text:p>1234</text:p>
              </table:table-cell>
              <table:table-cell office:value-type="float" office:value="7250161.2">
                <text:p>7250161.2</text:p>
              </table:table-cell>
              <table:table-cell office:value-type="float" office:value="1235.6">
                <text:p>1235.6</text:p>
              </table:table-cell>
              <table:table-cell office:value-type="float" office:value="7513915">
                <text:p>7513915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/>
              <table:table-cell office:value-type="float" office:value="60760918">
                <text:p>60760918</text:p>
              </table:table-cell>
              <table:table-cell office:value-type="float" office:value="1239">
                <text:p>1239</text:p>
              </table:table-cell>
              <table:table-cell office:value-type="float" office:value="62585555">
                <text:p>62585555</text:p>
              </table:table-cell>
              <table:table-cell office:value-type="float" office:value="1234">
                <text:p>1234</text:p>
              </table:table-cell>
              <table:table-cell office:value-type="float" office:value="61980420">
                <text:p>61980420</text:p>
              </table:table-cell>
              <table:table-cell office:value-type="float" office:value="1235.6">
                <text:p>1235.6</text:p>
              </table:table-cell>
              <table:table-cell office:value-type="float" office:value="62496671">
                <text:p>62496671</text:p>
              </table:table-cell>
              <table:table-cell office:value-type="float" office:value="1236">
                <text:p>1236</text:p>
              </table:table-cell>
              <table:table-cell office:value-type="float" office:value="67803451">
                <text:p>67803451</text:p>
              </table:table-cell>
              <table:table-cell office:value-type="float" office:value="1236">
                <text:p>1236</text:p>
              </table:table-cell>
              <table:table-cell office:value-type="float" office:value="69364749.6">
                <text:p>69364749.6</text:p>
              </table:table-cell>
              <table:table-cell office:value-type="float" office:value="1236">
                <text:p>1236</text:p>
              </table:table-cell>
              <table:table-cell office:value-type="float" office:value="70454616">
                <text:p>70454616</text:p>
              </table:table-cell>
              <table:table-cell office:value-type="float" office:value="1236">
                <text:p>1236</text:p>
              </table:table-cell>
              <table:table-cell office:value-type="float" office:value="63948594">
                <text:p>63948594</text:p>
              </table:table-cell>
              <table:table-cell office:value-type="float" office:value="1236">
                <text:p>1236</text:p>
              </table:table-cell>
              <table:table-cell office:value-type="float" office:value="64555477.4">
                <text:p>64555477.4</text:p>
              </table:table-cell>
              <table:table-cell office:value-type="float" office:value="1236">
                <text:p>1236</text:p>
              </table:table-cell>
              <table:table-cell office:value-type="float" office:value="64953484">
                <text:p>64953484</text:p>
              </table:table-cell>
              <table:table-cell office:value-type="float" office:value="1236">
                <text:p>1236</text:p>
              </table:table-cell>
              <table:table-cell office:value-type="float" office:value="67151224">
                <text:p>67151224</text:p>
              </table:table-cell>
              <table:table-cell office:value-type="float" office:value="1236">
                <text:p>1236</text:p>
              </table:table-cell>
              <table:table-cell office:value-type="float" office:value="68515824.4">
                <text:p>68515824.4</text:p>
              </table:table-cell>
              <table:table-cell office:value-type="float" office:value="1236">
                <text:p>1236</text:p>
              </table:table-cell>
              <table:table-cell office:value-type="float" office:value="69830093">
                <text:p>69830093</text:p>
              </table:table-cell>
              <table:table-cell office:value-type="float" office:value="1236">
                <text:p>123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